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3.7374in"/>
    </style:style>
    <style:style style:name="co3" style:family="table-column">
      <style:table-column-properties fo:break-before="auto" style:column-width="0.9984in"/>
    </style:style>
    <style:style style:name="co4" style:family="table-column">
      <style:table-column-properties fo:break-before="auto" style:column-width="1.2382in"/>
    </style:style>
    <style:style style:name="co5" style:family="table-column">
      <style:table-column-properties fo:break-before="auto" style:column-width="0.5445in"/>
    </style:style>
    <style:style style:name="co6" style:family="table-column">
      <style:table-column-properties fo:break-before="auto" style:column-width="0.783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correct assignmen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1" office:value-type="string">
            <text:p>district id</text:p>
          </table:table-cell>
          <table:table-cell table:style-name="ce1" office:value-type="string">
            <text:p>District majoritarian id</text:p>
          </table:table-cell>
          <table:table-cell table:style-name="ce1" office:value-type="string">
            <text:p>Correct precinct id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string">
            <text:p>63-65</text:p>
          </table:table-cell>
          <table:table-cell office:value-type="string">
            <text:p>don't have maj dist shape file for these</text:p>
          </table:table-cell>
          <table:table-cell table:number-columns-repeated="1018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table:number-columns-repeated="2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75-79</text:p>
          </table:table-cell>
          <table:table-cell office:value-type="string">
            <text:p>don't have maj dist shape file for these</text:p>
          </table:table-cell>
          <table:table-cell table:number-columns-repeated="1018"/>
        </table:table-row>
      </table:table>
      <table:table table:name="bad assignment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district</text:p>
          </table:table-cell>
          <table:table-cell office:value-type="string">
            <text:p>district id</text:p>
          </table:table-cell>
          <table:table-cell office:value-type="string">
            <text:p>bad dist maj id</text:p>
          </table:table-cell>
          <table:table-cell office:value-type="string">
            <text:p>precinct id</text:p>
          </table:table-cell>
          <table:table-cell table:number-columns-repeated="2"/>
          <table:table-cell office:value-type="string">
            <text:p>correct maj id</text:p>
          </table:table-cell>
          <table:table-cell office:value-type="string">
            <text:p>correct maj name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formula="of:=CONCATENATE(ADDRESS(MATCH([.B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];INDIRECT([.F2]);0)+ROW(INDIRECT([.F2]))-1;3;1;;&quot;correct assignment&quot;))" office:value-type="float" office:value="1">
            <text:p>1</text:p>
          </table:table-cell>
          <table:table-cell table:formula="of:=CONCATENATE([.B2];&quot;-&quot;;[.G2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f:=CONCATENATE(ADDRESS(MATCH([.B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];INDIRECT([.F3]);0)+ROW(INDIRECT([.F3]))-1;3;1;;&quot;correct assignment&quot;))" office:value-type="float" office:value="2">
            <text:p>2</text:p>
          </table:table-cell>
          <table:table-cell table:formula="of:=CONCATENATE([.B3];&quot;-&quot;;[.G3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CONCATENATE(ADDRESS(MATCH([.B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];INDIRECT([.F4]);0)+ROW(INDIRECT([.F4]))-1;3;1;;&quot;correct assignment&quot;))" office:value-type="float" office:value="1">
            <text:p>1</text:p>
          </table:table-cell>
          <table:table-cell table:formula="of:=CONCATENATE([.B4];&quot;-&quot;;[.G4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CONCATENATE(ADDRESS(MATCH([.B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];INDIRECT([.F5]);0)+ROW(INDIRECT([.F5]))-1;3;1;;&quot;correct assignment&quot;))" office:value-type="float" office:value="3">
            <text:p>3</text:p>
          </table:table-cell>
          <table:table-cell table:formula="of:=CONCATENATE([.B5];&quot;-&quot;;[.G5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CONCATENATE(ADDRESS(MATCH([.B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];INDIRECT([.F6]);0)+ROW(INDIRECT([.F6]))-1;3;1;;&quot;correct assignment&quot;))" office:value-type="float" office:value="2">
            <text:p>2</text:p>
          </table:table-cell>
          <table:table-cell table:formula="of:=CONCATENATE([.B6];&quot;-&quot;;[.G6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CONCATENATE(ADDRESS(MATCH([.B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];INDIRECT([.F7]);0)+ROW(INDIRECT([.F7]))-1;3;1;;&quot;correct assignment&quot;))" office:value-type="float" office:value="2">
            <text:p>2</text:p>
          </table:table-cell>
          <table:table-cell table:formula="of:=CONCATENATE([.B7];&quot;-&quot;;[.G7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CONCATENATE(ADDRESS(MATCH([.B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];INDIRECT([.F8]);0)+ROW(INDIRECT([.F8]))-1;3;1;;&quot;correct assignment&quot;))" office:value-type="float" office:value="1">
            <text:p>1</text:p>
          </table:table-cell>
          <table:table-cell table:formula="of:=CONCATENATE([.B8];&quot;-&quot;;[.G8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CONCATENATE(ADDRESS(MATCH([.B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];INDIRECT([.F9]);0)+ROW(INDIRECT([.F9]))-1;3;1;;&quot;correct assignment&quot;))" office:value-type="float" office:value="1">
            <text:p>1</text:p>
          </table:table-cell>
          <table:table-cell table:formula="of:=CONCATENATE([.B9];&quot;-&quot;;[.G9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CONCATENATE(ADDRESS(MATCH([.B1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];INDIRECT([.F10]);0)+ROW(INDIRECT([.F10]))-1;3;1;;&quot;correct assignment&quot;))" office:value-type="float" office:value="1">
            <text:p>1</text:p>
          </table:table-cell>
          <table:table-cell table:formula="of:=CONCATENATE([.B10];&quot;-&quot;;[.G10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CONCATENATE(ADDRESS(MATCH([.B1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];INDIRECT([.F11]);0)+ROW(INDIRECT([.F11]))-1;3;1;;&quot;correct assignment&quot;))" office:value-type="float" office:value="2">
            <text:p>2</text:p>
          </table:table-cell>
          <table:table-cell table:formula="of:=CONCATENATE([.B11];&quot;-&quot;;[.G11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CONCATENATE(ADDRESS(MATCH([.B1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];INDIRECT([.F12]);0)+ROW(INDIRECT([.F12]))-1;3;1;;&quot;correct assignment&quot;))" office:value-type="float" office:value="2">
            <text:p>2</text:p>
          </table:table-cell>
          <table:table-cell table:formula="of:=CONCATENATE([.B12];&quot;-&quot;;[.G12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table:formula="of:=CONCATENATE(ADDRESS(MATCH([.B1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3];INDIRECT([.F13]);0)+ROW(INDIRECT([.F13]))-1;3;1;;&quot;correct assignment&quot;))" office:value-type="float" office:value="2">
            <text:p>2</text:p>
          </table:table-cell>
          <table:table-cell table:formula="of:=CONCATENATE([.B13];&quot;-&quot;;[.G13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CONCATENATE(ADDRESS(MATCH([.B1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4];INDIRECT([.F14]);0)+ROW(INDIRECT([.F14]))-1;3;1;;&quot;correct assignment&quot;))" office:value-type="float" office:value="8">
            <text:p>8</text:p>
          </table:table-cell>
          <table:table-cell table:formula="of:=CONCATENATE([.B14];&quot;-&quot;;[.G14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CONCATENATE(ADDRESS(MATCH([.B1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5];INDIRECT([.F15]);0)+ROW(INDIRECT([.F15]))-1;3;1;;&quot;correct assignment&quot;))" office:value-type="float" office:value="8">
            <text:p>8</text:p>
          </table:table-cell>
          <table:table-cell table:formula="of:=CONCATENATE([.B15];&quot;-&quot;;[.G15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table:formula="of:=CONCATENATE(ADDRESS(MATCH([.B1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6];INDIRECT([.F16]);0)+ROW(INDIRECT([.F16]))-1;3;1;;&quot;correct assignment&quot;))" office:value-type="float" office:value="2">
            <text:p>2</text:p>
          </table:table-cell>
          <table:table-cell table:formula="of:=CONCATENATE([.B16];&quot;-&quot;;[.G16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CONCATENATE(ADDRESS(MATCH([.B1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7];INDIRECT([.F17]);0)+ROW(INDIRECT([.F17]))-1;3;1;;&quot;correct assignment&quot;))" office:value-type="float" office:value="9">
            <text:p>9</text:p>
          </table:table-cell>
          <table:table-cell table:formula="of:=CONCATENATE([.B17];&quot;-&quot;;[.G17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table:formula="of:=CONCATENATE(ADDRESS(MATCH([.B1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8];INDIRECT([.F18]);0)+ROW(INDIRECT([.F18]))-1;3;1;;&quot;correct assignment&quot;))" office:value-type="float" office:value="9">
            <text:p>9</text:p>
          </table:table-cell>
          <table:table-cell table:formula="of:=CONCATENATE([.B18];&quot;-&quot;;[.G18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table:formula="of:=CONCATENATE(ADDRESS(MATCH([.B1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9];INDIRECT([.F19]);0)+ROW(INDIRECT([.F19]))-1;3;1;;&quot;correct assignment&quot;))" office:value-type="float" office:value="9">
            <text:p>9</text:p>
          </table:table-cell>
          <table:table-cell table:formula="of:=CONCATENATE([.B19];&quot;-&quot;;[.G19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table:formula="of:=CONCATENATE(ADDRESS(MATCH([.B2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0];INDIRECT([.F20]);0)+ROW(INDIRECT([.F20]))-1;3;1;;&quot;correct assignment&quot;))" office:value-type="float" office:value="8">
            <text:p>8</text:p>
          </table:table-cell>
          <table:table-cell table:formula="of:=CONCATENATE([.B20];&quot;-&quot;;[.G20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table:formula="of:=CONCATENATE(ADDRESS(MATCH([.B2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1];INDIRECT([.F21]);0)+ROW(INDIRECT([.F21]))-1;3;1;;&quot;correct assignment&quot;))" office:value-type="float" office:value="9">
            <text:p>9</text:p>
          </table:table-cell>
          <table:table-cell table:formula="of:=CONCATENATE([.B21];&quot;-&quot;;[.G21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table:formula="of:=CONCATENATE(ADDRESS(MATCH([.B2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2];INDIRECT([.F22]);0)+ROW(INDIRECT([.F22]))-1;3;1;;&quot;correct assignment&quot;))" office:value-type="float" office:value="9">
            <text:p>9</text:p>
          </table:table-cell>
          <table:table-cell table:formula="of:=CONCATENATE([.B22];&quot;-&quot;;[.G22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table:formula="of:=CONCATENATE(ADDRESS(MATCH([.B2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3];INDIRECT([.F23]);0)+ROW(INDIRECT([.F23]))-1;3;1;;&quot;correct assignment&quot;))" office:value-type="float" office:value="8">
            <text:p>8</text:p>
          </table:table-cell>
          <table:table-cell table:formula="of:=CONCATENATE([.B23];&quot;-&quot;;[.G23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table:formula="of:=CONCATENATE(ADDRESS(MATCH([.B2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4];INDIRECT([.F24]);0)+ROW(INDIRECT([.F24]))-1;3;1;;&quot;correct assignment&quot;))" office:value-type="float" office:value="8">
            <text:p>8</text:p>
          </table:table-cell>
          <table:table-cell table:formula="of:=CONCATENATE([.B24];&quot;-&quot;;[.G24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table:formula="of:=CONCATENATE(ADDRESS(MATCH([.B2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5];INDIRECT([.F25]);0)+ROW(INDIRECT([.F25]))-1;3;1;;&quot;correct assignment&quot;))" office:value-type="float" office:value="8">
            <text:p>8</text:p>
          </table:table-cell>
          <table:table-cell table:formula="of:=CONCATENATE([.B25];&quot;-&quot;;[.G25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table:formula="of:=CONCATENATE(ADDRESS(MATCH([.B2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6];INDIRECT([.F26]);0)+ROW(INDIRECT([.F26]))-1;3;1;;&quot;correct assignment&quot;))" office:value-type="float" office:value="8">
            <text:p>8</text:p>
          </table:table-cell>
          <table:table-cell table:formula="of:=CONCATENATE([.B26];&quot;-&quot;;[.G26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table:formula="of:=CONCATENATE(ADDRESS(MATCH([.B2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7];INDIRECT([.F27]);0)+ROW(INDIRECT([.F27]))-1;3;1;;&quot;correct assignment&quot;))" office:value-type="float" office:value="2">
            <text:p>2</text:p>
          </table:table-cell>
          <table:table-cell table:formula="of:=CONCATENATE([.B27];&quot;-&quot;;[.G27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table:formula="of:=CONCATENATE(ADDRESS(MATCH([.B2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8];INDIRECT([.F28]);0)+ROW(INDIRECT([.F28]))-1;3;1;;&quot;correct assignment&quot;))" office:value-type="float" office:value="8">
            <text:p>8</text:p>
          </table:table-cell>
          <table:table-cell table:formula="of:=CONCATENATE([.B28];&quot;-&quot;;[.G28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table:formula="of:=CONCATENATE(ADDRESS(MATCH([.B2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9];INDIRECT([.F29]);0)+ROW(INDIRECT([.F29]))-1;3;1;;&quot;correct assignment&quot;))" office:value-type="float" office:value="8">
            <text:p>8</text:p>
          </table:table-cell>
          <table:table-cell table:formula="of:=CONCATENATE([.B29];&quot;-&quot;;[.G29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/>
          <table:table-cell table:formula="of:=CONCATENATE(ADDRESS(MATCH([.B3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0];INDIRECT([.F30]);0)+ROW(INDIRECT([.F30]))-1;3;1;;&quot;correct assignment&quot;))" office:value-type="float" office:value="8">
            <text:p>8</text:p>
          </table:table-cell>
          <table:table-cell table:formula="of:=CONCATENATE([.B30];&quot;-&quot;;[.G30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formula="of:=CONCATENATE(ADDRESS(MATCH([.B3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1];INDIRECT([.F31]);0)+ROW(INDIRECT([.F31]))-1;3;1;;&quot;correct assignment&quot;))" office:value-type="float" office:value="5">
            <text:p>5</text:p>
          </table:table-cell>
          <table:table-cell table:formula="of:=CONCATENATE([.B31];&quot;-&quot;;[.G31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/>
          <table:table-cell table:formula="of:=CONCATENATE(ADDRESS(MATCH([.B3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2];INDIRECT([.F32]);0)+ROW(INDIRECT([.F32]))-1;3;1;;&quot;correct assignment&quot;))" office:value-type="float" office:value="8">
            <text:p>8</text:p>
          </table:table-cell>
          <table:table-cell table:formula="of:=CONCATENATE([.B32];&quot;-&quot;;[.G32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/>
          <table:table-cell table:formula="of:=CONCATENATE(ADDRESS(MATCH([.B3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3];INDIRECT([.F33]);0)+ROW(INDIRECT([.F33]))-1;3;1;;&quot;correct assignment&quot;))" office:value-type="float" office:value="8">
            <text:p>8</text:p>
          </table:table-cell>
          <table:table-cell table:formula="of:=CONCATENATE([.B33];&quot;-&quot;;[.G33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/>
          <table:table-cell table:formula="of:=CONCATENATE(ADDRESS(MATCH([.B3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4];INDIRECT([.F34]);0)+ROW(INDIRECT([.F34]))-1;3;1;;&quot;correct assignment&quot;))" office:value-type="float" office:value="5">
            <text:p>5</text:p>
          </table:table-cell>
          <table:table-cell table:formula="of:=CONCATENATE([.B34];&quot;-&quot;;[.G34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table:formula="of:=CONCATENATE(ADDRESS(MATCH([.B3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5];INDIRECT([.F35]);0)+ROW(INDIRECT([.F35]))-1;3;1;;&quot;correct assignment&quot;))" office:value-type="float" office:value="5">
            <text:p>5</text:p>
          </table:table-cell>
          <table:table-cell table:formula="of:=CONCATENATE([.B35];&quot;-&quot;;[.G3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/>
          <table:table-cell table:formula="of:=CONCATENATE(ADDRESS(MATCH([.B3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6];INDIRECT([.F36]);0)+ROW(INDIRECT([.F36]))-1;3;1;;&quot;correct assignment&quot;))" office:value-type="float" office:value="5">
            <text:p>5</text:p>
          </table:table-cell>
          <table:table-cell table:formula="of:=CONCATENATE([.B36];&quot;-&quot;;[.G3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/>
          <table:table-cell table:formula="of:=CONCATENATE(ADDRESS(MATCH([.B3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7];INDIRECT([.F37]);0)+ROW(INDIRECT([.F37]))-1;3;1;;&quot;correct assignment&quot;))" office:value-type="float" office:value="5">
            <text:p>5</text:p>
          </table:table-cell>
          <table:table-cell table:formula="of:=CONCATENATE([.B37];&quot;-&quot;;[.G37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table:formula="of:=CONCATENATE(ADDRESS(MATCH([.B3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8];INDIRECT([.F38]);0)+ROW(INDIRECT([.F38]))-1;3;1;;&quot;correct assignment&quot;))" office:value-type="float" office:value="2">
            <text:p>2</text:p>
          </table:table-cell>
          <table:table-cell table:formula="of:=CONCATENATE([.B38];&quot;-&quot;;[.G38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/>
          <table:table-cell table:formula="of:=CONCATENATE(ADDRESS(MATCH([.B3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9];INDIRECT([.F39]);0)+ROW(INDIRECT([.F39]))-1;3;1;;&quot;correct assignment&quot;))" office:value-type="float" office:value="2">
            <text:p>2</text:p>
          </table:table-cell>
          <table:table-cell table:formula="of:=CONCATENATE([.B39];&quot;-&quot;;[.G39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/>
          <table:table-cell table:formula="of:=CONCATENATE(ADDRESS(MATCH([.B4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0];INDIRECT([.F40]);0)+ROW(INDIRECT([.F40]))-1;3;1;;&quot;correct assignment&quot;))" office:value-type="float" office:value="2">
            <text:p>2</text:p>
          </table:table-cell>
          <table:table-cell table:formula="of:=CONCATENATE([.B40];&quot;-&quot;;[.G40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/>
          <table:table-cell table:formula="of:=CONCATENATE(ADDRESS(MATCH([.B4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1];INDIRECT([.F41]);0)+ROW(INDIRECT([.F41]))-1;3;1;;&quot;correct assignment&quot;))" office:value-type="float" office:value="2">
            <text:p>2</text:p>
          </table:table-cell>
          <table:table-cell table:formula="of:=CONCATENATE([.B41];&quot;-&quot;;[.G41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/>
          <table:table-cell table:formula="of:=CONCATENATE(ADDRESS(MATCH([.B4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2];INDIRECT([.F42]);0)+ROW(INDIRECT([.F42]))-1;3;1;;&quot;correct assignment&quot;))" office:value-type="float" office:value="2">
            <text:p>2</text:p>
          </table:table-cell>
          <table:table-cell table:formula="of:=CONCATENATE([.B42];&quot;-&quot;;[.G42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/>
          <table:table-cell table:formula="of:=CONCATENATE(ADDRESS(MATCH([.B4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3];INDIRECT([.F43]);0)+ROW(INDIRECT([.F43]))-1;3;1;;&quot;correct assignment&quot;))" office:value-type="float" office:value="5">
            <text:p>5</text:p>
          </table:table-cell>
          <table:table-cell table:formula="of:=CONCATENATE([.B43];&quot;-&quot;;[.G43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/>
          <table:table-cell table:formula="of:=CONCATENATE(ADDRESS(MATCH([.B4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4];INDIRECT([.F44]);0)+ROW(INDIRECT([.F44]))-1;3;1;;&quot;correct assignment&quot;))" office:value-type="float" office:value="5">
            <text:p>5</text:p>
          </table:table-cell>
          <table:table-cell table:formula="of:=CONCATENATE([.B44];&quot;-&quot;;[.G44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/>
          <table:table-cell table:formula="of:=CONCATENATE(ADDRESS(MATCH([.B4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5];INDIRECT([.F45]);0)+ROW(INDIRECT([.F45]))-1;3;1;;&quot;correct assignment&quot;))" office:value-type="float" office:value="5">
            <text:p>5</text:p>
          </table:table-cell>
          <table:table-cell table:formula="of:=CONCATENATE([.B45];&quot;-&quot;;[.G4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/>
          <table:table-cell table:formula="of:=CONCATENATE(ADDRESS(MATCH([.B4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6];INDIRECT([.F46]);0)+ROW(INDIRECT([.F46]))-1;3;1;;&quot;correct assignment&quot;))" office:value-type="float" office:value="5">
            <text:p>5</text:p>
          </table:table-cell>
          <table:table-cell table:formula="of:=CONCATENATE([.B46];&quot;-&quot;;[.G4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/>
          <table:table-cell table:formula="of:=CONCATENATE(ADDRESS(MATCH([.B4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7];INDIRECT([.F47]);0)+ROW(INDIRECT([.F47]))-1;3;1;;&quot;correct assignment&quot;))" office:value-type="float" office:value="5">
            <text:p>5</text:p>
          </table:table-cell>
          <table:table-cell table:formula="of:=CONCATENATE([.B47];&quot;-&quot;;[.G47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/>
          <table:table-cell table:formula="of:=CONCATENATE(ADDRESS(MATCH([.B4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8];INDIRECT([.F48]);0)+ROW(INDIRECT([.F48]))-1;3;1;;&quot;correct assignment&quot;))" office:value-type="float" office:value="5">
            <text:p>5</text:p>
          </table:table-cell>
          <table:table-cell table:formula="of:=CONCATENATE([.B48];&quot;-&quot;;[.G48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/>
          <table:table-cell table:formula="of:=CONCATENATE(ADDRESS(MATCH([.B4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9];INDIRECT([.F49]);0)+ROW(INDIRECT([.F49]))-1;3;1;;&quot;correct assignment&quot;))" office:value-type="float" office:value="5">
            <text:p>5</text:p>
          </table:table-cell>
          <table:table-cell table:formula="of:=CONCATENATE([.B49];&quot;-&quot;;[.G49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/>
          <table:table-cell table:formula="of:=CONCATENATE(ADDRESS(MATCH([.B5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0];INDIRECT([.F50]);0)+ROW(INDIRECT([.F50]))-1;3;1;;&quot;correct assignment&quot;))" office:value-type="float" office:value="5">
            <text:p>5</text:p>
          </table:table-cell>
          <table:table-cell table:formula="of:=CONCATENATE([.B50];&quot;-&quot;;[.G50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table:formula="of:=CONCATENATE(ADDRESS(MATCH([.B5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1];INDIRECT([.F51]);0)+ROW(INDIRECT([.F51]))-1;3;1;;&quot;correct assignment&quot;))" office:value-type="float" office:value="5">
            <text:p>5</text:p>
          </table:table-cell>
          <table:table-cell table:formula="of:=CONCATENATE([.B51];&quot;-&quot;;[.G51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table:formula="of:=CONCATENATE(ADDRESS(MATCH([.B5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2];INDIRECT([.F52]);0)+ROW(INDIRECT([.F52]))-1;3;1;;&quot;correct assignment&quot;))" office:value-type="float" office:value="5">
            <text:p>5</text:p>
          </table:table-cell>
          <table:table-cell table:formula="of:=CONCATENATE([.B52];&quot;-&quot;;[.G52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table:formula="of:=CONCATENATE(ADDRESS(MATCH([.B5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3];INDIRECT([.F53]);0)+ROW(INDIRECT([.F53]))-1;3;1;;&quot;correct assignment&quot;))" office:value-type="float" office:value="7">
            <text:p>7</text:p>
          </table:table-cell>
          <table:table-cell table:formula="of:=CONCATENATE([.B53];&quot;-&quot;;[.G53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table:formula="of:=CONCATENATE(ADDRESS(MATCH([.B5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4];INDIRECT([.F54]);0)+ROW(INDIRECT([.F54]))-1;3;1;;&quot;correct assignment&quot;))" office:value-type="float" office:value="7">
            <text:p>7</text:p>
          </table:table-cell>
          <table:table-cell table:formula="of:=CONCATENATE([.B54];&quot;-&quot;;[.G54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table:formula="of:=CONCATENATE(ADDRESS(MATCH([.B5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5];INDIRECT([.F55]);0)+ROW(INDIRECT([.F55]))-1;3;1;;&quot;correct assignment&quot;))" office:value-type="float" office:value="7">
            <text:p>7</text:p>
          </table:table-cell>
          <table:table-cell table:formula="of:=CONCATENATE([.B55];&quot;-&quot;;[.G55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table:formula="of:=CONCATENATE(ADDRESS(MATCH([.B5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6];INDIRECT([.F56]);0)+ROW(INDIRECT([.F56]))-1;3;1;;&quot;correct assignment&quot;))" office:value-type="float" office:value="7">
            <text:p>7</text:p>
          </table:table-cell>
          <table:table-cell table:formula="of:=CONCATENATE([.B56];&quot;-&quot;;[.G56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/>
          <table:table-cell table:formula="of:=CONCATENATE(ADDRESS(MATCH([.B5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7];INDIRECT([.F57]);0)+ROW(INDIRECT([.F57]))-1;3;1;;&quot;correct assignment&quot;))" office:value-type="float" office:value="7">
            <text:p>7</text:p>
          </table:table-cell>
          <table:table-cell table:formula="of:=CONCATENATE([.B57];&quot;-&quot;;[.G57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/>
          <table:table-cell table:formula="of:=CONCATENATE(ADDRESS(MATCH([.B5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8];INDIRECT([.F58]);0)+ROW(INDIRECT([.F58]))-1;3;1;;&quot;correct assignment&quot;))" office:value-type="float" office:value="7">
            <text:p>7</text:p>
          </table:table-cell>
          <table:table-cell table:formula="of:=CONCATENATE([.B58];&quot;-&quot;;[.G58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/>
          <table:table-cell table:formula="of:=CONCATENATE(ADDRESS(MATCH([.B5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9];INDIRECT([.F59]);0)+ROW(INDIRECT([.F59]))-1;3;1;;&quot;correct assignment&quot;))" office:value-type="float" office:value="7">
            <text:p>7</text:p>
          </table:table-cell>
          <table:table-cell table:formula="of:=CONCATENATE([.B59];&quot;-&quot;;[.G59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/>
          <table:table-cell table:formula="of:=CONCATENATE(ADDRESS(MATCH([.B6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0];INDIRECT([.F60]);0)+ROW(INDIRECT([.F60]))-1;3;1;;&quot;correct assignment&quot;))" office:value-type="float" office:value="7">
            <text:p>7</text:p>
          </table:table-cell>
          <table:table-cell table:formula="of:=CONCATENATE([.B60];&quot;-&quot;;[.G60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/>
          <table:table-cell table:formula="of:=CONCATENATE(ADDRESS(MATCH([.B6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1];INDIRECT([.F61]);0)+ROW(INDIRECT([.F61]))-1;3;1;;&quot;correct assignment&quot;))" office:value-type="float" office:value="7">
            <text:p>7</text:p>
          </table:table-cell>
          <table:table-cell table:formula="of:=CONCATENATE([.B61];&quot;-&quot;;[.G61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/>
          <table:table-cell table:formula="of:=CONCATENATE(ADDRESS(MATCH([.B6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2];INDIRECT([.F62]);0)+ROW(INDIRECT([.F62]))-1;3;1;;&quot;correct assignment&quot;))" office:value-type="float" office:value="7">
            <text:p>7</text:p>
          </table:table-cell>
          <table:table-cell table:formula="of:=CONCATENATE([.B62];&quot;-&quot;;[.G62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/>
          <table:table-cell table:formula="of:=CONCATENATE(ADDRESS(MATCH([.B6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3];INDIRECT([.F63]);0)+ROW(INDIRECT([.F63]))-1;3;1;;&quot;correct assignment&quot;))" office:value-type="float" office:value="7">
            <text:p>7</text:p>
          </table:table-cell>
          <table:table-cell table:formula="of:=CONCATENATE([.B63];&quot;-&quot;;[.G63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/>
          <table:table-cell table:formula="of:=CONCATENATE(ADDRESS(MATCH([.B6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4];INDIRECT([.F64]);0)+ROW(INDIRECT([.F64]))-1;3;1;;&quot;correct assignment&quot;))" office:value-type="float" office:value="1">
            <text:p>1</text:p>
          </table:table-cell>
          <table:table-cell table:formula="of:=CONCATENATE([.B64];&quot;-&quot;;[.G64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/>
          <table:table-cell table:formula="of:=CONCATENATE(ADDRESS(MATCH([.B6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5];INDIRECT([.F65]);0)+ROW(INDIRECT([.F65]))-1;3;1;;&quot;correct assignment&quot;))" office:value-type="float" office:value="1">
            <text:p>1</text:p>
          </table:table-cell>
          <table:table-cell table:formula="of:=CONCATENATE([.B65];&quot;-&quot;;[.G65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/>
          <table:table-cell table:formula="of:=CONCATENATE(ADDRESS(MATCH([.B6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6];INDIRECT([.F66]);0)+ROW(INDIRECT([.F66]))-1;3;1;;&quot;correct assignment&quot;))" office:value-type="float" office:value="9">
            <text:p>9</text:p>
          </table:table-cell>
          <table:table-cell table:formula="of:=CONCATENATE([.B66];&quot;-&quot;;[.G66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/>
          <table:table-cell table:formula="of:=CONCATENATE(ADDRESS(MATCH([.B6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7];INDIRECT([.F67]);0)+ROW(INDIRECT([.F67]))-1;3;1;;&quot;correct assignment&quot;))" office:value-type="float" office:value="6">
            <text:p>6</text:p>
          </table:table-cell>
          <table:table-cell table:formula="of:=CONCATENATE([.B67];&quot;-&quot;;[.G67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/>
          <table:table-cell table:formula="of:=CONCATENATE(ADDRESS(MATCH([.B6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8];INDIRECT([.F68]);0)+ROW(INDIRECT([.F68]))-1;3;1;;&quot;correct assignment&quot;))" office:value-type="float" office:value="7">
            <text:p>7</text:p>
          </table:table-cell>
          <table:table-cell table:formula="of:=CONCATENATE([.B68];&quot;-&quot;;[.G68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/>
          <table:table-cell table:formula="of:=CONCATENATE(ADDRESS(MATCH([.B6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9];INDIRECT([.F69]);0)+ROW(INDIRECT([.F69]))-1;3;1;;&quot;correct assignment&quot;))" office:value-type="float" office:value="6">
            <text:p>6</text:p>
          </table:table-cell>
          <table:table-cell table:formula="of:=CONCATENATE([.B69];&quot;-&quot;;[.G69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/>
          <table:table-cell table:formula="of:=CONCATENATE(ADDRESS(MATCH([.B7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0];INDIRECT([.F70]);0)+ROW(INDIRECT([.F70]))-1;3;1;;&quot;correct assignment&quot;))" office:value-type="float" office:value="6">
            <text:p>6</text:p>
          </table:table-cell>
          <table:table-cell table:formula="of:=CONCATENATE([.B70];&quot;-&quot;;[.G70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/>
          <table:table-cell table:formula="of:=CONCATENATE(ADDRESS(MATCH([.B7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1];INDIRECT([.F71]);0)+ROW(INDIRECT([.F71]))-1;3;1;;&quot;correct assignment&quot;))" office:value-type="float" office:value="6">
            <text:p>6</text:p>
          </table:table-cell>
          <table:table-cell table:formula="of:=CONCATENATE([.B71];&quot;-&quot;;[.G71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/>
          <table:table-cell table:formula="of:=CONCATENATE(ADDRESS(MATCH([.B7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2];INDIRECT([.F72]);0)+ROW(INDIRECT([.F72]))-1;3;1;;&quot;correct assignment&quot;))" office:value-type="float" office:value="7">
            <text:p>7</text:p>
          </table:table-cell>
          <table:table-cell table:formula="of:=CONCATENATE([.B72];&quot;-&quot;;[.G72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/>
          <table:table-cell table:formula="of:=CONCATENATE(ADDRESS(MATCH([.B7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3];INDIRECT([.F73]);0)+ROW(INDIRECT([.F73]))-1;3;1;;&quot;correct assignment&quot;))" office:value-type="float" office:value="7">
            <text:p>7</text:p>
          </table:table-cell>
          <table:table-cell table:formula="of:=CONCATENATE([.B73];&quot;-&quot;;[.G73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/>
          <table:table-cell table:formula="of:=CONCATENATE(ADDRESS(MATCH([.B7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4];INDIRECT([.F74]);0)+ROW(INDIRECT([.F74]))-1;3;1;;&quot;correct assignment&quot;))" office:value-type="float" office:value="7">
            <text:p>7</text:p>
          </table:table-cell>
          <table:table-cell table:formula="of:=CONCATENATE([.B74];&quot;-&quot;;[.G74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/>
          <table:table-cell table:formula="of:=CONCATENATE(ADDRESS(MATCH([.B7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5];INDIRECT([.F75]);0)+ROW(INDIRECT([.F75]))-1;3;1;;&quot;correct assignment&quot;))" office:value-type="float" office:value="2">
            <text:p>2</text:p>
          </table:table-cell>
          <table:table-cell table:formula="of:=CONCATENATE([.B75];&quot;-&quot;;[.G75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/>
          <table:table-cell table:formula="of:=CONCATENATE(ADDRESS(MATCH([.B7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6];INDIRECT([.F76]);0)+ROW(INDIRECT([.F76]))-1;3;1;;&quot;correct assignment&quot;))" office:value-type="float" office:value="3">
            <text:p>3</text:p>
          </table:table-cell>
          <table:table-cell table:formula="of:=CONCATENATE([.B76];&quot;-&quot;;[.G76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/>
          <table:table-cell table:formula="of:=CONCATENATE(ADDRESS(MATCH([.B7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7];INDIRECT([.F77]);0)+ROW(INDIRECT([.F77]))-1;3;1;;&quot;correct assignment&quot;))" office:value-type="float" office:value="3">
            <text:p>3</text:p>
          </table:table-cell>
          <table:table-cell table:formula="of:=CONCATENATE([.B77];&quot;-&quot;;[.G77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/>
          <table:table-cell table:formula="of:=CONCATENATE(ADDRESS(MATCH([.B7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8];INDIRECT([.F78]);0)+ROW(INDIRECT([.F78]))-1;3;1;;&quot;correct assignment&quot;))" office:value-type="float" office:value="2">
            <text:p>2</text:p>
          </table:table-cell>
          <table:table-cell table:formula="of:=CONCATENATE([.B78];&quot;-&quot;;[.G78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/>
          <table:table-cell table:formula="of:=CONCATENATE(ADDRESS(MATCH([.B7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9];INDIRECT([.F79]);0)+ROW(INDIRECT([.F79]))-1;3;1;;&quot;correct assignment&quot;))" office:value-type="float" office:value="3">
            <text:p>3</text:p>
          </table:table-cell>
          <table:table-cell table:formula="of:=CONCATENATE([.B79];&quot;-&quot;;[.G79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table:formula="of:=CONCATENATE(ADDRESS(MATCH([.B8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0];INDIRECT([.F80]);0)+ROW(INDIRECT([.F80]))-1;3;1;;&quot;correct assignment&quot;))" office:value-type="float" office:value="3">
            <text:p>3</text:p>
          </table:table-cell>
          <table:table-cell table:formula="of:=CONCATENATE([.B80];&quot;-&quot;;[.G80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table:formula="of:=CONCATENATE(ADDRESS(MATCH([.B8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1];INDIRECT([.F81]);0)+ROW(INDIRECT([.F81]))-1;3;1;;&quot;correct assignment&quot;))" office:value-type="float" office:value="3">
            <text:p>3</text:p>
          </table:table-cell>
          <table:table-cell table:formula="of:=CONCATENATE([.B81];&quot;-&quot;;[.G81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/>
          <table:table-cell table:formula="of:=CONCATENATE(ADDRESS(MATCH([.B8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2];INDIRECT([.F82]);0)+ROW(INDIRECT([.F82]))-1;3;1;;&quot;correct assignment&quot;))" office:value-type="float" office:value="5">
            <text:p>5</text:p>
          </table:table-cell>
          <table:table-cell table:formula="of:=CONCATENATE([.B82];&quot;-&quot;;[.G82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/>
          <table:table-cell table:formula="of:=CONCATENATE(ADDRESS(MATCH([.B8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3];INDIRECT([.F83]);0)+ROW(INDIRECT([.F83]))-1;3;1;;&quot;correct assignment&quot;))" office:value-type="float" office:value="5">
            <text:p>5</text:p>
          </table:table-cell>
          <table:table-cell table:formula="of:=CONCATENATE([.B83];&quot;-&quot;;[.G83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/>
          <table:table-cell table:formula="of:=CONCATENATE(ADDRESS(MATCH([.B8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4];INDIRECT([.F84]);0)+ROW(INDIRECT([.F84]))-1;3;1;;&quot;correct assignment&quot;))" office:value-type="float" office:value="5">
            <text:p>5</text:p>
          </table:table-cell>
          <table:table-cell table:formula="of:=CONCATENATE([.B84];&quot;-&quot;;[.G84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/>
          <table:table-cell table:formula="of:=CONCATENATE(ADDRESS(MATCH([.B8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5];INDIRECT([.F85]);0)+ROW(INDIRECT([.F85]))-1;3;1;;&quot;correct assignment&quot;))" office:value-type="float" office:value="5">
            <text:p>5</text:p>
          </table:table-cell>
          <table:table-cell table:formula="of:=CONCATENATE([.B85];&quot;-&quot;;[.G8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/>
          <table:table-cell table:formula="of:=CONCATENATE(ADDRESS(MATCH([.B8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6];INDIRECT([.F86]);0)+ROW(INDIRECT([.F86]))-1;3;1;;&quot;correct assignment&quot;))" office:value-type="float" office:value="5">
            <text:p>5</text:p>
          </table:table-cell>
          <table:table-cell table:formula="of:=CONCATENATE([.B86];&quot;-&quot;;[.G8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/>
          <table:table-cell table:formula="of:=CONCATENATE(ADDRESS(MATCH([.B8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7];INDIRECT([.F87]);0)+ROW(INDIRECT([.F87]))-1;3;1;;&quot;correct assignment&quot;))" office:value-type="float" office:value="5">
            <text:p>5</text:p>
          </table:table-cell>
          <table:table-cell table:formula="of:=CONCATENATE([.B87];&quot;-&quot;;[.G87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/>
          <table:table-cell table:formula="of:=CONCATENATE(ADDRESS(MATCH([.B8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8];INDIRECT([.F88]);0)+ROW(INDIRECT([.F88]))-1;3;1;;&quot;correct assignment&quot;))" office:value-type="float" office:value="5">
            <text:p>5</text:p>
          </table:table-cell>
          <table:table-cell table:formula="of:=CONCATENATE([.B88];&quot;-&quot;;[.G88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/>
          <table:table-cell table:formula="of:=CONCATENATE(ADDRESS(MATCH([.B8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9];INDIRECT([.F89]);0)+ROW(INDIRECT([.F89]))-1;3;1;;&quot;correct assignment&quot;))" office:value-type="float" office:value="5">
            <text:p>5</text:p>
          </table:table-cell>
          <table:table-cell table:formula="of:=CONCATENATE([.B89];&quot;-&quot;;[.G89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  <table:table-cell table:formula="of:=CONCATENATE(ADDRESS(MATCH([.B9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0];INDIRECT([.F90]);0)+ROW(INDIRECT([.F90]))-1;3;1;;&quot;correct assignment&quot;))" office:value-type="float" office:value="5">
            <text:p>5</text:p>
          </table:table-cell>
          <table:table-cell table:formula="of:=CONCATENATE([.B90];&quot;-&quot;;[.G90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/>
          <table:table-cell table:formula="of:=CONCATENATE(ADDRESS(MATCH([.B9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1];INDIRECT([.F91]);0)+ROW(INDIRECT([.F91]))-1;3;1;;&quot;correct assignment&quot;))" office:value-type="float" office:value="5">
            <text:p>5</text:p>
          </table:table-cell>
          <table:table-cell table:formula="of:=CONCATENATE([.B91];&quot;-&quot;;[.G91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/>
          <table:table-cell table:formula="of:=CONCATENATE(ADDRESS(MATCH([.B9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2];INDIRECT([.F92]);0)+ROW(INDIRECT([.F92]))-1;3;1;;&quot;correct assignment&quot;))" office:value-type="float" office:value="5">
            <text:p>5</text:p>
          </table:table-cell>
          <table:table-cell table:formula="of:=CONCATENATE([.B92];&quot;-&quot;;[.G92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/>
          <table:table-cell table:formula="of:=CONCATENATE(ADDRESS(MATCH([.B9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3];INDIRECT([.F93]);0)+ROW(INDIRECT([.F93]))-1;3;1;;&quot;correct assignment&quot;))" office:value-type="float" office:value="5">
            <text:p>5</text:p>
          </table:table-cell>
          <table:table-cell table:formula="of:=CONCATENATE([.B93];&quot;-&quot;;[.G93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/>
          <table:table-cell table:formula="of:=CONCATENATE(ADDRESS(MATCH([.B9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4];INDIRECT([.F94]);0)+ROW(INDIRECT([.F94]))-1;3;1;;&quot;correct assignment&quot;))" office:value-type="float" office:value="5">
            <text:p>5</text:p>
          </table:table-cell>
          <table:table-cell table:formula="of:=CONCATENATE([.B94];&quot;-&quot;;[.G94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/>
          <table:table-cell table:formula="of:=CONCATENATE(ADDRESS(MATCH([.B9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5];INDIRECT([.F95]);0)+ROW(INDIRECT([.F95]))-1;3;1;;&quot;correct assignment&quot;))" office:value-type="float" office:value="5">
            <text:p>5</text:p>
          </table:table-cell>
          <table:table-cell table:formula="of:=CONCATENATE([.B95];&quot;-&quot;;[.G9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/>
          <table:table-cell table:formula="of:=CONCATENATE(ADDRESS(MATCH([.B9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6];INDIRECT([.F96]);0)+ROW(INDIRECT([.F96]))-1;3;1;;&quot;correct assignment&quot;))" office:value-type="float" office:value="5">
            <text:p>5</text:p>
          </table:table-cell>
          <table:table-cell table:formula="of:=CONCATENATE([.B96];&quot;-&quot;;[.G9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/>
          <table:table-cell table:formula="of:=CONCATENATE(ADDRESS(MATCH([.B9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7];INDIRECT([.F97]);0)+ROW(INDIRECT([.F97]))-1;3;1;;&quot;correct assignment&quot;))" office:value-type="float" office:value="5">
            <text:p>5</text:p>
          </table:table-cell>
          <table:table-cell table:formula="of:=CONCATENATE([.B97];&quot;-&quot;;[.G97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/>
          <table:table-cell table:formula="of:=CONCATENATE(ADDRESS(MATCH([.B9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8];INDIRECT([.F98]);0)+ROW(INDIRECT([.F98]))-1;3;1;;&quot;correct assignment&quot;))" office:value-type="float" office:value="5">
            <text:p>5</text:p>
          </table:table-cell>
          <table:table-cell table:formula="of:=CONCATENATE([.B98];&quot;-&quot;;[.G98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/>
          <table:table-cell table:formula="of:=CONCATENATE(ADDRESS(MATCH([.B9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9];INDIRECT([.F99]);0)+ROW(INDIRECT([.F99]))-1;3;1;;&quot;correct assignment&quot;))" office:value-type="float" office:value="5">
            <text:p>5</text:p>
          </table:table-cell>
          <table:table-cell table:formula="of:=CONCATENATE([.B99];&quot;-&quot;;[.G99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/>
          <table:table-cell table:formula="of:=CONCATENATE(ADDRESS(MATCH([.B10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0];INDIRECT([.F100]);0)+ROW(INDIRECT([.F100]))-1;3;1;;&quot;correct assignment&quot;))" office:value-type="float" office:value="5">
            <text:p>5</text:p>
          </table:table-cell>
          <table:table-cell table:formula="of:=CONCATENATE([.B100];&quot;-&quot;;[.G100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/>
          <table:table-cell table:formula="of:=CONCATENATE(ADDRESS(MATCH([.B10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1];INDIRECT([.F101]);0)+ROW(INDIRECT([.F101]))-1;3;1;;&quot;correct assignment&quot;))" office:value-type="float" office:value="5">
            <text:p>5</text:p>
          </table:table-cell>
          <table:table-cell table:formula="of:=CONCATENATE([.B101];&quot;-&quot;;[.G101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/>
          <table:table-cell table:formula="of:=CONCATENATE(ADDRESS(MATCH([.B10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2];INDIRECT([.F102]);0)+ROW(INDIRECT([.F102]))-1;3;1;;&quot;correct assignment&quot;))" office:value-type="float" office:value="5">
            <text:p>5</text:p>
          </table:table-cell>
          <table:table-cell table:formula="of:=CONCATENATE([.B102];&quot;-&quot;;[.G102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/>
          <table:table-cell table:formula="of:=CONCATENATE(ADDRESS(MATCH([.B10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3];INDIRECT([.F103]);0)+ROW(INDIRECT([.F103]))-1;3;1;;&quot;correct assignment&quot;))" office:value-type="float" office:value="6">
            <text:p>6</text:p>
          </table:table-cell>
          <table:table-cell table:formula="of:=CONCATENATE([.B103];&quot;-&quot;;[.G103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/>
          <table:table-cell table:formula="of:=CONCATENATE(ADDRESS(MATCH([.B10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4];INDIRECT([.F104]);0)+ROW(INDIRECT([.F104]))-1;3;1;;&quot;correct assignment&quot;))" office:value-type="float" office:value="6">
            <text:p>6</text:p>
          </table:table-cell>
          <table:table-cell table:formula="of:=CONCATENATE([.B104];&quot;-&quot;;[.G104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/>
          <table:table-cell table:formula="of:=CONCATENATE(ADDRESS(MATCH([.B10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5];INDIRECT([.F105]);0)+ROW(INDIRECT([.F105]))-1;3;1;;&quot;correct assignment&quot;))" office:value-type="float" office:value="3">
            <text:p>3</text:p>
          </table:table-cell>
          <table:table-cell table:formula="of:=CONCATENATE([.B105];&quot;-&quot;;[.G105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/>
          <table:table-cell table:formula="of:=CONCATENATE(ADDRESS(MATCH([.B10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6];INDIRECT([.F106]);0)+ROW(INDIRECT([.F106]))-1;3;1;;&quot;correct assignment&quot;))" office:value-type="float" office:value="3">
            <text:p>3</text:p>
          </table:table-cell>
          <table:table-cell table:formula="of:=CONCATENATE([.B106];&quot;-&quot;;[.G106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/>
          <table:table-cell table:formula="of:=CONCATENATE(ADDRESS(MATCH([.B10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7];INDIRECT([.F107]);0)+ROW(INDIRECT([.F107]))-1;3;1;;&quot;correct assignment&quot;))" office:value-type="float" office:value="3">
            <text:p>3</text:p>
          </table:table-cell>
          <table:table-cell table:formula="of:=CONCATENATE([.B107];&quot;-&quot;;[.G107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/>
          <table:table-cell table:formula="of:=CONCATENATE(ADDRESS(MATCH([.B10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8];INDIRECT([.F108]);0)+ROW(INDIRECT([.F108]))-1;3;1;;&quot;correct assignment&quot;))" office:value-type="float" office:value="4">
            <text:p>4</text:p>
          </table:table-cell>
          <table:table-cell table:formula="of:=CONCATENATE([.B108];&quot;-&quot;;[.G108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/>
          <table:table-cell table:formula="of:=CONCATENATE(ADDRESS(MATCH([.B10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9];INDIRECT([.F109]);0)+ROW(INDIRECT([.F109]))-1;3;1;;&quot;correct assignment&quot;))" office:value-type="float" office:value="4">
            <text:p>4</text:p>
          </table:table-cell>
          <table:table-cell table:formula="of:=CONCATENATE([.B109];&quot;-&quot;;[.G109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/>
          <table:table-cell table:formula="of:=CONCATENATE(ADDRESS(MATCH([.B11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0];INDIRECT([.F110]);0)+ROW(INDIRECT([.F110]))-1;3;1;;&quot;correct assignment&quot;))" office:value-type="float" office:value="4">
            <text:p>4</text:p>
          </table:table-cell>
          <table:table-cell table:formula="of:=CONCATENATE([.B110];&quot;-&quot;;[.G110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/>
          <table:table-cell table:formula="of:=CONCATENATE(ADDRESS(MATCH([.B11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1];INDIRECT([.F111]);0)+ROW(INDIRECT([.F111]))-1;3;1;;&quot;correct assignment&quot;))" office:value-type="float" office:value="4">
            <text:p>4</text:p>
          </table:table-cell>
          <table:table-cell table:formula="of:=CONCATENATE([.B111];&quot;-&quot;;[.G111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/>
          <table:table-cell table:formula="of:=CONCATENATE(ADDRESS(MATCH([.B11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2];INDIRECT([.F112]);0)+ROW(INDIRECT([.F112]))-1;3;1;;&quot;correct assignment&quot;))" office:value-type="float" office:value="6">
            <text:p>6</text:p>
          </table:table-cell>
          <table:table-cell table:formula="of:=CONCATENATE([.B112];&quot;-&quot;;[.G112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/>
          <table:table-cell table:formula="of:=CONCATENATE(ADDRESS(MATCH([.B11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3];INDIRECT([.F113]);0)+ROW(INDIRECT([.F113]))-1;3;1;;&quot;correct assignment&quot;))" office:value-type="float" office:value="4">
            <text:p>4</text:p>
          </table:table-cell>
          <table:table-cell table:formula="of:=CONCATENATE([.B113];&quot;-&quot;;[.G113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/>
          <table:table-cell table:formula="of:=CONCATENATE(ADDRESS(MATCH([.B11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4];INDIRECT([.F114]);0)+ROW(INDIRECT([.F114]))-1;3;1;;&quot;correct assignment&quot;))" office:value-type="float" office:value="4">
            <text:p>4</text:p>
          </table:table-cell>
          <table:table-cell table:formula="of:=CONCATENATE([.B114];&quot;-&quot;;[.G114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/>
          <table:table-cell table:formula="of:=CONCATENATE(ADDRESS(MATCH([.B11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5];INDIRECT([.F115]);0)+ROW(INDIRECT([.F115]))-1;3;1;;&quot;correct assignment&quot;))" office:value-type="float" office:value="5">
            <text:p>5</text:p>
          </table:table-cell>
          <table:table-cell table:formula="of:=CONCATENATE([.B115];&quot;-&quot;;[.G11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/>
          <table:table-cell table:formula="of:=CONCATENATE(ADDRESS(MATCH([.B11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6];INDIRECT([.F116]);0)+ROW(INDIRECT([.F116]))-1;3;1;;&quot;correct assignment&quot;))" office:value-type="float" office:value="5">
            <text:p>5</text:p>
          </table:table-cell>
          <table:table-cell table:formula="of:=CONCATENATE([.B116];&quot;-&quot;;[.G11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/>
          <table:table-cell table:formula="of:=CONCATENATE(ADDRESS(MATCH([.B11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7];INDIRECT([.F117]);0)+ROW(INDIRECT([.F117]))-1;3;1;;&quot;correct assignment&quot;))" office:value-type="float" office:value="4">
            <text:p>4</text:p>
          </table:table-cell>
          <table:table-cell table:formula="of:=CONCATENATE([.B117];&quot;-&quot;;[.G117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/>
          <table:table-cell table:formula="of:=CONCATENATE(ADDRESS(MATCH([.B11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8];INDIRECT([.F118]);0)+ROW(INDIRECT([.F118]))-1;3;1;;&quot;correct assignment&quot;))" office:value-type="float" office:value="4">
            <text:p>4</text:p>
          </table:table-cell>
          <table:table-cell table:formula="of:=CONCATENATE([.B118];&quot;-&quot;;[.G118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/>
          <table:table-cell table:formula="of:=CONCATENATE(ADDRESS(MATCH([.B11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9];INDIRECT([.F119]);0)+ROW(INDIRECT([.F119]))-1;3;1;;&quot;correct assignment&quot;))" office:value-type="float" office:value="4">
            <text:p>4</text:p>
          </table:table-cell>
          <table:table-cell table:formula="of:=CONCATENATE([.B119];&quot;-&quot;;[.G119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/>
          <table:table-cell table:formula="of:=CONCATENATE(ADDRESS(MATCH([.B12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0];INDIRECT([.F120]);0)+ROW(INDIRECT([.F120]))-1;3;1;;&quot;correct assignment&quot;))" office:value-type="float" office:value="4">
            <text:p>4</text:p>
          </table:table-cell>
          <table:table-cell table:formula="of:=CONCATENATE([.B120];&quot;-&quot;;[.G120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/>
          <table:table-cell table:formula="of:=CONCATENATE(ADDRESS(MATCH([.B12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1];INDIRECT([.F121]);0)+ROW(INDIRECT([.F121]))-1;3;1;;&quot;correct assignment&quot;))" office:value-type="float" office:value="4">
            <text:p>4</text:p>
          </table:table-cell>
          <table:table-cell table:formula="of:=CONCATENATE([.B121];&quot;-&quot;;[.G121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/>
          <table:table-cell table:formula="of:=CONCATENATE(ADDRESS(MATCH([.B12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2];INDIRECT([.F122]);0)+ROW(INDIRECT([.F122]))-1;3;1;;&quot;correct assignment&quot;))" office:value-type="float" office:value="2">
            <text:p>2</text:p>
          </table:table-cell>
          <table:table-cell table:formula="of:=CONCATENATE([.B122];&quot;-&quot;;[.G122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/>
          <table:table-cell table:formula="of:=CONCATENATE(ADDRESS(MATCH([.B12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3];INDIRECT([.F123]);0)+ROW(INDIRECT([.F123]))-1;3;1;;&quot;correct assignment&quot;))" office:value-type="float" office:value="6">
            <text:p>6</text:p>
          </table:table-cell>
          <table:table-cell table:formula="of:=CONCATENATE([.B123];&quot;-&quot;;[.G123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/>
          <table:table-cell table:formula="of:=CONCATENATE(ADDRESS(MATCH([.B12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4];INDIRECT([.F124]);0)+ROW(INDIRECT([.F124]))-1;3;1;;&quot;correct assignment&quot;))" office:value-type="float" office:value="2">
            <text:p>2</text:p>
          </table:table-cell>
          <table:table-cell table:formula="of:=CONCATENATE([.B124];&quot;-&quot;;[.G124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/>
          <table:table-cell table:formula="of:=CONCATENATE(ADDRESS(MATCH([.B12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5];INDIRECT([.F125]);0)+ROW(INDIRECT([.F125]))-1;3;1;;&quot;correct assignment&quot;))" office:value-type="float" office:value="1">
            <text:p>1</text:p>
          </table:table-cell>
          <table:table-cell table:formula="of:=CONCATENATE([.B125];&quot;-&quot;;[.G125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/>
          <table:table-cell table:formula="of:=CONCATENATE(ADDRESS(MATCH([.B12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6];INDIRECT([.F126]);0)+ROW(INDIRECT([.F126]))-1;3;1;;&quot;correct assignment&quot;))" office:value-type="float" office:value="8">
            <text:p>8</text:p>
          </table:table-cell>
          <table:table-cell table:formula="of:=CONCATENATE([.B126];&quot;-&quot;;[.G126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CONCATENATE(ADDRESS(MATCH([.B12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27];INDIRECT([.F127]);0)+ROW(INDIRECT([.F127]))-1;3;1;;&quot;correct assignment&quot;))" office:value-type="float" office:value="1">
            <text:p>1</text:p>
          </table:table-cell>
          <table:table-cell table:formula="of:=CONCATENATE([.B127];&quot;-&quot;;[.G127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CONCATENATE(ADDRESS(MATCH([.B12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28];INDIRECT([.F128]);0)+ROW(INDIRECT([.F128]))-1;3;1;;&quot;correct assignment&quot;))" office:value-type="float" office:value="1">
            <text:p>1</text:p>
          </table:table-cell>
          <table:table-cell table:formula="of:=CONCATENATE([.B128];&quot;-&quot;;[.G128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CONCATENATE(ADDRESS(MATCH([.B12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29];INDIRECT([.F129]);0)+ROW(INDIRECT([.F129]))-1;3;1;;&quot;correct assignment&quot;))" office:value-type="float" office:value="6">
            <text:p>6</text:p>
          </table:table-cell>
          <table:table-cell table:formula="of:=CONCATENATE([.B129];&quot;-&quot;;[.G129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CONCATENATE(ADDRESS(MATCH([.B13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0];INDIRECT([.F130]);0)+ROW(INDIRECT([.F130]))-1;3;1;;&quot;correct assignment&quot;))" office:value-type="float" office:value="6">
            <text:p>6</text:p>
          </table:table-cell>
          <table:table-cell table:formula="of:=CONCATENATE([.B130];&quot;-&quot;;[.G130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CONCATENATE(ADDRESS(MATCH([.B13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1];INDIRECT([.F131]);0)+ROW(INDIRECT([.F131]))-1;3;1;;&quot;correct assignment&quot;))" office:value-type="float" office:value="6">
            <text:p>6</text:p>
          </table:table-cell>
          <table:table-cell table:formula="of:=CONCATENATE([.B131];&quot;-&quot;;[.G131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CONCATENATE(ADDRESS(MATCH([.B13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2];INDIRECT([.F132]);0)+ROW(INDIRECT([.F132]))-1;3;1;;&quot;correct assignment&quot;))" office:value-type="float" office:value="6">
            <text:p>6</text:p>
          </table:table-cell>
          <table:table-cell table:formula="of:=CONCATENATE([.B132];&quot;-&quot;;[.G132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CONCATENATE(ADDRESS(MATCH([.B13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3];INDIRECT([.F133]);0)+ROW(INDIRECT([.F133]))-1;3;1;;&quot;correct assignment&quot;))" office:value-type="float" office:value="7">
            <text:p>7</text:p>
          </table:table-cell>
          <table:table-cell table:formula="of:=CONCATENATE([.B133];&quot;-&quot;;[.G133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CONCATENATE(ADDRESS(MATCH([.B13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4];INDIRECT([.F134]);0)+ROW(INDIRECT([.F134]))-1;3;1;;&quot;correct assignment&quot;))" office:value-type="float" office:value="7">
            <text:p>7</text:p>
          </table:table-cell>
          <table:table-cell table:formula="of:=CONCATENATE([.B134];&quot;-&quot;;[.G134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CONCATENATE(ADDRESS(MATCH([.B13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5];INDIRECT([.F135]);0)+ROW(INDIRECT([.F135]))-1;3;1;;&quot;correct assignment&quot;))" office:value-type="float" office:value="2">
            <text:p>2</text:p>
          </table:table-cell>
          <table:table-cell table:formula="of:=CONCATENATE([.B135];&quot;-&quot;;[.G135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CONCATENATE(ADDRESS(MATCH([.B13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6];INDIRECT([.F136]);0)+ROW(INDIRECT([.F136]))-1;3;1;;&quot;correct assignment&quot;))" office:value-type="float" office:value="2">
            <text:p>2</text:p>
          </table:table-cell>
          <table:table-cell table:formula="of:=CONCATENATE([.B136];&quot;-&quot;;[.G136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CONCATENATE(ADDRESS(MATCH([.B13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7];INDIRECT([.F137]);0)+ROW(INDIRECT([.F137]))-1;3;1;;&quot;correct assignment&quot;))" office:value-type="float" office:value="2">
            <text:p>2</text:p>
          </table:table-cell>
          <table:table-cell table:formula="of:=CONCATENATE([.B137];&quot;-&quot;;[.G137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CONCATENATE(ADDRESS(MATCH([.B13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8];INDIRECT([.F138]);0)+ROW(INDIRECT([.F138]))-1;3;1;;&quot;correct assignment&quot;))" office:value-type="float" office:value="2">
            <text:p>2</text:p>
          </table:table-cell>
          <table:table-cell table:formula="of:=CONCATENATE([.B138];&quot;-&quot;;[.G138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table:formula="of:=CONCATENATE(ADDRESS(MATCH([.B13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9];INDIRECT([.F139]);0)+ROW(INDIRECT([.F139]))-1;3;1;;&quot;correct assignment&quot;))" office:value-type="float" office:value="2">
            <text:p>2</text:p>
          </table:table-cell>
          <table:table-cell table:formula="of:=CONCATENATE([.B139];&quot;-&quot;;[.G139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table:formula="of:=CONCATENATE(ADDRESS(MATCH([.B14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0];INDIRECT([.F140]);0)+ROW(INDIRECT([.F140]))-1;3;1;;&quot;correct assignment&quot;))" office:value-type="float" office:value="2">
            <text:p>2</text:p>
          </table:table-cell>
          <table:table-cell table:formula="of:=CONCATENATE([.B140];&quot;-&quot;;[.G140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table:formula="of:=CONCATENATE(ADDRESS(MATCH([.B14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1];INDIRECT([.F141]);0)+ROW(INDIRECT([.F141]))-1;3;1;;&quot;correct assignment&quot;))" office:value-type="float" office:value="5">
            <text:p>5</text:p>
          </table:table-cell>
          <table:table-cell table:formula="of:=CONCATENATE([.B141];&quot;-&quot;;[.G141])" office:value-type="string" office:string-value="79-5">
            <text:p>79-5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table:formula="of:=CONCATENATE(ADDRESS(MATCH([.B14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2];INDIRECT([.F142]);0)+ROW(INDIRECT([.F142]))-1;3;1;;&quot;correct assignment&quot;))" office:value-type="float" office:value="3">
            <text:p>3</text:p>
          </table:table-cell>
          <table:table-cell table:formula="of:=CONCATENATE([.B142];&quot;-&quot;;[.G142])" office:value-type="string" office:string-value="79-3">
            <text:p>79-3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/>
          <table:table-cell table:formula="of:=CONCATENATE(ADDRESS(MATCH([.B14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3];INDIRECT([.F143]);0)+ROW(INDIRECT([.F143]))-1;3;1;;&quot;correct assignment&quot;))" office:value-type="float" office:value="6">
            <text:p>6</text:p>
          </table:table-cell>
          <table:table-cell table:formula="of:=CONCATENATE([.B143];&quot;-&quot;;[.G143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table:formula="of:=CONCATENATE(ADDRESS(MATCH([.B14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4];INDIRECT([.F144]);0)+ROW(INDIRECT([.F144]))-1;3;1;;&quot;correct assignment&quot;))" office:value-type="float" office:value="3">
            <text:p>3</text:p>
          </table:table-cell>
          <table:table-cell table:formula="of:=CONCATENATE([.B144];&quot;-&quot;;[.G144])" office:value-type="string" office:string-value="79-3">
            <text:p>79-3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table:formula="of:=CONCATENATE(ADDRESS(MATCH([.B14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5];INDIRECT([.F145]);0)+ROW(INDIRECT([.F145]))-1;3;1;;&quot;correct assignment&quot;))" office:value-type="float" office:value="6">
            <text:p>6</text:p>
          </table:table-cell>
          <table:table-cell table:formula="of:=CONCATENATE([.B145];&quot;-&quot;;[.G145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table:formula="of:=CONCATENATE(ADDRESS(MATCH([.B14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6];INDIRECT([.F146]);0)+ROW(INDIRECT([.F146]))-1;3;1;;&quot;correct assignment&quot;))" office:value-type="float" office:value="3">
            <text:p>3</text:p>
          </table:table-cell>
          <table:table-cell table:formula="of:=CONCATENATE([.B146];&quot;-&quot;;[.G146])" office:value-type="string" office:string-value="79-3">
            <text:p>79-3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table:formula="of:=CONCATENATE(ADDRESS(MATCH([.B14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7];INDIRECT([.F147]);0)+ROW(INDIRECT([.F147]))-1;3;1;;&quot;correct assignment&quot;))" office:value-type="float" office:value="3">
            <text:p>3</text:p>
          </table:table-cell>
          <table:table-cell table:formula="of:=CONCATENATE([.B147];&quot;-&quot;;[.G147])" office:value-type="string" office:string-value="79-3">
            <text:p>79-3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formula="of:=CONCATENATE(ADDRESS(MATCH([.B14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8];INDIRECT([.F148]);0)+ROW(INDIRECT([.F148]))-1;3;1;;&quot;correct assignment&quot;))" office:value-type="float" office:value="5">
            <text:p>5</text:p>
          </table:table-cell>
          <table:table-cell table:formula="of:=CONCATENATE([.B148];&quot;-&quot;;[.G148])" office:value-type="string" office:string-value="79-5">
            <text:p>79-5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table:formula="of:=CONCATENATE(ADDRESS(MATCH([.B14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9];INDIRECT([.F149]);0)+ROW(INDIRECT([.F149]))-1;3;1;;&quot;correct assignment&quot;))" office:value-type="float" office:value="5">
            <text:p>5</text:p>
          </table:table-cell>
          <table:table-cell table:formula="of:=CONCATENATE([.B149];&quot;-&quot;;[.G149])" office:value-type="string" office:string-value="79-5">
            <text:p>79-5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/>
          <table:table-cell table:formula="of:=CONCATENATE(ADDRESS(MATCH([.B15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0];INDIRECT([.F150]);0)+ROW(INDIRECT([.F150]))-1;3;1;;&quot;correct assignment&quot;))" office:value-type="float" office:value="4">
            <text:p>4</text:p>
          </table:table-cell>
          <table:table-cell table:formula="of:=CONCATENATE([.B150];&quot;-&quot;;[.G150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table:formula="of:=CONCATENATE(ADDRESS(MATCH([.B15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1];INDIRECT([.F151]);0)+ROW(INDIRECT([.F151]))-1;3;1;;&quot;correct assignment&quot;))" office:value-type="float" office:value="1">
            <text:p>1</text:p>
          </table:table-cell>
          <table:table-cell table:formula="of:=CONCATENATE([.B151];&quot;-&quot;;[.G151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/>
          <table:table-cell table:formula="of:=CONCATENATE(ADDRESS(MATCH([.B15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2];INDIRECT([.F152]);0)+ROW(INDIRECT([.F152]))-1;3;1;;&quot;correct assignment&quot;))" office:value-type="float" office:value="1">
            <text:p>1</text:p>
          </table:table-cell>
          <table:table-cell table:formula="of:=CONCATENATE([.B152];&quot;-&quot;;[.G152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/>
          <table:table-cell table:formula="of:=CONCATENATE(ADDRESS(MATCH([.B15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3];INDIRECT([.F153]);0)+ROW(INDIRECT([.F153]))-1;3;1;;&quot;correct assignment&quot;))" office:value-type="float" office:value="10">
            <text:p>10</text:p>
          </table:table-cell>
          <table:table-cell table:formula="of:=CONCATENATE([.B153];&quot;-&quot;;[.G153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table:formula="of:=CONCATENATE(ADDRESS(MATCH([.B15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4];INDIRECT([.F154]);0)+ROW(INDIRECT([.F154]))-1;3;1;;&quot;correct assignment&quot;))" office:value-type="float" office:value="10">
            <text:p>10</text:p>
          </table:table-cell>
          <table:table-cell table:formula="of:=CONCATENATE([.B154];&quot;-&quot;;[.G154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/>
          <table:table-cell table:formula="of:=CONCATENATE(ADDRESS(MATCH([.B15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5];INDIRECT([.F155]);0)+ROW(INDIRECT([.F155]))-1;3;1;;&quot;correct assignment&quot;))" office:value-type="float" office:value="10">
            <text:p>10</text:p>
          </table:table-cell>
          <table:table-cell table:formula="of:=CONCATENATE([.B155];&quot;-&quot;;[.G155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/>
          <table:table-cell table:formula="of:=CONCATENATE(ADDRESS(MATCH([.B15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6];INDIRECT([.F156]);0)+ROW(INDIRECT([.F156]))-1;3;1;;&quot;correct assignment&quot;))" office:value-type="float" office:value="9">
            <text:p>9</text:p>
          </table:table-cell>
          <table:table-cell table:formula="of:=CONCATENATE([.B156];&quot;-&quot;;[.G156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table:formula="of:=CONCATENATE(ADDRESS(MATCH([.B15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7];INDIRECT([.F157]);0)+ROW(INDIRECT([.F157]))-1;3;1;;&quot;correct assignment&quot;))" office:value-type="float" office:value="10">
            <text:p>10</text:p>
          </table:table-cell>
          <table:table-cell table:formula="of:=CONCATENATE([.B157];&quot;-&quot;;[.G157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table:formula="of:=CONCATENATE(ADDRESS(MATCH([.B15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8];INDIRECT([.F158]);0)+ROW(INDIRECT([.F158]))-1;3;1;;&quot;correct assignment&quot;))" office:value-type="float" office:value="4">
            <text:p>4</text:p>
          </table:table-cell>
          <table:table-cell table:formula="of:=CONCATENATE([.B158];&quot;-&quot;;[.G158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/>
          <table:table-cell table:formula="of:=CONCATENATE(ADDRESS(MATCH([.B15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9];INDIRECT([.F159]);0)+ROW(INDIRECT([.F159]))-1;3;1;;&quot;correct assignment&quot;))" office:value-type="float" office:value="9">
            <text:p>9</text:p>
          </table:table-cell>
          <table:table-cell table:formula="of:=CONCATENATE([.B159];&quot;-&quot;;[.G159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/>
          <table:table-cell table:formula="of:=CONCATENATE(ADDRESS(MATCH([.B16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0];INDIRECT([.F160]);0)+ROW(INDIRECT([.F160]))-1;3;1;;&quot;correct assignment&quot;))" office:value-type="float" office:value="4">
            <text:p>4</text:p>
          </table:table-cell>
          <table:table-cell table:formula="of:=CONCATENATE([.B160];&quot;-&quot;;[.G160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/>
          <table:table-cell table:formula="of:=CONCATENATE(ADDRESS(MATCH([.B16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1];INDIRECT([.F161]);0)+ROW(INDIRECT([.F161]))-1;3;1;;&quot;correct assignment&quot;))" office:value-type="float" office:value="10">
            <text:p>10</text:p>
          </table:table-cell>
          <table:table-cell table:formula="of:=CONCATENATE([.B161];&quot;-&quot;;[.G161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/>
          <table:table-cell table:formula="of:=CONCATENATE(ADDRESS(MATCH([.B16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2];INDIRECT([.F162]);0)+ROW(INDIRECT([.F162]))-1;3;1;;&quot;correct assignment&quot;))" office:value-type="float" office:value="4">
            <text:p>4</text:p>
          </table:table-cell>
          <table:table-cell table:formula="of:=CONCATENATE([.B162];&quot;-&quot;;[.G162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/>
          <table:table-cell table:formula="of:=CONCATENATE(ADDRESS(MATCH([.B16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3];INDIRECT([.F163]);0)+ROW(INDIRECT([.F163]))-1;3;1;;&quot;correct assignment&quot;))" office:value-type="float" office:value="8">
            <text:p>8</text:p>
          </table:table-cell>
          <table:table-cell table:formula="of:=CONCATENATE([.B163];&quot;-&quot;;[.G163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table:formula="of:=CONCATENATE(ADDRESS(MATCH([.B16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4];INDIRECT([.F164]);0)+ROW(INDIRECT([.F164]))-1;3;1;;&quot;correct assignment&quot;))" office:value-type="float" office:value="8">
            <text:p>8</text:p>
          </table:table-cell>
          <table:table-cell table:formula="of:=CONCATENATE([.B164];&quot;-&quot;;[.G164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table:formula="of:=CONCATENATE(ADDRESS(MATCH([.B16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5];INDIRECT([.F165]);0)+ROW(INDIRECT([.F165]))-1;3;1;;&quot;correct assignment&quot;))" office:value-type="float" office:value="8">
            <text:p>8</text:p>
          </table:table-cell>
          <table:table-cell table:formula="of:=CONCATENATE([.B165];&quot;-&quot;;[.G165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table:formula="of:=CONCATENATE(ADDRESS(MATCH([.B16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6];INDIRECT([.F166]);0)+ROW(INDIRECT([.F166]))-1;3;1;;&quot;correct assignment&quot;))" office:value-type="float" office:value="8">
            <text:p>8</text:p>
          </table:table-cell>
          <table:table-cell table:formula="of:=CONCATENATE([.B166];&quot;-&quot;;[.G166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table:formula="of:=CONCATENATE(ADDRESS(MATCH([.B16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7];INDIRECT([.F167]);0)+ROW(INDIRECT([.F167]))-1;3;1;;&quot;correct assignment&quot;))" office:value-type="float" office:value="9">
            <text:p>9</text:p>
          </table:table-cell>
          <table:table-cell table:formula="of:=CONCATENATE([.B167];&quot;-&quot;;[.G167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/>
          <table:table-cell table:formula="of:=CONCATENATE(ADDRESS(MATCH([.B16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8];INDIRECT([.F168]);0)+ROW(INDIRECT([.F168]))-1;3;1;;&quot;correct assignment&quot;))" office:value-type="float" office:value="2">
            <text:p>2</text:p>
          </table:table-cell>
          <table:table-cell table:formula="of:=CONCATENATE([.B168];&quot;-&quot;;[.G168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table:formula="of:=CONCATENATE(ADDRESS(MATCH([.B16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9];INDIRECT([.F169]);0)+ROW(INDIRECT([.F169]))-1;3;1;;&quot;correct assignment&quot;))" office:value-type="float" office:value="2">
            <text:p>2</text:p>
          </table:table-cell>
          <table:table-cell table:formula="of:=CONCATENATE([.B169];&quot;-&quot;;[.G169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/>
          <table:table-cell table:formula="of:=CONCATENATE(ADDRESS(MATCH([.B17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0];INDIRECT([.F170]);0)+ROW(INDIRECT([.F170]))-1;3;1;;&quot;correct assignment&quot;))" office:value-type="float" office:value="1">
            <text:p>1</text:p>
          </table:table-cell>
          <table:table-cell table:formula="of:=CONCATENATE([.B170];&quot;-&quot;;[.G170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/>
          <table:table-cell table:formula="of:=CONCATENATE(ADDRESS(MATCH([.B17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1];INDIRECT([.F171]);0)+ROW(INDIRECT([.F171]))-1;3;1;;&quot;correct assignment&quot;))" office:value-type="float" office:value="2">
            <text:p>2</text:p>
          </table:table-cell>
          <table:table-cell table:formula="of:=CONCATENATE([.B171];&quot;-&quot;;[.G171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/>
          <table:table-cell table:formula="of:=CONCATENATE(ADDRESS(MATCH([.B17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2];INDIRECT([.F172]);0)+ROW(INDIRECT([.F172]))-1;3;1;;&quot;correct assignment&quot;))" office:value-type="float" office:value="7">
            <text:p>7</text:p>
          </table:table-cell>
          <table:table-cell table:formula="of:=CONCATENATE([.B172];&quot;-&quot;;[.G172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/>
          <table:table-cell table:formula="of:=CONCATENATE(ADDRESS(MATCH([.B17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3];INDIRECT([.F173]);0)+ROW(INDIRECT([.F173]))-1;3;1;;&quot;correct assignment&quot;))" office:value-type="float" office:value="7">
            <text:p>7</text:p>
          </table:table-cell>
          <table:table-cell table:formula="of:=CONCATENATE([.B173];&quot;-&quot;;[.G173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table:formula="of:=CONCATENATE(ADDRESS(MATCH([.B17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4];INDIRECT([.F174]);0)+ROW(INDIRECT([.F174]))-1;3;1;;&quot;correct assignment&quot;))" office:value-type="float" office:value="4">
            <text:p>4</text:p>
          </table:table-cell>
          <table:table-cell table:formula="of:=CONCATENATE([.B174];&quot;-&quot;;[.G174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/>
          <table:table-cell table:formula="of:=CONCATENATE(ADDRESS(MATCH([.B17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5];INDIRECT([.F175]);0)+ROW(INDIRECT([.F175]))-1;3;1;;&quot;correct assignment&quot;))" office:value-type="float" office:value="4">
            <text:p>4</text:p>
          </table:table-cell>
          <table:table-cell table:formula="of:=CONCATENATE([.B175];&quot;-&quot;;[.G175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/>
          <table:table-cell table:formula="of:=CONCATENATE(ADDRESS(MATCH([.B17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6];INDIRECT([.F176]);0)+ROW(INDIRECT([.F176]))-1;3;1;;&quot;correct assignment&quot;))" office:value-type="float" office:value="7">
            <text:p>7</text:p>
          </table:table-cell>
          <table:table-cell table:formula="of:=CONCATENATE([.B176];&quot;-&quot;;[.G176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/>
          <table:table-cell table:formula="of:=CONCATENATE(ADDRESS(MATCH([.B17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7];INDIRECT([.F177]);0)+ROW(INDIRECT([.F177]))-1;3;1;;&quot;correct assignment&quot;))" office:value-type="float" office:value="6">
            <text:p>6</text:p>
          </table:table-cell>
          <table:table-cell table:formula="of:=CONCATENATE([.B177];&quot;-&quot;;[.G177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/>
          <table:table-cell table:formula="of:=CONCATENATE(ADDRESS(MATCH([.B17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8];INDIRECT([.F178]);0)+ROW(INDIRECT([.F178]))-1;3;1;;&quot;correct assignment&quot;))" office:value-type="float" office:value="6">
            <text:p>6</text:p>
          </table:table-cell>
          <table:table-cell table:formula="of:=CONCATENATE([.B178];&quot;-&quot;;[.G178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/>
          <table:table-cell table:formula="of:=CONCATENATE(ADDRESS(MATCH([.B17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9];INDIRECT([.F179]);0)+ROW(INDIRECT([.F179]))-1;3;1;;&quot;correct assignment&quot;))" office:value-type="float" office:value="2">
            <text:p>2</text:p>
          </table:table-cell>
          <table:table-cell table:formula="of:=CONCATENATE([.B179];&quot;-&quot;;[.G179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/>
          <table:table-cell table:formula="of:=CONCATENATE(ADDRESS(MATCH([.B18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0];INDIRECT([.F180]);0)+ROW(INDIRECT([.F180]))-1;3;1;;&quot;correct assignment&quot;))" office:value-type="float" office:value="2">
            <text:p>2</text:p>
          </table:table-cell>
          <table:table-cell table:formula="of:=CONCATENATE([.B180];&quot;-&quot;;[.G180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table:formula="of:=CONCATENATE(ADDRESS(MATCH([.B18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1];INDIRECT([.F181]);0)+ROW(INDIRECT([.F181]))-1;3;1;;&quot;correct assignment&quot;))" office:value-type="float" office:value="2">
            <text:p>2</text:p>
          </table:table-cell>
          <table:table-cell table:formula="of:=CONCATENATE([.B181];&quot;-&quot;;[.G181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/>
          <table:table-cell table:formula="of:=CONCATENATE(ADDRESS(MATCH([.B18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2];INDIRECT([.F182]);0)+ROW(INDIRECT([.F182]))-1;3;1;;&quot;correct assignment&quot;))" office:value-type="float" office:value="2">
            <text:p>2</text:p>
          </table:table-cell>
          <table:table-cell table:formula="of:=CONCATENATE([.B182];&quot;-&quot;;[.G182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table:formula="of:=CONCATENATE(ADDRESS(MATCH([.B18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3];INDIRECT([.F183]);0)+ROW(INDIRECT([.F183]))-1;3;1;;&quot;correct assignment&quot;))" office:value-type="float" office:value="1">
            <text:p>1</text:p>
          </table:table-cell>
          <table:table-cell table:formula="of:=CONCATENATE([.B183];&quot;-&quot;;[.G183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/>
          <table:table-cell table:formula="of:=CONCATENATE(ADDRESS(MATCH([.B18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4];INDIRECT([.F184]);0)+ROW(INDIRECT([.F184]))-1;3;1;;&quot;correct assignment&quot;))" office:value-type="float" office:value="1">
            <text:p>1</text:p>
          </table:table-cell>
          <table:table-cell table:formula="of:=CONCATENATE([.B184];&quot;-&quot;;[.G184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/>
          <table:table-cell table:formula="of:=CONCATENATE(ADDRESS(MATCH([.B18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5];INDIRECT([.F185]);0)+ROW(INDIRECT([.F185]))-1;3;1;;&quot;correct assignment&quot;))" office:value-type="float" office:value="1">
            <text:p>1</text:p>
          </table:table-cell>
          <table:table-cell table:formula="of:=CONCATENATE([.B185];&quot;-&quot;;[.G185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/>
          <table:table-cell table:formula="of:=CONCATENATE(ADDRESS(MATCH([.B18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6];INDIRECT([.F186]);0)+ROW(INDIRECT([.F186]))-1;3;1;;&quot;correct assignment&quot;))" office:value-type="float" office:value="1">
            <text:p>1</text:p>
          </table:table-cell>
          <table:table-cell table:formula="of:=CONCATENATE([.B186];&quot;-&quot;;[.G186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/>
          <table:table-cell table:formula="of:=CONCATENATE(ADDRESS(MATCH([.B18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7];INDIRECT([.F187]);0)+ROW(INDIRECT([.F187]))-1;3;1;;&quot;correct assignment&quot;))" office:value-type="float" office:value="1">
            <text:p>1</text:p>
          </table:table-cell>
          <table:table-cell table:formula="of:=CONCATENATE([.B187];&quot;-&quot;;[.G187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/>
          <table:table-cell table:formula="of:=CONCATENATE(ADDRESS(MATCH([.B18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8];INDIRECT([.F188]);0)+ROW(INDIRECT([.F188]))-1;3;1;;&quot;correct assignment&quot;))" office:value-type="float" office:value="1">
            <text:p>1</text:p>
          </table:table-cell>
          <table:table-cell table:formula="of:=CONCATENATE([.B188];&quot;-&quot;;[.G188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/>
          <table:table-cell table:formula="of:=CONCATENATE(ADDRESS(MATCH([.B18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9];INDIRECT([.F189]);0)+ROW(INDIRECT([.F189]))-1;3;1;;&quot;correct assignment&quot;))" office:value-type="float" office:value="9">
            <text:p>9</text:p>
          </table:table-cell>
          <table:table-cell table:formula="of:=CONCATENATE([.B189];&quot;-&quot;;[.G189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/>
          <table:table-cell table:formula="of:=CONCATENATE(ADDRESS(MATCH([.B19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0];INDIRECT([.F190]);0)+ROW(INDIRECT([.F190]))-1;3;1;;&quot;correct assignment&quot;))" office:value-type="float" office:value="9">
            <text:p>9</text:p>
          </table:table-cell>
          <table:table-cell table:formula="of:=CONCATENATE([.B190];&quot;-&quot;;[.G190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/>
          <table:table-cell table:formula="of:=CONCATENATE(ADDRESS(MATCH([.B19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1];INDIRECT([.F191]);0)+ROW(INDIRECT([.F191]))-1;3;1;;&quot;correct assignment&quot;))" office:value-type="float" office:value="5">
            <text:p>5</text:p>
          </table:table-cell>
          <table:table-cell table:formula="of:=CONCATENATE([.B191];&quot;-&quot;;[.G191])" office:value-type="string" office:string-value="79-5">
            <text:p>79-5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/>
          <table:table-cell table:formula="of:=CONCATENATE(ADDRESS(MATCH([.B19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2];INDIRECT([.F192]);0)+ROW(INDIRECT([.F192]))-1;3;1;;&quot;correct assignment&quot;))" office:value-type="float" office:value="9">
            <text:p>9</text:p>
          </table:table-cell>
          <table:table-cell table:formula="of:=CONCATENATE([.B192];&quot;-&quot;;[.G192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/>
          <table:table-cell table:formula="of:=CONCATENATE(ADDRESS(MATCH([.B19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3];INDIRECT([.F193]);0)+ROW(INDIRECT([.F193]))-1;3;1;;&quot;correct assignment&quot;))" office:value-type="float" office:value="8">
            <text:p>8</text:p>
          </table:table-cell>
          <table:table-cell table:formula="of:=CONCATENATE([.B193];&quot;-&quot;;[.G193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/>
          <table:table-cell table:formula="of:=CONCATENATE(ADDRESS(MATCH([.B19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4];INDIRECT([.F194]);0)+ROW(INDIRECT([.F194]))-1;3;1;;&quot;correct assignment&quot;))" office:value-type="float" office:value="8">
            <text:p>8</text:p>
          </table:table-cell>
          <table:table-cell table:formula="of:=CONCATENATE([.B194];&quot;-&quot;;[.G194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/>
          <table:table-cell table:formula="of:=CONCATENATE(ADDRESS(MATCH([.B19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5];INDIRECT([.F195]);0)+ROW(INDIRECT([.F195]))-1;3;1;;&quot;correct assignment&quot;))" office:value-type="float" office:value="9">
            <text:p>9</text:p>
          </table:table-cell>
          <table:table-cell table:formula="of:=CONCATENATE([.B195];&quot;-&quot;;[.G195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/>
          <table:table-cell table:formula="of:=CONCATENATE(ADDRESS(MATCH([.B19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6];INDIRECT([.F196]);0)+ROW(INDIRECT([.F196]))-1;3;1;;&quot;correct assignment&quot;))" office:value-type="float" office:value="9">
            <text:p>9</text:p>
          </table:table-cell>
          <table:table-cell table:formula="of:=CONCATENATE([.B196];&quot;-&quot;;[.G196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CONCATENATE(ADDRESS(MATCH([.B19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7];INDIRECT([.F197]);0)+ROW(INDIRECT([.F197]))-1;3;1;;&quot;correct assignment&quot;))" office:value-type="float" office:value="0">
            <text:p>#N/A</text:p>
          </table:table-cell>
          <table:table-cell table:formula="of:=CONCATENATE([.B197];&quot;-&quot;;[.G197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/>
          <table:table-cell table:formula="of:=CONCATENATE(ADDRESS(MATCH([.B19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8];INDIRECT([.F198]);0)+ROW(INDIRECT([.F198]))-1;3;1;;&quot;correct assignment&quot;))" office:value-type="float" office:value="0">
            <text:p>#N/A</text:p>
          </table:table-cell>
          <table:table-cell table:formula="of:=CONCATENATE([.B198];&quot;-&quot;;[.G198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/>
          <table:table-cell table:formula="of:=CONCATENATE(ADDRESS(MATCH([.B19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9];INDIRECT([.F199]);0)+ROW(INDIRECT([.F199]))-1;3;1;;&quot;correct assignment&quot;))" office:value-type="float" office:value="0">
            <text:p>#N/A</text:p>
          </table:table-cell>
          <table:table-cell table:formula="of:=CONCATENATE([.B199];&quot;-&quot;;[.G199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/>
          <table:table-cell table:formula="of:=CONCATENATE(ADDRESS(MATCH([.B20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200];INDIRECT([.F200]);0)+ROW(INDIRECT([.F200]))-1;3;1;;&quot;correct assignment&quot;))" office:value-type="float" office:value="0">
            <text:p>#N/A</text:p>
          </table:table-cell>
          <table:table-cell table:formula="of:=CONCATENATE([.B200];&quot;-&quot;;[.G200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/>
          <table:table-cell table:formula="of:=CONCATENATE(ADDRESS(MATCH([.B20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201];INDIRECT([.F201]);0)+ROW(INDIRECT([.F201]))-1;3;1;;&quot;correct assignment&quot;))" office:value-type="float" office:value="0">
            <text:p>#N/A</text:p>
          </table:table-cell>
          <table:table-cell table:formula="of:=CONCATENATE([.B201];&quot;-&quot;;[.G201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/>
          <table:table-cell table:formula="of:=CONCATENATE(ADDRESS(MATCH([.B20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202];INDIRECT([.F202]);0)+ROW(INDIRECT([.F202]))-1;3;1;;&quot;correct assignment&quot;))" office:value-type="float" office:value="0">
            <text:p>#N/A</text:p>
          </table:table-cell>
          <table:table-cell table:formula="of:=CONCATENATE([.B202];&quot;-&quot;;[.G202])" office:value-type="float" office:value="0">
            <text:p>#N/A</text:p>
          </table:table-cell>
          <table:table-cell table:number-columns-repeated="1016"/>
        </table:table-row>
      </table:table>
      <table:table table:name="dist 59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old maj dist id</text:p>
          </table:table-cell>
          <table:table-cell office:value-type="string">
            <text:p>old maj dist name</text:p>
          </table:table-cell>
          <table:table-cell office:value-type="string">
            <text:p>prec id</text:p>
          </table:table-cell>
          <table:table-cell office:value-type="string">
            <text:p>prec name</text:p>
          </table:table-cell>
          <table:table-cell/>
          <table:table-cell office:value-type="string">
            <text:p>fixed maj dist id</text:p>
          </table:table-cell>
          <table:table-cell office:value-type="string">
            <text:p>fix maj dist 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/>
          <table:table-cell table:formula="of:=INDIRECT(ADDRESS(MATCH([.C2];['correct assignment'.$D$2:.$D$123];0)+1;3;1;;&quot;correct assignment&quot;))" office:value-type="float" office:value="1">
            <text:p>1</text:p>
          </table:table-cell>
          <table:table-cell table:formula="of:=CONCATENATE(&quot;59-&quot;;[.F2])" office:value-type="string" office:string-value="59-1">
            <text:p>59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/>
          <table:table-cell table:formula="of:=INDIRECT(ADDRESS(MATCH([.C3];['correct assignment'.$D$2:.$D$123];0)+1;3;1;;&quot;correct assignment&quot;))" office:value-type="float" office:value="2">
            <text:p>2</text:p>
          </table:table-cell>
          <table:table-cell table:formula="of:=CONCATENATE(&quot;59-&quot;;[.F3])" office:value-type="string" office:string-value="59-2">
            <text:p>59-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100">
            <text:p>100</text:p>
          </table:table-cell>
          <table:table-cell office:value-type="string">
            <text:p>59-100</text:p>
          </table:table-cell>
          <table:table-cell/>
          <table:table-cell table:formula="of:=INDIRECT(ADDRESS(MATCH([.C4];['correct assignment'.$D$2:.$D$123];0)+1;3;1;;&quot;correct assignment&quot;))" office:value-type="float" office:value="5">
            <text:p>5</text:p>
          </table:table-cell>
          <table:table-cell table:formula="of:=CONCATENATE(&quot;59-&quot;;[.F4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101">
            <text:p>101</text:p>
          </table:table-cell>
          <table:table-cell office:value-type="string">
            <text:p>59-101</text:p>
          </table:table-cell>
          <table:table-cell/>
          <table:table-cell table:formula="of:=INDIRECT(ADDRESS(MATCH([.C5];['correct assignment'.$D$2:.$D$123];0)+1;3;1;;&quot;correct assignment&quot;))" office:value-type="float" office:value="5">
            <text:p>5</text:p>
          </table:table-cell>
          <table:table-cell table:formula="of:=CONCATENATE(&quot;59-&quot;;[.F5])" office:value-type="string" office:string-value="59-5">
            <text:p>59-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102">
            <text:p>102</text:p>
          </table:table-cell>
          <table:table-cell office:value-type="string">
            <text:p>59-102</text:p>
          </table:table-cell>
          <table:table-cell/>
          <table:table-cell table:formula="of:=INDIRECT(ADDRESS(MATCH([.C6];['correct assignment'.$D$2:.$D$123];0)+1;3;1;;&quot;correct assignment&quot;))" office:value-type="float" office:value="6">
            <text:p>6</text:p>
          </table:table-cell>
          <table:table-cell table:formula="of:=CONCATENATE(&quot;59-&quot;;[.F6])" office:value-type="string" office:string-value="59-6">
            <text:p>59-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103">
            <text:p>103</text:p>
          </table:table-cell>
          <table:table-cell office:value-type="string">
            <text:p>59-103</text:p>
          </table:table-cell>
          <table:table-cell/>
          <table:table-cell table:formula="of:=INDIRECT(ADDRESS(MATCH([.C7];['correct assignment'.$D$2:.$D$123];0)+1;3;1;;&quot;correct assignment&quot;))" office:value-type="float" office:value="6">
            <text:p>6</text:p>
          </table:table-cell>
          <table:table-cell table:formula="of:=CONCATENATE(&quot;59-&quot;;[.F7])" office:value-type="string" office:string-value="59-6">
            <text:p>59-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104">
            <text:p>104</text:p>
          </table:table-cell>
          <table:table-cell office:value-type="string">
            <text:p>59-104</text:p>
          </table:table-cell>
          <table:table-cell/>
          <table:table-cell table:formula="of:=INDIRECT(ADDRESS(MATCH([.C8];['correct assignment'.$D$2:.$D$123];0)+1;3;1;;&quot;correct assignment&quot;))" office:value-type="float" office:value="3">
            <text:p>3</text:p>
          </table:table-cell>
          <table:table-cell table:formula="of:=CONCATENATE(&quot;59-&quot;;[.F8])" office:value-type="string" office:string-value="59-3">
            <text:p>59-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105">
            <text:p>105</text:p>
          </table:table-cell>
          <table:table-cell office:value-type="string">
            <text:p>59-105</text:p>
          </table:table-cell>
          <table:table-cell/>
          <table:table-cell table:formula="of:=INDIRECT(ADDRESS(MATCH([.C9];['correct assignment'.$D$2:.$D$123];0)+1;3;1;;&quot;correct assignment&quot;))" office:value-type="float" office:value="3">
            <text:p>3</text:p>
          </table:table-cell>
          <table:table-cell table:formula="of:=CONCATENATE(&quot;59-&quot;;[.F9])" office:value-type="string" office:string-value="59-3">
            <text:p>59-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106">
            <text:p>106</text:p>
          </table:table-cell>
          <table:table-cell office:value-type="string">
            <text:p>59-106</text:p>
          </table:table-cell>
          <table:table-cell/>
          <table:table-cell table:formula="of:=INDIRECT(ADDRESS(MATCH([.C10];['correct assignment'.$D$2:.$D$123];0)+1;3;1;;&quot;correct assignment&quot;))" office:value-type="float" office:value="3">
            <text:p>3</text:p>
          </table:table-cell>
          <table:table-cell table:formula="of:=CONCATENATE(&quot;59-&quot;;[.F10])" office:value-type="string" office:string-value="59-3">
            <text:p>59-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07">
            <text:p>107</text:p>
          </table:table-cell>
          <table:table-cell office:value-type="string">
            <text:p>59-107</text:p>
          </table:table-cell>
          <table:table-cell/>
          <table:table-cell table:formula="of:=INDIRECT(ADDRESS(MATCH([.C11];['correct assignment'.$D$2:.$D$123];0)+1;3;1;;&quot;correct assignment&quot;))" office:value-type="float" office:value="4">
            <text:p>4</text:p>
          </table:table-cell>
          <table:table-cell table:formula="of:=CONCATENATE(&quot;59-&quot;;[.F11])" office:value-type="string" office:string-value="59-4">
            <text:p>59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08">
            <text:p>108</text:p>
          </table:table-cell>
          <table:table-cell office:value-type="string">
            <text:p>59-108</text:p>
          </table:table-cell>
          <table:table-cell/>
          <table:table-cell table:formula="of:=INDIRECT(ADDRESS(MATCH([.C12];['correct assignment'.$D$2:.$D$123];0)+1;3;1;;&quot;correct assignment&quot;))" office:value-type="float" office:value="4">
            <text:p>4</text:p>
          </table:table-cell>
          <table:table-cell table:formula="of:=CONCATENATE(&quot;59-&quot;;[.F12])" office:value-type="string" office:string-value="59-4">
            <text:p>59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09">
            <text:p>109</text:p>
          </table:table-cell>
          <table:table-cell office:value-type="string">
            <text:p>59-109</text:p>
          </table:table-cell>
          <table:table-cell/>
          <table:table-cell table:formula="of:=INDIRECT(ADDRESS(MATCH([.C13];['correct assignment'.$D$2:.$D$123];0)+1;3;1;;&quot;correct assignment&quot;))" office:value-type="float" office:value="4">
            <text:p>4</text:p>
          </table:table-cell>
          <table:table-cell table:formula="of:=CONCATENATE(&quot;59-&quot;;[.F13])" office:value-type="string" office:string-value="59-4">
            <text:p>59-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1">
            <text:p>11</text:p>
          </table:table-cell>
          <table:table-cell office:value-type="string">
            <text:p>59-11</text:p>
          </table:table-cell>
          <table:table-cell/>
          <table:table-cell table:formula="of:=INDIRECT(ADDRESS(MATCH([.C14];['correct assignment'.$D$2:.$D$123];0)+1;3;1;;&quot;correct assignment&quot;))" office:value-type="float" office:value="2">
            <text:p>2</text:p>
          </table:table-cell>
          <table:table-cell table:formula="of:=CONCATENATE(&quot;59-&quot;;[.F14])" office:value-type="string" office:string-value="59-2">
            <text:p>59-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10">
            <text:p>110</text:p>
          </table:table-cell>
          <table:table-cell office:value-type="string">
            <text:p>59-110</text:p>
          </table:table-cell>
          <table:table-cell/>
          <table:table-cell table:formula="of:=INDIRECT(ADDRESS(MATCH([.C15];['correct assignment'.$D$2:.$D$123];0)+1;3;1;;&quot;correct assignment&quot;))" office:value-type="float" office:value="4">
            <text:p>4</text:p>
          </table:table-cell>
          <table:table-cell table:formula="of:=CONCATENATE(&quot;59-&quot;;[.F15])" office:value-type="string" office:string-value="59-4">
            <text:p>59-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111">
            <text:p>111</text:p>
          </table:table-cell>
          <table:table-cell office:value-type="string">
            <text:p>59-111</text:p>
          </table:table-cell>
          <table:table-cell/>
          <table:table-cell table:formula="of:=INDIRECT(ADDRESS(MATCH([.C16];['correct assignment'.$D$2:.$D$123];0)+1;3;1;;&quot;correct assignment&quot;))" office:value-type="float" office:value="6">
            <text:p>6</text:p>
          </table:table-cell>
          <table:table-cell table:formula="of:=CONCATENATE(&quot;59-&quot;;[.F16])" office:value-type="string" office:string-value="59-6">
            <text:p>59-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12">
            <text:p>112</text:p>
          </table:table-cell>
          <table:table-cell office:value-type="string">
            <text:p>59-112</text:p>
          </table:table-cell>
          <table:table-cell/>
          <table:table-cell table:formula="of:=INDIRECT(ADDRESS(MATCH([.C17];['correct assignment'.$D$2:.$D$123];0)+1;3;1;;&quot;correct assignment&quot;))" office:value-type="float" office:value="4">
            <text:p>4</text:p>
          </table:table-cell>
          <table:table-cell table:formula="of:=CONCATENATE(&quot;59-&quot;;[.F17])" office:value-type="string" office:string-value="59-4">
            <text:p>59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13">
            <text:p>113</text:p>
          </table:table-cell>
          <table:table-cell office:value-type="string">
            <text:p>59-113</text:p>
          </table:table-cell>
          <table:table-cell/>
          <table:table-cell table:formula="of:=INDIRECT(ADDRESS(MATCH([.C18];['correct assignment'.$D$2:.$D$123];0)+1;3;1;;&quot;correct assignment&quot;))" office:value-type="float" office:value="4">
            <text:p>4</text:p>
          </table:table-cell>
          <table:table-cell table:formula="of:=CONCATENATE(&quot;59-&quot;;[.F18])" office:value-type="string" office:string-value="59-4">
            <text:p>59-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114">
            <text:p>114</text:p>
          </table:table-cell>
          <table:table-cell office:value-type="string">
            <text:p>59-114</text:p>
          </table:table-cell>
          <table:table-cell/>
          <table:table-cell table:formula="of:=INDIRECT(ADDRESS(MATCH([.C19];['correct assignment'.$D$2:.$D$123];0)+1;3;1;;&quot;correct assignment&quot;))" office:value-type="float" office:value="5">
            <text:p>5</text:p>
          </table:table-cell>
          <table:table-cell table:formula="of:=CONCATENATE(&quot;59-&quot;;[.F19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115">
            <text:p>115</text:p>
          </table:table-cell>
          <table:table-cell office:value-type="string">
            <text:p>59-115</text:p>
          </table:table-cell>
          <table:table-cell/>
          <table:table-cell table:formula="of:=INDIRECT(ADDRESS(MATCH([.C20];['correct assignment'.$D$2:.$D$123];0)+1;3;1;;&quot;correct assignment&quot;))" office:value-type="float" office:value="5">
            <text:p>5</text:p>
          </table:table-cell>
          <table:table-cell table:formula="of:=CONCATENATE(&quot;59-&quot;;[.F20])" office:value-type="string" office:string-value="59-5">
            <text:p>59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16">
            <text:p>116</text:p>
          </table:table-cell>
          <table:table-cell office:value-type="string">
            <text:p>59-116</text:p>
          </table:table-cell>
          <table:table-cell/>
          <table:table-cell table:formula="of:=INDIRECT(ADDRESS(MATCH([.C21];['correct assignment'.$D$2:.$D$123];0)+1;3;1;;&quot;correct assignment&quot;))" office:value-type="float" office:value="4">
            <text:p>4</text:p>
          </table:table-cell>
          <table:table-cell table:formula="of:=CONCATENATE(&quot;59-&quot;;[.F21])" office:value-type="string" office:string-value="59-4">
            <text:p>59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17">
            <text:p>117</text:p>
          </table:table-cell>
          <table:table-cell office:value-type="string">
            <text:p>59-117</text:p>
          </table:table-cell>
          <table:table-cell/>
          <table:table-cell table:formula="of:=INDIRECT(ADDRESS(MATCH([.C22];['correct assignment'.$D$2:.$D$123];0)+1;3;1;;&quot;correct assignment&quot;))" office:value-type="float" office:value="4">
            <text:p>4</text:p>
          </table:table-cell>
          <table:table-cell table:formula="of:=CONCATENATE(&quot;59-&quot;;[.F22])" office:value-type="string" office:string-value="59-4">
            <text:p>59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18">
            <text:p>118</text:p>
          </table:table-cell>
          <table:table-cell office:value-type="string">
            <text:p>59-118</text:p>
          </table:table-cell>
          <table:table-cell/>
          <table:table-cell table:formula="of:=INDIRECT(ADDRESS(MATCH([.C23];['correct assignment'.$D$2:.$D$123];0)+1;3;1;;&quot;correct assignment&quot;))" office:value-type="float" office:value="4">
            <text:p>4</text:p>
          </table:table-cell>
          <table:table-cell table:formula="of:=CONCATENATE(&quot;59-&quot;;[.F23])" office:value-type="string" office:string-value="59-4">
            <text:p>59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19">
            <text:p>119</text:p>
          </table:table-cell>
          <table:table-cell office:value-type="string">
            <text:p>59-119</text:p>
          </table:table-cell>
          <table:table-cell/>
          <table:table-cell table:formula="of:=INDIRECT(ADDRESS(MATCH([.C24];['correct assignment'.$D$2:.$D$123];0)+1;3;1;;&quot;correct assignment&quot;))" office:value-type="float" office:value="4">
            <text:p>4</text:p>
          </table:table-cell>
          <table:table-cell table:formula="of:=CONCATENATE(&quot;59-&quot;;[.F24])" office:value-type="string" office:string-value="59-4">
            <text:p>59-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2">
            <text:p>12</text:p>
          </table:table-cell>
          <table:table-cell office:value-type="string">
            <text:p>59-12</text:p>
          </table:table-cell>
          <table:table-cell/>
          <table:table-cell table:formula="of:=INDIRECT(ADDRESS(MATCH([.C25];['correct assignment'.$D$2:.$D$123];0)+1;3;1;;&quot;correct assignment&quot;))" office:value-type="float" office:value="2">
            <text:p>2</text:p>
          </table:table-cell>
          <table:table-cell table:formula="of:=CONCATENATE(&quot;59-&quot;;[.F25])" office:value-type="string" office:string-value="59-2">
            <text:p>59-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20">
            <text:p>120</text:p>
          </table:table-cell>
          <table:table-cell office:value-type="string">
            <text:p>59-120</text:p>
          </table:table-cell>
          <table:table-cell/>
          <table:table-cell table:formula="of:=INDIRECT(ADDRESS(MATCH([.C26];['correct assignment'.$D$2:.$D$123];0)+1;3;1;;&quot;correct assignment&quot;))" office:value-type="float" office:value="4">
            <text:p>4</text:p>
          </table:table-cell>
          <table:table-cell table:formula="of:=CONCATENATE(&quot;59-&quot;;[.F26])" office:value-type="string" office:string-value="59-4">
            <text:p>59-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21">
            <text:p>121</text:p>
          </table:table-cell>
          <table:table-cell office:value-type="string">
            <text:p>59-121</text:p>
          </table:table-cell>
          <table:table-cell/>
          <table:table-cell table:formula="of:=INDIRECT(ADDRESS(MATCH([.C27];['correct assignment'.$D$2:.$D$123];0)+1;3;1;;&quot;correct assignment&quot;))" office:value-type="float" office:value="2">
            <text:p>2</text:p>
          </table:table-cell>
          <table:table-cell table:formula="of:=CONCATENATE(&quot;59-&quot;;[.F27])" office:value-type="string" office:string-value="59-2">
            <text:p>59-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122">
            <text:p>122</text:p>
          </table:table-cell>
          <table:table-cell office:value-type="string">
            <text:p>59-122</text:p>
          </table:table-cell>
          <table:table-cell/>
          <table:table-cell table:formula="of:=INDIRECT(ADDRESS(MATCH([.C28];['correct assignment'.$D$2:.$D$123];0)+1;3;1;;&quot;correct assignment&quot;))" office:value-type="float" office:value="6">
            <text:p>6</text:p>
          </table:table-cell>
          <table:table-cell table:formula="of:=CONCATENATE(&quot;59-&quot;;[.F28])" office:value-type="string" office:string-value="59-6">
            <text:p>59-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23">
            <text:p>123</text:p>
          </table:table-cell>
          <table:table-cell office:value-type="string">
            <text:p>59-123</text:p>
          </table:table-cell>
          <table:table-cell/>
          <table:table-cell table:formula="of:=INDIRECT(ADDRESS(MATCH([.C29];['correct assignment'.$D$2:.$D$123];0)+1;3;1;;&quot;correct assignment&quot;))" office:value-type="float" office:value="2">
            <text:p>2</text:p>
          </table:table-cell>
          <table:table-cell table:formula="of:=CONCATENATE(&quot;59-&quot;;[.F29])" office:value-type="string" office:string-value="59-2">
            <text:p>59-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124">
            <text:p>124</text:p>
          </table:table-cell>
          <table:table-cell office:value-type="string">
            <text:p>59-124</text:p>
          </table:table-cell>
          <table:table-cell/>
          <table:table-cell table:formula="of:=INDIRECT(ADDRESS(MATCH([.C30];['correct assignment'.$D$2:.$D$123];0)+1;3;1;;&quot;correct assignment&quot;))" office:value-type="float" office:value="1">
            <text:p>1</text:p>
          </table:table-cell>
          <table:table-cell table:formula="of:=CONCATENATE(&quot;59-&quot;;[.F30])" office:value-type="string" office:string-value="59-1">
            <text:p>59-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25">
            <text:p>125</text:p>
          </table:table-cell>
          <table:table-cell office:value-type="string">
            <text:p>59-125</text:p>
          </table:table-cell>
          <table:table-cell/>
          <table:table-cell table:formula="of:=INDIRECT(ADDRESS(MATCH([.C31];['correct assignment'.$D$2:.$D$123];0)+1;3;1;;&quot;correct assignment&quot;))" office:value-type="float" office:value="8">
            <text:p>8</text:p>
          </table:table-cell>
          <table:table-cell table:formula="of:=CONCATENATE(&quot;59-&quot;;[.F31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3">
            <text:p>13</text:p>
          </table:table-cell>
          <table:table-cell office:value-type="string">
            <text:p>59-13</text:p>
          </table:table-cell>
          <table:table-cell/>
          <table:table-cell table:formula="of:=INDIRECT(ADDRESS(MATCH([.C32];['correct assignment'.$D$2:.$D$123];0)+1;3;1;;&quot;correct assignment&quot;))" office:value-type="float" office:value="8">
            <text:p>8</text:p>
          </table:table-cell>
          <table:table-cell table:formula="of:=CONCATENATE(&quot;59-&quot;;[.F32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4">
            <text:p>14</text:p>
          </table:table-cell>
          <table:table-cell office:value-type="string">
            <text:p>59-14</text:p>
          </table:table-cell>
          <table:table-cell/>
          <table:table-cell table:formula="of:=INDIRECT(ADDRESS(MATCH([.C33];['correct assignment'.$D$2:.$D$123];0)+1;3;1;;&quot;correct assignment&quot;))" office:value-type="float" office:value="8">
            <text:p>8</text:p>
          </table:table-cell>
          <table:table-cell table:formula="of:=CONCATENATE(&quot;59-&quot;;[.F33])" office:value-type="string" office:string-value="59-8">
            <text:p>59-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5">
            <text:p>15</text:p>
          </table:table-cell>
          <table:table-cell office:value-type="string">
            <text:p>59-15</text:p>
          </table:table-cell>
          <table:table-cell/>
          <table:table-cell table:formula="of:=INDIRECT(ADDRESS(MATCH([.C34];['correct assignment'.$D$2:.$D$123];0)+1;3;1;;&quot;correct assignment&quot;))" office:value-type="float" office:value="2">
            <text:p>2</text:p>
          </table:table-cell>
          <table:table-cell table:formula="of:=CONCATENATE(&quot;59-&quot;;[.F34])" office:value-type="string" office:string-value="59-2">
            <text:p>59-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16">
            <text:p>16</text:p>
          </table:table-cell>
          <table:table-cell office:value-type="string">
            <text:p>59-16</text:p>
          </table:table-cell>
          <table:table-cell/>
          <table:table-cell table:formula="of:=INDIRECT(ADDRESS(MATCH([.C35];['correct assignment'.$D$2:.$D$123];0)+1;3;1;;&quot;correct assignment&quot;))" office:value-type="float" office:value="9">
            <text:p>9</text:p>
          </table:table-cell>
          <table:table-cell table:formula="of:=CONCATENATE(&quot;59-&quot;;[.F35])" office:value-type="string" office:string-value="59-9">
            <text:p>5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17">
            <text:p>17</text:p>
          </table:table-cell>
          <table:table-cell office:value-type="string">
            <text:p>59-17</text:p>
          </table:table-cell>
          <table:table-cell/>
          <table:table-cell table:formula="of:=INDIRECT(ADDRESS(MATCH([.C36];['correct assignment'.$D$2:.$D$123];0)+1;3;1;;&quot;correct assignment&quot;))" office:value-type="float" office:value="9">
            <text:p>9</text:p>
          </table:table-cell>
          <table:table-cell table:formula="of:=CONCATENATE(&quot;59-&quot;;[.F36])" office:value-type="string" office:string-value="59-9">
            <text:p>5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18">
            <text:p>18</text:p>
          </table:table-cell>
          <table:table-cell office:value-type="string">
            <text:p>59-18</text:p>
          </table:table-cell>
          <table:table-cell/>
          <table:table-cell table:formula="of:=INDIRECT(ADDRESS(MATCH([.C37];['correct assignment'.$D$2:.$D$123];0)+1;3;1;;&quot;correct assignment&quot;))" office:value-type="float" office:value="9">
            <text:p>9</text:p>
          </table:table-cell>
          <table:table-cell table:formula="of:=CONCATENATE(&quot;59-&quot;;[.F37])" office:value-type="string" office:string-value="59-9">
            <text:p>59-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9">
            <text:p>19</text:p>
          </table:table-cell>
          <table:table-cell office:value-type="string">
            <text:p>59-19</text:p>
          </table:table-cell>
          <table:table-cell/>
          <table:table-cell table:formula="of:=INDIRECT(ADDRESS(MATCH([.C38];['correct assignment'.$D$2:.$D$123];0)+1;3;1;;&quot;correct assignment&quot;))" office:value-type="float" office:value="8">
            <text:p>8</text:p>
          </table:table-cell>
          <table:table-cell table:formula="of:=CONCATENATE(&quot;59-&quot;;[.F38])" office:value-type="string" office:string-value="59-8">
            <text:p>59-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/>
          <table:table-cell table:formula="of:=INDIRECT(ADDRESS(MATCH([.C39];['correct assignment'.$D$2:.$D$123];0)+1;3;1;;&quot;correct assignment&quot;))" office:value-type="float" office:value="2">
            <text:p>2</text:p>
          </table:table-cell>
          <table:table-cell table:formula="of:=CONCATENATE(&quot;59-&quot;;[.F39])" office:value-type="string" office:string-value="59-2">
            <text:p>59-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20">
            <text:p>20</text:p>
          </table:table-cell>
          <table:table-cell office:value-type="string">
            <text:p>59-20</text:p>
          </table:table-cell>
          <table:table-cell/>
          <table:table-cell table:formula="of:=INDIRECT(ADDRESS(MATCH([.C40];['correct assignment'.$D$2:.$D$123];0)+1;3;1;;&quot;correct assignment&quot;))" office:value-type="float" office:value="9">
            <text:p>9</text:p>
          </table:table-cell>
          <table:table-cell table:formula="of:=CONCATENATE(&quot;59-&quot;;[.F40])" office:value-type="string" office:string-value="59-9">
            <text:p>5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21">
            <text:p>21</text:p>
          </table:table-cell>
          <table:table-cell office:value-type="string">
            <text:p>59-21</text:p>
          </table:table-cell>
          <table:table-cell/>
          <table:table-cell table:formula="of:=INDIRECT(ADDRESS(MATCH([.C41];['correct assignment'.$D$2:.$D$123];0)+1;3;1;;&quot;correct assignment&quot;))" office:value-type="float" office:value="9">
            <text:p>9</text:p>
          </table:table-cell>
          <table:table-cell table:formula="of:=CONCATENATE(&quot;59-&quot;;[.F41])" office:value-type="string" office:string-value="59-9">
            <text:p>59-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2">
            <text:p>22</text:p>
          </table:table-cell>
          <table:table-cell office:value-type="string">
            <text:p>59-22</text:p>
          </table:table-cell>
          <table:table-cell/>
          <table:table-cell table:formula="of:=INDIRECT(ADDRESS(MATCH([.C42];['correct assignment'.$D$2:.$D$123];0)+1;3;1;;&quot;correct assignment&quot;))" office:value-type="float" office:value="8">
            <text:p>8</text:p>
          </table:table-cell>
          <table:table-cell table:formula="of:=CONCATENATE(&quot;59-&quot;;[.F42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3">
            <text:p>23</text:p>
          </table:table-cell>
          <table:table-cell office:value-type="string">
            <text:p>59-23</text:p>
          </table:table-cell>
          <table:table-cell/>
          <table:table-cell table:formula="of:=INDIRECT(ADDRESS(MATCH([.C43];['correct assignment'.$D$2:.$D$123];0)+1;3;1;;&quot;correct assignment&quot;))" office:value-type="float" office:value="8">
            <text:p>8</text:p>
          </table:table-cell>
          <table:table-cell table:formula="of:=CONCATENATE(&quot;59-&quot;;[.F43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4">
            <text:p>24</text:p>
          </table:table-cell>
          <table:table-cell office:value-type="string">
            <text:p>59-24</text:p>
          </table:table-cell>
          <table:table-cell/>
          <table:table-cell table:formula="of:=INDIRECT(ADDRESS(MATCH([.C44];['correct assignment'.$D$2:.$D$123];0)+1;3;1;;&quot;correct assignment&quot;))" office:value-type="float" office:value="8">
            <text:p>8</text:p>
          </table:table-cell>
          <table:table-cell table:formula="of:=CONCATENATE(&quot;59-&quot;;[.F44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5">
            <text:p>25</text:p>
          </table:table-cell>
          <table:table-cell office:value-type="string">
            <text:p>59-25</text:p>
          </table:table-cell>
          <table:table-cell/>
          <table:table-cell table:formula="of:=INDIRECT(ADDRESS(MATCH([.C45];['correct assignment'.$D$2:.$D$123];0)+1;3;1;;&quot;correct assignment&quot;))" office:value-type="float" office:value="8">
            <text:p>8</text:p>
          </table:table-cell>
          <table:table-cell table:formula="of:=CONCATENATE(&quot;59-&quot;;[.F45])" office:value-type="string" office:string-value="59-8">
            <text:p>59-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26">
            <text:p>26</text:p>
          </table:table-cell>
          <table:table-cell office:value-type="string">
            <text:p>59-26</text:p>
          </table:table-cell>
          <table:table-cell/>
          <table:table-cell table:formula="of:=INDIRECT(ADDRESS(MATCH([.C46];['correct assignment'.$D$2:.$D$123];0)+1;3;1;;&quot;correct assignment&quot;))" office:value-type="float" office:value="2">
            <text:p>2</text:p>
          </table:table-cell>
          <table:table-cell table:formula="of:=CONCATENATE(&quot;59-&quot;;[.F46])" office:value-type="string" office:string-value="59-2">
            <text:p>59-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7">
            <text:p>27</text:p>
          </table:table-cell>
          <table:table-cell office:value-type="string">
            <text:p>59-27</text:p>
          </table:table-cell>
          <table:table-cell/>
          <table:table-cell table:formula="of:=INDIRECT(ADDRESS(MATCH([.C47];['correct assignment'.$D$2:.$D$123];0)+1;3;1;;&quot;correct assignment&quot;))" office:value-type="float" office:value="8">
            <text:p>8</text:p>
          </table:table-cell>
          <table:table-cell table:formula="of:=CONCATENATE(&quot;59-&quot;;[.F47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8">
            <text:p>28</text:p>
          </table:table-cell>
          <table:table-cell office:value-type="string">
            <text:p>59-28</text:p>
          </table:table-cell>
          <table:table-cell/>
          <table:table-cell table:formula="of:=INDIRECT(ADDRESS(MATCH([.C48];['correct assignment'.$D$2:.$D$123];0)+1;3;1;;&quot;correct assignment&quot;))" office:value-type="float" office:value="8">
            <text:p>8</text:p>
          </table:table-cell>
          <table:table-cell table:formula="of:=CONCATENATE(&quot;59-&quot;;[.F48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9">
            <text:p>29</text:p>
          </table:table-cell>
          <table:table-cell office:value-type="string">
            <text:p>59-29</text:p>
          </table:table-cell>
          <table:table-cell/>
          <table:table-cell table:formula="of:=INDIRECT(ADDRESS(MATCH([.C49];['correct assignment'.$D$2:.$D$123];0)+1;3;1;;&quot;correct assignment&quot;))" office:value-type="float" office:value="8">
            <text:p>8</text:p>
          </table:table-cell>
          <table:table-cell table:formula="of:=CONCATENATE(&quot;59-&quot;;[.F49])" office:value-type="string" office:string-value="59-8">
            <text:p>59-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/>
          <table:table-cell table:formula="of:=INDIRECT(ADDRESS(MATCH([.C50];['correct assignment'.$D$2:.$D$123];0)+1;3;1;;&quot;correct assignment&quot;))" office:value-type="float" office:value="1">
            <text:p>1</text:p>
          </table:table-cell>
          <table:table-cell table:formula="of:=CONCATENATE(&quot;59-&quot;;[.F50])" office:value-type="string" office:string-value="59-1">
            <text:p>59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30">
            <text:p>30</text:p>
          </table:table-cell>
          <table:table-cell office:value-type="string">
            <text:p>59-30</text:p>
          </table:table-cell>
          <table:table-cell/>
          <table:table-cell table:formula="of:=INDIRECT(ADDRESS(MATCH([.C51];['correct assignment'.$D$2:.$D$123];0)+1;3;1;;&quot;correct assignment&quot;))" office:value-type="float" office:value="5">
            <text:p>5</text:p>
          </table:table-cell>
          <table:table-cell table:formula="of:=CONCATENATE(&quot;59-&quot;;[.F51])" office:value-type="string" office:string-value="59-5">
            <text:p>59-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31">
            <text:p>31</text:p>
          </table:table-cell>
          <table:table-cell office:value-type="string">
            <text:p>59-31</text:p>
          </table:table-cell>
          <table:table-cell/>
          <table:table-cell table:formula="of:=INDIRECT(ADDRESS(MATCH([.C52];['correct assignment'.$D$2:.$D$123];0)+1;3;1;;&quot;correct assignment&quot;))" office:value-type="float" office:value="8">
            <text:p>8</text:p>
          </table:table-cell>
          <table:table-cell table:formula="of:=CONCATENATE(&quot;59-&quot;;[.F52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32">
            <text:p>32</text:p>
          </table:table-cell>
          <table:table-cell office:value-type="string">
            <text:p>59-32</text:p>
          </table:table-cell>
          <table:table-cell/>
          <table:table-cell table:formula="of:=INDIRECT(ADDRESS(MATCH([.C53];['correct assignment'.$D$2:.$D$123];0)+1;3;1;;&quot;correct assignment&quot;))" office:value-type="float" office:value="8">
            <text:p>8</text:p>
          </table:table-cell>
          <table:table-cell table:formula="of:=CONCATENATE(&quot;59-&quot;;[.F53])" office:value-type="string" office:string-value="59-8">
            <text:p>59-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33">
            <text:p>33</text:p>
          </table:table-cell>
          <table:table-cell office:value-type="string">
            <text:p>59-33</text:p>
          </table:table-cell>
          <table:table-cell/>
          <table:table-cell table:formula="of:=INDIRECT(ADDRESS(MATCH([.C54];['correct assignment'.$D$2:.$D$123];0)+1;3;1;;&quot;correct assignment&quot;))" office:value-type="float" office:value="5">
            <text:p>5</text:p>
          </table:table-cell>
          <table:table-cell table:formula="of:=CONCATENATE(&quot;59-&quot;;[.F54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34">
            <text:p>34</text:p>
          </table:table-cell>
          <table:table-cell office:value-type="string">
            <text:p>59-34</text:p>
          </table:table-cell>
          <table:table-cell/>
          <table:table-cell table:formula="of:=INDIRECT(ADDRESS(MATCH([.C55];['correct assignment'.$D$2:.$D$123];0)+1;3;1;;&quot;correct assignment&quot;))" office:value-type="float" office:value="5">
            <text:p>5</text:p>
          </table:table-cell>
          <table:table-cell table:formula="of:=CONCATENATE(&quot;59-&quot;;[.F55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35">
            <text:p>35</text:p>
          </table:table-cell>
          <table:table-cell office:value-type="string">
            <text:p>59-35</text:p>
          </table:table-cell>
          <table:table-cell/>
          <table:table-cell table:formula="of:=INDIRECT(ADDRESS(MATCH([.C56];['correct assignment'.$D$2:.$D$123];0)+1;3;1;;&quot;correct assignment&quot;))" office:value-type="float" office:value="5">
            <text:p>5</text:p>
          </table:table-cell>
          <table:table-cell table:formula="of:=CONCATENATE(&quot;59-&quot;;[.F56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36">
            <text:p>36</text:p>
          </table:table-cell>
          <table:table-cell office:value-type="string">
            <text:p>59-36</text:p>
          </table:table-cell>
          <table:table-cell/>
          <table:table-cell table:formula="of:=INDIRECT(ADDRESS(MATCH([.C57];['correct assignment'.$D$2:.$D$123];0)+1;3;1;;&quot;correct assignment&quot;))" office:value-type="float" office:value="5">
            <text:p>5</text:p>
          </table:table-cell>
          <table:table-cell table:formula="of:=CONCATENATE(&quot;59-&quot;;[.F57])" office:value-type="string" office:string-value="59-5">
            <text:p>59-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37">
            <text:p>37</text:p>
          </table:table-cell>
          <table:table-cell office:value-type="string">
            <text:p>59-37</text:p>
          </table:table-cell>
          <table:table-cell/>
          <table:table-cell table:formula="of:=INDIRECT(ADDRESS(MATCH([.C58];['correct assignment'.$D$2:.$D$123];0)+1;3;1;;&quot;correct assignment&quot;))" office:value-type="float" office:value="2">
            <text:p>2</text:p>
          </table:table-cell>
          <table:table-cell table:formula="of:=CONCATENATE(&quot;59-&quot;;[.F58])" office:value-type="string" office:string-value="59-2">
            <text:p>5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38">
            <text:p>38</text:p>
          </table:table-cell>
          <table:table-cell office:value-type="string">
            <text:p>59-38</text:p>
          </table:table-cell>
          <table:table-cell/>
          <table:table-cell table:formula="of:=INDIRECT(ADDRESS(MATCH([.C59];['correct assignment'.$D$2:.$D$123];0)+1;3;1;;&quot;correct assignment&quot;))" office:value-type="float" office:value="2">
            <text:p>2</text:p>
          </table:table-cell>
          <table:table-cell table:formula="of:=CONCATENATE(&quot;59-&quot;;[.F59])" office:value-type="string" office:string-value="59-2">
            <text:p>5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39">
            <text:p>39</text:p>
          </table:table-cell>
          <table:table-cell office:value-type="string">
            <text:p>59-39</text:p>
          </table:table-cell>
          <table:table-cell/>
          <table:table-cell table:formula="of:=INDIRECT(ADDRESS(MATCH([.C60];['correct assignment'.$D$2:.$D$123];0)+1;3;1;;&quot;correct assignment&quot;))" office:value-type="float" office:value="2">
            <text:p>2</text:p>
          </table:table-cell>
          <table:table-cell table:formula="of:=CONCATENATE(&quot;59-&quot;;[.F60])" office:value-type="string" office:string-value="59-2">
            <text:p>59-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/>
          <table:table-cell table:formula="of:=INDIRECT(ADDRESS(MATCH([.C61];['correct assignment'.$D$2:.$D$123];0)+1;3;1;;&quot;correct assignment&quot;))" office:value-type="float" office:value="3">
            <text:p>3</text:p>
          </table:table-cell>
          <table:table-cell table:formula="of:=CONCATENATE(&quot;59-&quot;;[.F61])" office:value-type="string" office:string-value="59-3">
            <text:p>59-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40">
            <text:p>40</text:p>
          </table:table-cell>
          <table:table-cell office:value-type="string">
            <text:p>59-40</text:p>
          </table:table-cell>
          <table:table-cell/>
          <table:table-cell table:formula="of:=INDIRECT(ADDRESS(MATCH([.C62];['correct assignment'.$D$2:.$D$123];0)+1;3;1;;&quot;correct assignment&quot;))" office:value-type="float" office:value="2">
            <text:p>2</text:p>
          </table:table-cell>
          <table:table-cell table:formula="of:=CONCATENATE(&quot;59-&quot;;[.F62])" office:value-type="string" office:string-value="59-2">
            <text:p>5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41">
            <text:p>41</text:p>
          </table:table-cell>
          <table:table-cell office:value-type="string">
            <text:p>59-41</text:p>
          </table:table-cell>
          <table:table-cell/>
          <table:table-cell table:formula="of:=INDIRECT(ADDRESS(MATCH([.C63];['correct assignment'.$D$2:.$D$123];0)+1;3;1;;&quot;correct assignment&quot;))" office:value-type="float" office:value="2">
            <text:p>2</text:p>
          </table:table-cell>
          <table:table-cell table:formula="of:=CONCATENATE(&quot;59-&quot;;[.F63])" office:value-type="string" office:string-value="59-2">
            <text:p>59-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2">
            <text:p>42</text:p>
          </table:table-cell>
          <table:table-cell office:value-type="string">
            <text:p>59-42</text:p>
          </table:table-cell>
          <table:table-cell/>
          <table:table-cell table:formula="of:=INDIRECT(ADDRESS(MATCH([.C64];['correct assignment'.$D$2:.$D$123];0)+1;3;1;;&quot;correct assignment&quot;))" office:value-type="float" office:value="5">
            <text:p>5</text:p>
          </table:table-cell>
          <table:table-cell table:formula="of:=CONCATENATE(&quot;59-&quot;;[.F64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3">
            <text:p>43</text:p>
          </table:table-cell>
          <table:table-cell office:value-type="string">
            <text:p>59-43</text:p>
          </table:table-cell>
          <table:table-cell/>
          <table:table-cell table:formula="of:=INDIRECT(ADDRESS(MATCH([.C65];['correct assignment'.$D$2:.$D$123];0)+1;3;1;;&quot;correct assignment&quot;))" office:value-type="float" office:value="5">
            <text:p>5</text:p>
          </table:table-cell>
          <table:table-cell table:formula="of:=CONCATENATE(&quot;59-&quot;;[.F65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4">
            <text:p>44</text:p>
          </table:table-cell>
          <table:table-cell office:value-type="string">
            <text:p>59-44</text:p>
          </table:table-cell>
          <table:table-cell/>
          <table:table-cell table:formula="of:=INDIRECT(ADDRESS(MATCH([.C66];['correct assignment'.$D$2:.$D$123];0)+1;3;1;;&quot;correct assignment&quot;))" office:value-type="float" office:value="5">
            <text:p>5</text:p>
          </table:table-cell>
          <table:table-cell table:formula="of:=CONCATENATE(&quot;59-&quot;;[.F66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5">
            <text:p>45</text:p>
          </table:table-cell>
          <table:table-cell office:value-type="string">
            <text:p>59-45</text:p>
          </table:table-cell>
          <table:table-cell/>
          <table:table-cell table:formula="of:=INDIRECT(ADDRESS(MATCH([.C67];['correct assignment'.$D$2:.$D$123];0)+1;3;1;;&quot;correct assignment&quot;))" office:value-type="float" office:value="5">
            <text:p>5</text:p>
          </table:table-cell>
          <table:table-cell table:formula="of:=CONCATENATE(&quot;59-&quot;;[.F67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6">
            <text:p>46</text:p>
          </table:table-cell>
          <table:table-cell office:value-type="string">
            <text:p>59-46</text:p>
          </table:table-cell>
          <table:table-cell/>
          <table:table-cell table:formula="of:=INDIRECT(ADDRESS(MATCH([.C68];['correct assignment'.$D$2:.$D$123];0)+1;3;1;;&quot;correct assignment&quot;))" office:value-type="float" office:value="5">
            <text:p>5</text:p>
          </table:table-cell>
          <table:table-cell table:formula="of:=CONCATENATE(&quot;59-&quot;;[.F68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7">
            <text:p>47</text:p>
          </table:table-cell>
          <table:table-cell office:value-type="string">
            <text:p>59-47</text:p>
          </table:table-cell>
          <table:table-cell/>
          <table:table-cell table:formula="of:=INDIRECT(ADDRESS(MATCH([.C69];['correct assignment'.$D$2:.$D$123];0)+1;3;1;;&quot;correct assignment&quot;))" office:value-type="float" office:value="5">
            <text:p>5</text:p>
          </table:table-cell>
          <table:table-cell table:formula="of:=CONCATENATE(&quot;59-&quot;;[.F69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8">
            <text:p>48</text:p>
          </table:table-cell>
          <table:table-cell office:value-type="string">
            <text:p>59-48</text:p>
          </table:table-cell>
          <table:table-cell/>
          <table:table-cell table:formula="of:=INDIRECT(ADDRESS(MATCH([.C70];['correct assignment'.$D$2:.$D$123];0)+1;3;1;;&quot;correct assignment&quot;))" office:value-type="float" office:value="5">
            <text:p>5</text:p>
          </table:table-cell>
          <table:table-cell table:formula="of:=CONCATENATE(&quot;59-&quot;;[.F70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9">
            <text:p>49</text:p>
          </table:table-cell>
          <table:table-cell office:value-type="string">
            <text:p>59-49</text:p>
          </table:table-cell>
          <table:table-cell/>
          <table:table-cell table:formula="of:=INDIRECT(ADDRESS(MATCH([.C71];['correct assignment'.$D$2:.$D$123];0)+1;3;1;;&quot;correct assignment&quot;))" office:value-type="float" office:value="5">
            <text:p>5</text:p>
          </table:table-cell>
          <table:table-cell table:formula="of:=CONCATENATE(&quot;59-&quot;;[.F71])" office:value-type="string" office:string-value="59-5">
            <text:p>59-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/>
          <table:table-cell table:formula="of:=INDIRECT(ADDRESS(MATCH([.C72];['correct assignment'.$D$2:.$D$123];0)+1;3;1;;&quot;correct assignment&quot;))" office:value-type="float" office:value="2">
            <text:p>2</text:p>
          </table:table-cell>
          <table:table-cell table:formula="of:=CONCATENATE(&quot;59-&quot;;[.F72])" office:value-type="string" office:string-value="59-2">
            <text:p>59-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50">
            <text:p>50</text:p>
          </table:table-cell>
          <table:table-cell office:value-type="string">
            <text:p>59-50</text:p>
          </table:table-cell>
          <table:table-cell/>
          <table:table-cell table:formula="of:=INDIRECT(ADDRESS(MATCH([.C73];['correct assignment'.$D$2:.$D$123];0)+1;3;1;;&quot;correct assignment&quot;))" office:value-type="float" office:value="5">
            <text:p>5</text:p>
          </table:table-cell>
          <table:table-cell table:formula="of:=CONCATENATE(&quot;59-&quot;;[.F73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51">
            <text:p>51</text:p>
          </table:table-cell>
          <table:table-cell office:value-type="string">
            <text:p>59-51</text:p>
          </table:table-cell>
          <table:table-cell/>
          <table:table-cell table:formula="of:=INDIRECT(ADDRESS(MATCH([.C74];['correct assignment'.$D$2:.$D$123];0)+1;3;1;;&quot;correct assignment&quot;))" office:value-type="float" office:value="5">
            <text:p>5</text:p>
          </table:table-cell>
          <table:table-cell table:formula="of:=CONCATENATE(&quot;59-&quot;;[.F74])" office:value-type="string" office:string-value="59-5">
            <text:p>59-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9-17</text:p>
          </table:table-cell>
          <table:table-cell office:value-type="float" office:value="52">
            <text:p>52</text:p>
          </table:table-cell>
          <table:table-cell office:value-type="string">
            <text:p>59-52</text:p>
          </table:table-cell>
          <table:table-cell/>
          <table:table-cell table:formula="of:=INDIRECT(ADDRESS(MATCH([.C75];['correct assignment'.$D$2:.$D$123];0)+1;3;1;;&quot;correct assignment&quot;))" office:value-type="float" office:value="7">
            <text:p>7</text:p>
          </table:table-cell>
          <table:table-cell table:formula="of:=CONCATENATE(&quot;59-&quot;;[.F75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53">
            <text:p>53</text:p>
          </table:table-cell>
          <table:table-cell office:value-type="string">
            <text:p>59-53</text:p>
          </table:table-cell>
          <table:table-cell/>
          <table:table-cell table:formula="of:=INDIRECT(ADDRESS(MATCH([.C76];['correct assignment'.$D$2:.$D$123];0)+1;3;1;;&quot;correct assignment&quot;))" office:value-type="float" office:value="7">
            <text:p>7</text:p>
          </table:table-cell>
          <table:table-cell table:formula="of:=CONCATENATE(&quot;59-&quot;;[.F76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54">
            <text:p>54</text:p>
          </table:table-cell>
          <table:table-cell office:value-type="string">
            <text:p>59-54</text:p>
          </table:table-cell>
          <table:table-cell/>
          <table:table-cell table:formula="of:=INDIRECT(ADDRESS(MATCH([.C77];['correct assignment'.$D$2:.$D$123];0)+1;3;1;;&quot;correct assignment&quot;))" office:value-type="float" office:value="7">
            <text:p>7</text:p>
          </table:table-cell>
          <table:table-cell table:formula="of:=CONCATENATE(&quot;59-&quot;;[.F77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55">
            <text:p>55</text:p>
          </table:table-cell>
          <table:table-cell office:value-type="string">
            <text:p>59-55</text:p>
          </table:table-cell>
          <table:table-cell/>
          <table:table-cell table:formula="of:=INDIRECT(ADDRESS(MATCH([.C78];['correct assignment'.$D$2:.$D$123];0)+1;3;1;;&quot;correct assignment&quot;))" office:value-type="float" office:value="7">
            <text:p>7</text:p>
          </table:table-cell>
          <table:table-cell table:formula="of:=CONCATENATE(&quot;59-&quot;;[.F78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56">
            <text:p>56</text:p>
          </table:table-cell>
          <table:table-cell office:value-type="string">
            <text:p>59-56</text:p>
          </table:table-cell>
          <table:table-cell/>
          <table:table-cell table:formula="of:=INDIRECT(ADDRESS(MATCH([.C79];['correct assignment'.$D$2:.$D$123];0)+1;3;1;;&quot;correct assignment&quot;))" office:value-type="float" office:value="7">
            <text:p>7</text:p>
          </table:table-cell>
          <table:table-cell table:formula="of:=CONCATENATE(&quot;59-&quot;;[.F79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57">
            <text:p>57</text:p>
          </table:table-cell>
          <table:table-cell office:value-type="string">
            <text:p>59-57</text:p>
          </table:table-cell>
          <table:table-cell/>
          <table:table-cell table:formula="of:=INDIRECT(ADDRESS(MATCH([.C80];['correct assignment'.$D$2:.$D$123];0)+1;3;1;;&quot;correct assignment&quot;))" office:value-type="float" office:value="7">
            <text:p>7</text:p>
          </table:table-cell>
          <table:table-cell table:formula="of:=CONCATENATE(&quot;59-&quot;;[.F80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58">
            <text:p>58</text:p>
          </table:table-cell>
          <table:table-cell office:value-type="string">
            <text:p>59-58</text:p>
          </table:table-cell>
          <table:table-cell/>
          <table:table-cell table:formula="of:=INDIRECT(ADDRESS(MATCH([.C81];['correct assignment'.$D$2:.$D$123];0)+1;3;1;;&quot;correct assignment&quot;))" office:value-type="float" office:value="7">
            <text:p>7</text:p>
          </table:table-cell>
          <table:table-cell table:formula="of:=CONCATENATE(&quot;59-&quot;;[.F81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59">
            <text:p>59</text:p>
          </table:table-cell>
          <table:table-cell office:value-type="string">
            <text:p>59-59</text:p>
          </table:table-cell>
          <table:table-cell/>
          <table:table-cell table:formula="of:=INDIRECT(ADDRESS(MATCH([.C82];['correct assignment'.$D$2:.$D$123];0)+1;3;1;;&quot;correct assignment&quot;))" office:value-type="float" office:value="7">
            <text:p>7</text:p>
          </table:table-cell>
          <table:table-cell table:formula="of:=CONCATENATE(&quot;59-&quot;;[.F82])" office:value-type="string" office:string-value="59-7">
            <text:p>5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/>
          <table:table-cell table:formula="of:=INDIRECT(ADDRESS(MATCH([.C83];['correct assignment'.$D$2:.$D$123];0)+1;3;1;;&quot;correct assignment&quot;))" office:value-type="float" office:value="2">
            <text:p>2</text:p>
          </table:table-cell>
          <table:table-cell table:formula="of:=CONCATENATE(&quot;59-&quot;;[.F83])" office:value-type="string" office:string-value="59-2">
            <text:p>59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60">
            <text:p>60</text:p>
          </table:table-cell>
          <table:table-cell office:value-type="string">
            <text:p>59-60</text:p>
          </table:table-cell>
          <table:table-cell/>
          <table:table-cell table:formula="of:=INDIRECT(ADDRESS(MATCH([.C84];['correct assignment'.$D$2:.$D$123];0)+1;3;1;;&quot;correct assignment&quot;))" office:value-type="float" office:value="7">
            <text:p>7</text:p>
          </table:table-cell>
          <table:table-cell table:formula="of:=CONCATENATE(&quot;59-&quot;;[.F84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61">
            <text:p>61</text:p>
          </table:table-cell>
          <table:table-cell office:value-type="string">
            <text:p>59-61</text:p>
          </table:table-cell>
          <table:table-cell/>
          <table:table-cell table:formula="of:=INDIRECT(ADDRESS(MATCH([.C85];['correct assignment'.$D$2:.$D$123];0)+1;3;1;;&quot;correct assignment&quot;))" office:value-type="float" office:value="7">
            <text:p>7</text:p>
          </table:table-cell>
          <table:table-cell table:formula="of:=CONCATENATE(&quot;59-&quot;;[.F85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62">
            <text:p>62</text:p>
          </table:table-cell>
          <table:table-cell office:value-type="string">
            <text:p>59-62</text:p>
          </table:table-cell>
          <table:table-cell/>
          <table:table-cell table:formula="of:=INDIRECT(ADDRESS(MATCH([.C86];['correct assignment'.$D$2:.$D$123];0)+1;3;1;;&quot;correct assignment&quot;))" office:value-type="float" office:value="7">
            <text:p>7</text:p>
          </table:table-cell>
          <table:table-cell table:formula="of:=CONCATENATE(&quot;59-&quot;;[.F86])" office:value-type="string" office:string-value="59-7">
            <text:p>59-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63">
            <text:p>63</text:p>
          </table:table-cell>
          <table:table-cell office:value-type="string">
            <text:p>59-63</text:p>
          </table:table-cell>
          <table:table-cell/>
          <table:table-cell table:formula="of:=INDIRECT(ADDRESS(MATCH([.C87];['correct assignment'.$D$2:.$D$123];0)+1;3;1;;&quot;correct assignment&quot;))" office:value-type="float" office:value="0">
            <text:p>#N/A</text:p>
          </table:table-cell>
          <table:table-cell table:formula="of:=CONCATENATE(&quot;59-&quot;;[.F87]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64">
            <text:p>64</text:p>
          </table:table-cell>
          <table:table-cell office:value-type="string">
            <text:p>59-64</text:p>
          </table:table-cell>
          <table:table-cell/>
          <table:table-cell table:formula="of:=INDIRECT(ADDRESS(MATCH([.C88];['correct assignment'.$D$2:.$D$123];0)+1;3;1;;&quot;correct assignment&quot;))" office:value-type="float" office:value="0">
            <text:p>#N/A</text:p>
          </table:table-cell>
          <table:table-cell table:formula="of:=CONCATENATE(&quot;59-&quot;;[.F88]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65">
            <text:p>65</text:p>
          </table:table-cell>
          <table:table-cell office:value-type="string">
            <text:p>59-65</text:p>
          </table:table-cell>
          <table:table-cell/>
          <table:table-cell table:formula="of:=INDIRECT(ADDRESS(MATCH([.C89];['correct assignment'.$D$2:.$D$123];0)+1;3;1;;&quot;correct assignment&quot;))" office:value-type="float" office:value="0">
            <text:p>#N/A</text:p>
          </table:table-cell>
          <table:table-cell table:formula="of:=CONCATENATE(&quot;59-&quot;;[.F89])" office:value-type="float" office:value="0">
            <text:p>#N/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66">
            <text:p>66</text:p>
          </table:table-cell>
          <table:table-cell office:value-type="string">
            <text:p>59-66</text:p>
          </table:table-cell>
          <table:table-cell/>
          <table:table-cell table:formula="of:=INDIRECT(ADDRESS(MATCH([.C90];['correct assignment'.$D$2:.$D$123];0)+1;3;1;;&quot;correct assignment&quot;))" office:value-type="float" office:value="6">
            <text:p>6</text:p>
          </table:table-cell>
          <table:table-cell table:formula="of:=CONCATENATE(&quot;59-&quot;;[.F90])" office:value-type="string" office:string-value="59-6">
            <text:p>59-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67">
            <text:p>67</text:p>
          </table:table-cell>
          <table:table-cell office:value-type="string">
            <text:p>59-67</text:p>
          </table:table-cell>
          <table:table-cell/>
          <table:table-cell table:formula="of:=INDIRECT(ADDRESS(MATCH([.C91];['correct assignment'.$D$2:.$D$123];0)+1;3;1;;&quot;correct assignment&quot;))" office:value-type="float" office:value="7">
            <text:p>7</text:p>
          </table:table-cell>
          <table:table-cell table:formula="of:=CONCATENATE(&quot;59-&quot;;[.F91])" office:value-type="string" office:string-value="59-7">
            <text:p>59-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68">
            <text:p>68</text:p>
          </table:table-cell>
          <table:table-cell office:value-type="string">
            <text:p>59-68</text:p>
          </table:table-cell>
          <table:table-cell/>
          <table:table-cell table:formula="of:=INDIRECT(ADDRESS(MATCH([.C92];['correct assignment'.$D$2:.$D$123];0)+1;3;1;;&quot;correct assignment&quot;))" office:value-type="float" office:value="6">
            <text:p>6</text:p>
          </table:table-cell>
          <table:table-cell table:formula="of:=CONCATENATE(&quot;59-&quot;;[.F92])" office:value-type="string" office:string-value="59-6">
            <text:p>59-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69">
            <text:p>69</text:p>
          </table:table-cell>
          <table:table-cell office:value-type="string">
            <text:p>59-69</text:p>
          </table:table-cell>
          <table:table-cell/>
          <table:table-cell table:formula="of:=INDIRECT(ADDRESS(MATCH([.C93];['correct assignment'.$D$2:.$D$123];0)+1;3;1;;&quot;correct assignment&quot;))" office:value-type="float" office:value="6">
            <text:p>6</text:p>
          </table:table-cell>
          <table:table-cell table:formula="of:=CONCATENATE(&quot;59-&quot;;[.F93])" office:value-type="string" office:string-value="59-6">
            <text:p>59-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/>
          <table:table-cell table:formula="of:=INDIRECT(ADDRESS(MATCH([.C94];['correct assignment'.$D$2:.$D$123];0)+1;3;1;;&quot;correct assignment&quot;))" office:value-type="float" office:value="1">
            <text:p>1</text:p>
          </table:table-cell>
          <table:table-cell table:formula="of:=CONCATENATE(&quot;59-&quot;;[.F94])" office:value-type="string" office:string-value="59-1">
            <text:p>59-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70">
            <text:p>70</text:p>
          </table:table-cell>
          <table:table-cell office:value-type="string">
            <text:p>59-70</text:p>
          </table:table-cell>
          <table:table-cell/>
          <table:table-cell table:formula="of:=INDIRECT(ADDRESS(MATCH([.C95];['correct assignment'.$D$2:.$D$123];0)+1;3;1;;&quot;correct assignment&quot;))" office:value-type="float" office:value="6">
            <text:p>6</text:p>
          </table:table-cell>
          <table:table-cell table:formula="of:=CONCATENATE(&quot;59-&quot;;[.F95])" office:value-type="string" office:string-value="59-6">
            <text:p>59-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71">
            <text:p>71</text:p>
          </table:table-cell>
          <table:table-cell office:value-type="string">
            <text:p>59-71</text:p>
          </table:table-cell>
          <table:table-cell/>
          <table:table-cell table:formula="of:=INDIRECT(ADDRESS(MATCH([.C96];['correct assignment'.$D$2:.$D$123];0)+1;3;1;;&quot;correct assignment&quot;))" office:value-type="float" office:value="7">
            <text:p>7</text:p>
          </table:table-cell>
          <table:table-cell table:formula="of:=CONCATENATE(&quot;59-&quot;;[.F96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72">
            <text:p>72</text:p>
          </table:table-cell>
          <table:table-cell office:value-type="string">
            <text:p>59-72</text:p>
          </table:table-cell>
          <table:table-cell/>
          <table:table-cell table:formula="of:=INDIRECT(ADDRESS(MATCH([.C97];['correct assignment'.$D$2:.$D$123];0)+1;3;1;;&quot;correct assignment&quot;))" office:value-type="float" office:value="7">
            <text:p>7</text:p>
          </table:table-cell>
          <table:table-cell table:formula="of:=CONCATENATE(&quot;59-&quot;;[.F97])" office:value-type="string" office:string-value="59-7">
            <text:p>5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73">
            <text:p>73</text:p>
          </table:table-cell>
          <table:table-cell office:value-type="string">
            <text:p>59-73</text:p>
          </table:table-cell>
          <table:table-cell/>
          <table:table-cell table:formula="of:=INDIRECT(ADDRESS(MATCH([.C98];['correct assignment'.$D$2:.$D$123];0)+1;3;1;;&quot;correct assignment&quot;))" office:value-type="float" office:value="7">
            <text:p>7</text:p>
          </table:table-cell>
          <table:table-cell table:formula="of:=CONCATENATE(&quot;59-&quot;;[.F98])" office:value-type="string" office:string-value="59-7">
            <text:p>5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74">
            <text:p>74</text:p>
          </table:table-cell>
          <table:table-cell office:value-type="string">
            <text:p>59-74</text:p>
          </table:table-cell>
          <table:table-cell/>
          <table:table-cell table:formula="of:=INDIRECT(ADDRESS(MATCH([.C99];['correct assignment'.$D$2:.$D$123];0)+1;3;1;;&quot;correct assignment&quot;))" office:value-type="float" office:value="2">
            <text:p>2</text:p>
          </table:table-cell>
          <table:table-cell table:formula="of:=CONCATENATE(&quot;59-&quot;;[.F99])" office:value-type="string" office:string-value="59-2">
            <text:p>59-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75">
            <text:p>75</text:p>
          </table:table-cell>
          <table:table-cell office:value-type="string">
            <text:p>59-75</text:p>
          </table:table-cell>
          <table:table-cell/>
          <table:table-cell table:formula="of:=INDIRECT(ADDRESS(MATCH([.C100];['correct assignment'.$D$2:.$D$123];0)+1;3;1;;&quot;correct assignment&quot;))" office:value-type="float" office:value="3">
            <text:p>3</text:p>
          </table:table-cell>
          <table:table-cell table:formula="of:=CONCATENATE(&quot;59-&quot;;[.F100])" office:value-type="string" office:string-value="59-3">
            <text:p>59-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76">
            <text:p>76</text:p>
          </table:table-cell>
          <table:table-cell office:value-type="string">
            <text:p>59-76</text:p>
          </table:table-cell>
          <table:table-cell/>
          <table:table-cell table:formula="of:=INDIRECT(ADDRESS(MATCH([.C101];['correct assignment'.$D$2:.$D$123];0)+1;3;1;;&quot;correct assignment&quot;))" office:value-type="float" office:value="3">
            <text:p>3</text:p>
          </table:table-cell>
          <table:table-cell table:formula="of:=CONCATENATE(&quot;59-&quot;;[.F101])" office:value-type="string" office:string-value="59-3">
            <text:p>59-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77">
            <text:p>77</text:p>
          </table:table-cell>
          <table:table-cell office:value-type="string">
            <text:p>59-77</text:p>
          </table:table-cell>
          <table:table-cell/>
          <table:table-cell table:formula="of:=INDIRECT(ADDRESS(MATCH([.C102];['correct assignment'.$D$2:.$D$123];0)+1;3;1;;&quot;correct assignment&quot;))" office:value-type="float" office:value="2">
            <text:p>2</text:p>
          </table:table-cell>
          <table:table-cell table:formula="of:=CONCATENATE(&quot;59-&quot;;[.F102])" office:value-type="string" office:string-value="59-2">
            <text:p>59-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78">
            <text:p>78</text:p>
          </table:table-cell>
          <table:table-cell office:value-type="string">
            <text:p>59-78</text:p>
          </table:table-cell>
          <table:table-cell/>
          <table:table-cell table:formula="of:=INDIRECT(ADDRESS(MATCH([.C103];['correct assignment'.$D$2:.$D$123];0)+1;3;1;;&quot;correct assignment&quot;))" office:value-type="float" office:value="3">
            <text:p>3</text:p>
          </table:table-cell>
          <table:table-cell table:formula="of:=CONCATENATE(&quot;59-&quot;;[.F103])" office:value-type="string" office:string-value="59-3">
            <text:p>59-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79">
            <text:p>79</text:p>
          </table:table-cell>
          <table:table-cell office:value-type="string">
            <text:p>59-79</text:p>
          </table:table-cell>
          <table:table-cell/>
          <table:table-cell table:formula="of:=INDIRECT(ADDRESS(MATCH([.C104];['correct assignment'.$D$2:.$D$123];0)+1;3;1;;&quot;correct assignment&quot;))" office:value-type="float" office:value="3">
            <text:p>3</text:p>
          </table:table-cell>
          <table:table-cell table:formula="of:=CONCATENATE(&quot;59-&quot;;[.F104])" office:value-type="string" office:string-value="59-3">
            <text:p>59-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/>
          <table:table-cell table:formula="of:=INDIRECT(ADDRESS(MATCH([.C105];['correct assignment'.$D$2:.$D$123];0)+1;3;1;;&quot;correct assignment&quot;))" office:value-type="float" office:value="1">
            <text:p>1</text:p>
          </table:table-cell>
          <table:table-cell table:formula="of:=CONCATENATE(&quot;59-&quot;;[.F105])" office:value-type="string" office:string-value="59-1">
            <text:p>59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80">
            <text:p>80</text:p>
          </table:table-cell>
          <table:table-cell office:value-type="string">
            <text:p>59-80</text:p>
          </table:table-cell>
          <table:table-cell/>
          <table:table-cell table:formula="of:=INDIRECT(ADDRESS(MATCH([.C106];['correct assignment'.$D$2:.$D$123];0)+1;3;1;;&quot;correct assignment&quot;))" office:value-type="float" office:value="3">
            <text:p>3</text:p>
          </table:table-cell>
          <table:table-cell table:formula="of:=CONCATENATE(&quot;59-&quot;;[.F106])" office:value-type="string" office:string-value="59-3">
            <text:p>59-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81">
            <text:p>81</text:p>
          </table:table-cell>
          <table:table-cell office:value-type="string">
            <text:p>59-81</text:p>
          </table:table-cell>
          <table:table-cell/>
          <table:table-cell table:formula="of:=INDIRECT(ADDRESS(MATCH([.C107];['correct assignment'.$D$2:.$D$123];0)+1;3;1;;&quot;correct assignment&quot;))" office:value-type="float" office:value="5">
            <text:p>5</text:p>
          </table:table-cell>
          <table:table-cell table:formula="of:=CONCATENATE(&quot;59-&quot;;[.F107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82">
            <text:p>82</text:p>
          </table:table-cell>
          <table:table-cell office:value-type="string">
            <text:p>59-82</text:p>
          </table:table-cell>
          <table:table-cell/>
          <table:table-cell table:formula="of:=INDIRECT(ADDRESS(MATCH([.C108];['correct assignment'.$D$2:.$D$123];0)+1;3;1;;&quot;correct assignment&quot;))" office:value-type="float" office:value="5">
            <text:p>5</text:p>
          </table:table-cell>
          <table:table-cell table:formula="of:=CONCATENATE(&quot;59-&quot;;[.F108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83">
            <text:p>83</text:p>
          </table:table-cell>
          <table:table-cell office:value-type="string">
            <text:p>59-83</text:p>
          </table:table-cell>
          <table:table-cell/>
          <table:table-cell table:formula="of:=INDIRECT(ADDRESS(MATCH([.C109];['correct assignment'.$D$2:.$D$123];0)+1;3;1;;&quot;correct assignment&quot;))" office:value-type="float" office:value="5">
            <text:p>5</text:p>
          </table:table-cell>
          <table:table-cell table:formula="of:=CONCATENATE(&quot;59-&quot;;[.F109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84">
            <text:p>84</text:p>
          </table:table-cell>
          <table:table-cell office:value-type="string">
            <text:p>59-84</text:p>
          </table:table-cell>
          <table:table-cell/>
          <table:table-cell table:formula="of:=INDIRECT(ADDRESS(MATCH([.C110];['correct assignment'.$D$2:.$D$123];0)+1;3;1;;&quot;correct assignment&quot;))" office:value-type="float" office:value="5">
            <text:p>5</text:p>
          </table:table-cell>
          <table:table-cell table:formula="of:=CONCATENATE(&quot;59-&quot;;[.F110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85">
            <text:p>85</text:p>
          </table:table-cell>
          <table:table-cell office:value-type="string">
            <text:p>59-85</text:p>
          </table:table-cell>
          <table:table-cell/>
          <table:table-cell table:formula="of:=INDIRECT(ADDRESS(MATCH([.C111];['correct assignment'.$D$2:.$D$123];0)+1;3;1;;&quot;correct assignment&quot;))" office:value-type="float" office:value="5">
            <text:p>5</text:p>
          </table:table-cell>
          <table:table-cell table:formula="of:=CONCATENATE(&quot;59-&quot;;[.F111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86">
            <text:p>86</text:p>
          </table:table-cell>
          <table:table-cell office:value-type="string">
            <text:p>59-86</text:p>
          </table:table-cell>
          <table:table-cell/>
          <table:table-cell table:formula="of:=INDIRECT(ADDRESS(MATCH([.C112];['correct assignment'.$D$2:.$D$123];0)+1;3;1;;&quot;correct assignment&quot;))" office:value-type="float" office:value="5">
            <text:p>5</text:p>
          </table:table-cell>
          <table:table-cell table:formula="of:=CONCATENATE(&quot;59-&quot;;[.F112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87">
            <text:p>87</text:p>
          </table:table-cell>
          <table:table-cell office:value-type="string">
            <text:p>59-87</text:p>
          </table:table-cell>
          <table:table-cell/>
          <table:table-cell table:formula="of:=INDIRECT(ADDRESS(MATCH([.C113];['correct assignment'.$D$2:.$D$123];0)+1;3;1;;&quot;correct assignment&quot;))" office:value-type="float" office:value="5">
            <text:p>5</text:p>
          </table:table-cell>
          <table:table-cell table:formula="of:=CONCATENATE(&quot;59-&quot;;[.F113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88">
            <text:p>88</text:p>
          </table:table-cell>
          <table:table-cell office:value-type="string">
            <text:p>59-88</text:p>
          </table:table-cell>
          <table:table-cell/>
          <table:table-cell table:formula="of:=INDIRECT(ADDRESS(MATCH([.C114];['correct assignment'.$D$2:.$D$123];0)+1;3;1;;&quot;correct assignment&quot;))" office:value-type="float" office:value="5">
            <text:p>5</text:p>
          </table:table-cell>
          <table:table-cell table:formula="of:=CONCATENATE(&quot;59-&quot;;[.F114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89">
            <text:p>89</text:p>
          </table:table-cell>
          <table:table-cell office:value-type="string">
            <text:p>59-89</text:p>
          </table:table-cell>
          <table:table-cell/>
          <table:table-cell table:formula="of:=INDIRECT(ADDRESS(MATCH([.C115];['correct assignment'.$D$2:.$D$123];0)+1;3;1;;&quot;correct assignment&quot;))" office:value-type="float" office:value="5">
            <text:p>5</text:p>
          </table:table-cell>
          <table:table-cell table:formula="of:=CONCATENATE(&quot;59-&quot;;[.F115])" office:value-type="string" office:string-value="59-5">
            <text:p>59-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/>
          <table:table-cell table:formula="of:=INDIRECT(ADDRESS(MATCH([.C116];['correct assignment'.$D$2:.$D$123];0)+1;3;1;;&quot;correct assignment&quot;))" office:value-type="float" office:value="1">
            <text:p>1</text:p>
          </table:table-cell>
          <table:table-cell table:formula="of:=CONCATENATE(&quot;59-&quot;;[.F116])" office:value-type="string" office:string-value="59-1">
            <text:p>59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0">
            <text:p>90</text:p>
          </table:table-cell>
          <table:table-cell office:value-type="string">
            <text:p>59-90</text:p>
          </table:table-cell>
          <table:table-cell/>
          <table:table-cell table:formula="of:=INDIRECT(ADDRESS(MATCH([.C117];['correct assignment'.$D$2:.$D$123];0)+1;3;1;;&quot;correct assignment&quot;))" office:value-type="float" office:value="5">
            <text:p>5</text:p>
          </table:table-cell>
          <table:table-cell table:formula="of:=CONCATENATE(&quot;59-&quot;;[.F117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1">
            <text:p>91</text:p>
          </table:table-cell>
          <table:table-cell office:value-type="string">
            <text:p>59-91</text:p>
          </table:table-cell>
          <table:table-cell/>
          <table:table-cell table:formula="of:=INDIRECT(ADDRESS(MATCH([.C118];['correct assignment'.$D$2:.$D$123];0)+1;3;1;;&quot;correct assignment&quot;))" office:value-type="float" office:value="5">
            <text:p>5</text:p>
          </table:table-cell>
          <table:table-cell table:formula="of:=CONCATENATE(&quot;59-&quot;;[.F118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2">
            <text:p>92</text:p>
          </table:table-cell>
          <table:table-cell office:value-type="string">
            <text:p>59-92</text:p>
          </table:table-cell>
          <table:table-cell/>
          <table:table-cell table:formula="of:=INDIRECT(ADDRESS(MATCH([.C119];['correct assignment'.$D$2:.$D$123];0)+1;3;1;;&quot;correct assignment&quot;))" office:value-type="float" office:value="5">
            <text:p>5</text:p>
          </table:table-cell>
          <table:table-cell table:formula="of:=CONCATENATE(&quot;59-&quot;;[.F119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3">
            <text:p>93</text:p>
          </table:table-cell>
          <table:table-cell office:value-type="string">
            <text:p>59-93</text:p>
          </table:table-cell>
          <table:table-cell/>
          <table:table-cell table:formula="of:=INDIRECT(ADDRESS(MATCH([.C120];['correct assignment'.$D$2:.$D$123];0)+1;3;1;;&quot;correct assignment&quot;))" office:value-type="float" office:value="5">
            <text:p>5</text:p>
          </table:table-cell>
          <table:table-cell table:formula="of:=CONCATENATE(&quot;59-&quot;;[.F120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4">
            <text:p>94</text:p>
          </table:table-cell>
          <table:table-cell office:value-type="string">
            <text:p>59-94</text:p>
          </table:table-cell>
          <table:table-cell/>
          <table:table-cell table:formula="of:=INDIRECT(ADDRESS(MATCH([.C121];['correct assignment'.$D$2:.$D$123];0)+1;3;1;;&quot;correct assignment&quot;))" office:value-type="float" office:value="5">
            <text:p>5</text:p>
          </table:table-cell>
          <table:table-cell table:formula="of:=CONCATENATE(&quot;59-&quot;;[.F121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5">
            <text:p>95</text:p>
          </table:table-cell>
          <table:table-cell office:value-type="string">
            <text:p>59-95</text:p>
          </table:table-cell>
          <table:table-cell/>
          <table:table-cell table:formula="of:=INDIRECT(ADDRESS(MATCH([.C122];['correct assignment'.$D$2:.$D$123];0)+1;3;1;;&quot;correct assignment&quot;))" office:value-type="float" office:value="5">
            <text:p>5</text:p>
          </table:table-cell>
          <table:table-cell table:formula="of:=CONCATENATE(&quot;59-&quot;;[.F122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6">
            <text:p>96</text:p>
          </table:table-cell>
          <table:table-cell office:value-type="string">
            <text:p>59-96</text:p>
          </table:table-cell>
          <table:table-cell/>
          <table:table-cell table:formula="of:=INDIRECT(ADDRESS(MATCH([.C123];['correct assignment'.$D$2:.$D$123];0)+1;3;1;;&quot;correct assignment&quot;))" office:value-type="float" office:value="5">
            <text:p>5</text:p>
          </table:table-cell>
          <table:table-cell table:formula="of:=CONCATENATE(&quot;59-&quot;;[.F123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7">
            <text:p>97</text:p>
          </table:table-cell>
          <table:table-cell office:value-type="string">
            <text:p>59-97</text:p>
          </table:table-cell>
          <table:table-cell/>
          <table:table-cell table:formula="of:=INDIRECT(ADDRESS(MATCH([.C124];['correct assignment'.$D$2:.$D$123];0)+1;3;1;;&quot;correct assignment&quot;))" office:value-type="float" office:value="5">
            <text:p>5</text:p>
          </table:table-cell>
          <table:table-cell table:formula="of:=CONCATENATE(&quot;59-&quot;;[.F124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8">
            <text:p>98</text:p>
          </table:table-cell>
          <table:table-cell office:value-type="string">
            <text:p>59-98</text:p>
          </table:table-cell>
          <table:table-cell/>
          <table:table-cell table:formula="of:=INDIRECT(ADDRESS(MATCH([.C125];['correct assignment'.$D$2:.$D$123];0)+1;3;1;;&quot;correct assignment&quot;))" office:value-type="float" office:value="5">
            <text:p>5</text:p>
          </table:table-cell>
          <table:table-cell table:formula="of:=CONCATENATE(&quot;59-&quot;;[.F125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99">
            <text:p>99</text:p>
          </table:table-cell>
          <table:table-cell office:value-type="string">
            <text:p>59-99</text:p>
          </table:table-cell>
          <table:table-cell/>
          <table:table-cell table:formula="of:=INDIRECT(ADDRESS(MATCH([.C126];['correct assignment'.$D$2:.$D$123];0)+1;3;1;;&quot;correct assignment&quot;))" office:value-type="float" office:value="5">
            <text:p>5</text:p>
          </table:table-cell>
          <table:table-cell table:formula="of:=CONCATENATE(&quot;59-&quot;;[.F126])" office:value-type="string" office:string-value="59-5">
            <text:p>59-5</text:p>
          </table:table-cell>
        </table:table-row>
      </table:table>
      <table:table table:name="dist 79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row table:style-name="ro2">
          <table:table-cell office:value-type="string">
            <text:p>old maj dist id</text:p>
          </table:table-cell>
          <table:table-cell office:value-type="string">
            <text:p>old maj dist name</text:p>
          </table:table-cell>
          <table:table-cell office:value-type="string">
            <text:p>prec id</text:p>
          </table:table-cell>
          <table:table-cell office:value-type="string">
            <text:p>prec name</text:p>
          </table:table-cell>
          <table:table-cell/>
          <table:table-cell table:style-name="Default" office:value-type="string">
            <text:p>fixed maj dist id</text:p>
          </table:table-cell>
          <table:table-cell office:value-type="string">
            <text:p>fix maj dist 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/>
          <table:table-cell table:formula="of:=INDIRECT(ADDRESS(MATCH([.C2];['correct assignment'.$D$124:.$D$197];0)+123;3;1;;&quot;correct assignment&quot;))" office:value-type="float" office:value="1">
            <text:p>1</text:p>
          </table:table-cell>
          <table:table-cell table:formula="of:=CONCATENATE(&quot;79-&quot;;[.F2])" office:value-type="string" office:string-value="79-1">
            <text:p>79-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/>
          <table:table-cell table:formula="of:=INDIRECT(ADDRESS(MATCH([.C3];['correct assignment'.$D$124:.$D$197];0)+123;3;1;;&quot;correct assignment&quot;))" office:value-type="float" office:value="7">
            <text:p>7</text:p>
          </table:table-cell>
          <table:table-cell table:formula="of:=CONCATENATE(&quot;79-&quot;;[.F3])" office:value-type="string" office:string-value="79-7">
            <text:p>7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11">
            <text:p>11</text:p>
          </table:table-cell>
          <table:table-cell office:value-type="string">
            <text:p>79-11</text:p>
          </table:table-cell>
          <table:table-cell/>
          <table:table-cell table:formula="of:=INDIRECT(ADDRESS(MATCH([.C4];['correct assignment'.$D$124:.$D$197];0)+123;3;1;;&quot;correct assignment&quot;))" office:value-type="float" office:value="2">
            <text:p>2</text:p>
          </table:table-cell>
          <table:table-cell table:formula="of:=CONCATENATE(&quot;79-&quot;;[.F4])" office:value-type="string" office:string-value="79-2">
            <text:p>7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12">
            <text:p>12</text:p>
          </table:table-cell>
          <table:table-cell office:value-type="string">
            <text:p>79-12</text:p>
          </table:table-cell>
          <table:table-cell/>
          <table:table-cell table:formula="of:=INDIRECT(ADDRESS(MATCH([.C5];['correct assignment'.$D$124:.$D$197];0)+123;3;1;;&quot;correct assignment&quot;))" office:value-type="float" office:value="2">
            <text:p>2</text:p>
          </table:table-cell>
          <table:table-cell table:formula="of:=CONCATENATE(&quot;79-&quot;;[.F5])" office:value-type="string" office:string-value="79-2">
            <text:p>7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13">
            <text:p>13</text:p>
          </table:table-cell>
          <table:table-cell office:value-type="string">
            <text:p>79-13</text:p>
          </table:table-cell>
          <table:table-cell/>
          <table:table-cell table:formula="of:=INDIRECT(ADDRESS(MATCH([.C6];['correct assignment'.$D$124:.$D$197];0)+123;3;1;;&quot;correct assignment&quot;))" office:value-type="float" office:value="2">
            <text:p>2</text:p>
          </table:table-cell>
          <table:table-cell table:formula="of:=CONCATENATE(&quot;79-&quot;;[.F6])" office:value-type="string" office:string-value="79-2">
            <text:p>7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14">
            <text:p>14</text:p>
          </table:table-cell>
          <table:table-cell office:value-type="string">
            <text:p>79-14</text:p>
          </table:table-cell>
          <table:table-cell/>
          <table:table-cell table:formula="of:=INDIRECT(ADDRESS(MATCH([.C7];['correct assignment'.$D$124:.$D$197];0)+123;3;1;;&quot;correct assignment&quot;))" office:value-type="float" office:value="2">
            <text:p>2</text:p>
          </table:table-cell>
          <table:table-cell table:formula="of:=CONCATENATE(&quot;79-&quot;;[.F7])" office:value-type="string" office:string-value="79-2">
            <text:p>7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15">
            <text:p>15</text:p>
          </table:table-cell>
          <table:table-cell office:value-type="string">
            <text:p>79-15</text:p>
          </table:table-cell>
          <table:table-cell/>
          <table:table-cell table:formula="of:=INDIRECT(ADDRESS(MATCH([.C8];['correct assignment'.$D$124:.$D$197];0)+123;3;1;;&quot;correct assignment&quot;))" office:value-type="float" office:value="2">
            <text:p>2</text:p>
          </table:table-cell>
          <table:table-cell table:formula="of:=CONCATENATE(&quot;79-&quot;;[.F8])" office:value-type="string" office:string-value="79-2">
            <text:p>7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16">
            <text:p>16</text:p>
          </table:table-cell>
          <table:table-cell office:value-type="string">
            <text:p>79-16</text:p>
          </table:table-cell>
          <table:table-cell/>
          <table:table-cell table:formula="of:=INDIRECT(ADDRESS(MATCH([.C9];['correct assignment'.$D$124:.$D$197];0)+123;3;1;;&quot;correct assignment&quot;))" office:value-type="float" office:value="2">
            <text:p>2</text:p>
          </table:table-cell>
          <table:table-cell table:formula="of:=CONCATENATE(&quot;79-&quot;;[.F9])" office:value-type="string" office:string-value="79-2">
            <text:p>79-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17">
            <text:p>17</text:p>
          </table:table-cell>
          <table:table-cell office:value-type="string">
            <text:p>79-17</text:p>
          </table:table-cell>
          <table:table-cell/>
          <table:table-cell table:formula="of:=INDIRECT(ADDRESS(MATCH([.C10];['correct assignment'.$D$124:.$D$197];0)+123;3;1;;&quot;correct assignment&quot;))" office:value-type="float" office:value="5">
            <text:p>5</text:p>
          </table:table-cell>
          <table:table-cell table:formula="of:=CONCATENATE(&quot;79-&quot;;[.F10])" office:value-type="string" office:string-value="79-5">
            <text:p>79-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18">
            <text:p>18</text:p>
          </table:table-cell>
          <table:table-cell office:value-type="string">
            <text:p>79-18</text:p>
          </table:table-cell>
          <table:table-cell/>
          <table:table-cell table:formula="of:=INDIRECT(ADDRESS(MATCH([.C11];['correct assignment'.$D$124:.$D$197];0)+123;3;1;;&quot;correct assignment&quot;))" office:value-type="float" office:value="3">
            <text:p>3</text:p>
          </table:table-cell>
          <table:table-cell table:formula="of:=CONCATENATE(&quot;79-&quot;;[.F11])" office:value-type="string" office:string-value="79-3">
            <text:p>79-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19">
            <text:p>19</text:p>
          </table:table-cell>
          <table:table-cell office:value-type="string">
            <text:p>79-19</text:p>
          </table:table-cell>
          <table:table-cell/>
          <table:table-cell table:formula="of:=INDIRECT(ADDRESS(MATCH([.C12];['correct assignment'.$D$124:.$D$197];0)+123;3;1;;&quot;correct assignment&quot;))" office:value-type="float" office:value="6">
            <text:p>6</text:p>
          </table:table-cell>
          <table:table-cell table:formula="of:=CONCATENATE(&quot;79-&quot;;[.F12])" office:value-type="string" office:string-value="79-6">
            <text:p>79-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/>
          <table:table-cell table:formula="of:=INDIRECT(ADDRESS(MATCH([.C13];['correct assignment'.$D$124:.$D$197];0)+123;3;1;;&quot;correct assignment&quot;))" office:value-type="float" office:value="1">
            <text:p>1</text:p>
          </table:table-cell>
          <table:table-cell table:formula="of:=CONCATENATE(&quot;79-&quot;;[.F13])" office:value-type="string" office:string-value="79-1">
            <text:p>79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20">
            <text:p>20</text:p>
          </table:table-cell>
          <table:table-cell office:value-type="string">
            <text:p>79-20</text:p>
          </table:table-cell>
          <table:table-cell/>
          <table:table-cell table:formula="of:=INDIRECT(ADDRESS(MATCH([.C14];['correct assignment'.$D$124:.$D$197];0)+123;3;1;;&quot;correct assignment&quot;))" office:value-type="float" office:value="3">
            <text:p>3</text:p>
          </table:table-cell>
          <table:table-cell table:formula="of:=CONCATENATE(&quot;79-&quot;;[.F14])" office:value-type="string" office:string-value="79-3">
            <text:p>79-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21">
            <text:p>21</text:p>
          </table:table-cell>
          <table:table-cell office:value-type="string">
            <text:p>79-21</text:p>
          </table:table-cell>
          <table:table-cell/>
          <table:table-cell table:formula="of:=INDIRECT(ADDRESS(MATCH([.C15];['correct assignment'.$D$124:.$D$197];0)+123;3;1;;&quot;correct assignment&quot;))" office:value-type="float" office:value="6">
            <text:p>6</text:p>
          </table:table-cell>
          <table:table-cell table:formula="of:=CONCATENATE(&quot;79-&quot;;[.F15])" office:value-type="string" office:string-value="79-6">
            <text:p>79-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22">
            <text:p>22</text:p>
          </table:table-cell>
          <table:table-cell office:value-type="string">
            <text:p>79-22</text:p>
          </table:table-cell>
          <table:table-cell/>
          <table:table-cell table:formula="of:=INDIRECT(ADDRESS(MATCH([.C16];['correct assignment'.$D$124:.$D$197];0)+123;3;1;;&quot;correct assignment&quot;))" office:value-type="float" office:value="3">
            <text:p>3</text:p>
          </table:table-cell>
          <table:table-cell table:formula="of:=CONCATENATE(&quot;79-&quot;;[.F16])" office:value-type="string" office:string-value="79-3">
            <text:p>79-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23">
            <text:p>23</text:p>
          </table:table-cell>
          <table:table-cell office:value-type="string">
            <text:p>79-23</text:p>
          </table:table-cell>
          <table:table-cell/>
          <table:table-cell table:formula="of:=INDIRECT(ADDRESS(MATCH([.C17];['correct assignment'.$D$124:.$D$197];0)+123;3;1;;&quot;correct assignment&quot;))" office:value-type="float" office:value="3">
            <text:p>3</text:p>
          </table:table-cell>
          <table:table-cell table:formula="of:=CONCATENATE(&quot;79-&quot;;[.F17])" office:value-type="string" office:string-value="79-3">
            <text:p>79-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24">
            <text:p>24</text:p>
          </table:table-cell>
          <table:table-cell office:value-type="string">
            <text:p>79-24</text:p>
          </table:table-cell>
          <table:table-cell/>
          <table:table-cell table:formula="of:=INDIRECT(ADDRESS(MATCH([.C18];['correct assignment'.$D$124:.$D$197];0)+123;3;1;;&quot;correct assignment&quot;))" office:value-type="float" office:value="5">
            <text:p>5</text:p>
          </table:table-cell>
          <table:table-cell table:formula="of:=CONCATENATE(&quot;79-&quot;;[.F18])" office:value-type="string" office:string-value="79-5">
            <text:p>7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25">
            <text:p>25</text:p>
          </table:table-cell>
          <table:table-cell office:value-type="string">
            <text:p>79-25</text:p>
          </table:table-cell>
          <table:table-cell/>
          <table:table-cell table:formula="of:=INDIRECT(ADDRESS(MATCH([.C19];['correct assignment'.$D$124:.$D$197];0)+123;3;1;;&quot;correct assignment&quot;))" office:value-type="float" office:value="5">
            <text:p>5</text:p>
          </table:table-cell>
          <table:table-cell table:formula="of:=CONCATENATE(&quot;79-&quot;;[.F19])" office:value-type="string" office:string-value="79-5">
            <text:p>7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26">
            <text:p>26</text:p>
          </table:table-cell>
          <table:table-cell office:value-type="string">
            <text:p>79-26</text:p>
          </table:table-cell>
          <table:table-cell/>
          <table:table-cell table:formula="of:=INDIRECT(ADDRESS(MATCH([.C20];['correct assignment'.$D$124:.$D$197];0)+123;3;1;;&quot;correct assignment&quot;))" office:value-type="float" office:value="4">
            <text:p>4</text:p>
          </table:table-cell>
          <table:table-cell table:formula="of:=CONCATENATE(&quot;79-&quot;;[.F20])" office:value-type="string" office:string-value="79-4">
            <text:p>79-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27">
            <text:p>27</text:p>
          </table:table-cell>
          <table:table-cell office:value-type="string">
            <text:p>79-27</text:p>
          </table:table-cell>
          <table:table-cell/>
          <table:table-cell table:formula="of:=INDIRECT(ADDRESS(MATCH([.C21];['correct assignment'.$D$124:.$D$197];0)+123;3;1;;&quot;correct assignment&quot;))" office:value-type="float" office:value="1">
            <text:p>1</text:p>
          </table:table-cell>
          <table:table-cell table:formula="of:=CONCATENATE(&quot;79-&quot;;[.F21])" office:value-type="string" office:string-value="79-1">
            <text:p>79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28">
            <text:p>28</text:p>
          </table:table-cell>
          <table:table-cell office:value-type="string">
            <text:p>79-28</text:p>
          </table:table-cell>
          <table:table-cell/>
          <table:table-cell table:formula="of:=INDIRECT(ADDRESS(MATCH([.C22];['correct assignment'.$D$124:.$D$197];0)+123;3;1;;&quot;correct assignment&quot;))" office:value-type="float" office:value="1">
            <text:p>1</text:p>
          </table:table-cell>
          <table:table-cell table:formula="of:=CONCATENATE(&quot;79-&quot;;[.F22])" office:value-type="string" office:string-value="79-1">
            <text:p>79-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29">
            <text:p>29</text:p>
          </table:table-cell>
          <table:table-cell office:value-type="string">
            <text:p>79-29</text:p>
          </table:table-cell>
          <table:table-cell/>
          <table:table-cell table:formula="of:=INDIRECT(ADDRESS(MATCH([.C23];['correct assignment'.$D$124:.$D$197];0)+123;3;1;;&quot;correct assignment&quot;))" office:value-type="float" office:value="10">
            <text:p>10</text:p>
          </table:table-cell>
          <table:table-cell table:formula="of:=CONCATENATE(&quot;79-&quot;;[.F23])" office:value-type="string" office:string-value="79-10">
            <text:p>79-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/>
          <table:table-cell table:formula="of:=INDIRECT(ADDRESS(MATCH([.C24];['correct assignment'.$D$124:.$D$197];0)+123;3;1;;&quot;correct assignment&quot;))" office:value-type="float" office:value="6">
            <text:p>6</text:p>
          </table:table-cell>
          <table:table-cell table:formula="of:=CONCATENATE(&quot;79-&quot;;[.F24])" office:value-type="string" office:string-value="79-6">
            <text:p>79-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30">
            <text:p>30</text:p>
          </table:table-cell>
          <table:table-cell office:value-type="string">
            <text:p>79-30</text:p>
          </table:table-cell>
          <table:table-cell/>
          <table:table-cell table:formula="of:=INDIRECT(ADDRESS(MATCH([.C25];['correct assignment'.$D$124:.$D$197];0)+123;3;1;;&quot;correct assignment&quot;))" office:value-type="float" office:value="10">
            <text:p>10</text:p>
          </table:table-cell>
          <table:table-cell table:formula="of:=CONCATENATE(&quot;79-&quot;;[.F25])" office:value-type="string" office:string-value="79-10">
            <text:p>79-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31">
            <text:p>31</text:p>
          </table:table-cell>
          <table:table-cell office:value-type="string">
            <text:p>79-31</text:p>
          </table:table-cell>
          <table:table-cell/>
          <table:table-cell table:formula="of:=INDIRECT(ADDRESS(MATCH([.C26];['correct assignment'.$D$124:.$D$197];0)+123;3;1;;&quot;correct assignment&quot;))" office:value-type="float" office:value="10">
            <text:p>10</text:p>
          </table:table-cell>
          <table:table-cell table:formula="of:=CONCATENATE(&quot;79-&quot;;[.F26])" office:value-type="string" office:string-value="79-10">
            <text:p>79-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32">
            <text:p>32</text:p>
          </table:table-cell>
          <table:table-cell office:value-type="string">
            <text:p>79-32</text:p>
          </table:table-cell>
          <table:table-cell/>
          <table:table-cell table:formula="of:=INDIRECT(ADDRESS(MATCH([.C27];['correct assignment'.$D$124:.$D$197];0)+123;3;1;;&quot;correct assignment&quot;))" office:value-type="float" office:value="9">
            <text:p>9</text:p>
          </table:table-cell>
          <table:table-cell table:formula="of:=CONCATENATE(&quot;79-&quot;;[.F27])" office:value-type="string" office:string-value="79-9">
            <text:p>79-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33">
            <text:p>33</text:p>
          </table:table-cell>
          <table:table-cell office:value-type="string">
            <text:p>79-33</text:p>
          </table:table-cell>
          <table:table-cell/>
          <table:table-cell table:formula="of:=INDIRECT(ADDRESS(MATCH([.C28];['correct assignment'.$D$124:.$D$197];0)+123;3;1;;&quot;correct assignment&quot;))" office:value-type="float" office:value="10">
            <text:p>10</text:p>
          </table:table-cell>
          <table:table-cell table:formula="of:=CONCATENATE(&quot;79-&quot;;[.F28])" office:value-type="string" office:string-value="79-10">
            <text:p>79-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34">
            <text:p>34</text:p>
          </table:table-cell>
          <table:table-cell office:value-type="string">
            <text:p>79-34</text:p>
          </table:table-cell>
          <table:table-cell/>
          <table:table-cell table:formula="of:=INDIRECT(ADDRESS(MATCH([.C29];['correct assignment'.$D$124:.$D$197];0)+123;3;1;;&quot;correct assignment&quot;))" office:value-type="float" office:value="4">
            <text:p>4</text:p>
          </table:table-cell>
          <table:table-cell table:formula="of:=CONCATENATE(&quot;79-&quot;;[.F29])" office:value-type="string" office:string-value="79-4">
            <text:p>79-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35">
            <text:p>35</text:p>
          </table:table-cell>
          <table:table-cell office:value-type="string">
            <text:p>79-35</text:p>
          </table:table-cell>
          <table:table-cell/>
          <table:table-cell table:formula="of:=INDIRECT(ADDRESS(MATCH([.C30];['correct assignment'.$D$124:.$D$197];0)+123;3;1;;&quot;correct assignment&quot;))" office:value-type="float" office:value="9">
            <text:p>9</text:p>
          </table:table-cell>
          <table:table-cell table:formula="of:=CONCATENATE(&quot;79-&quot;;[.F30])" office:value-type="string" office:string-value="79-9">
            <text:p>79-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36">
            <text:p>36</text:p>
          </table:table-cell>
          <table:table-cell office:value-type="string">
            <text:p>79-36</text:p>
          </table:table-cell>
          <table:table-cell/>
          <table:table-cell table:formula="of:=INDIRECT(ADDRESS(MATCH([.C31];['correct assignment'.$D$124:.$D$197];0)+123;3;1;;&quot;correct assignment&quot;))" office:value-type="float" office:value="4">
            <text:p>4</text:p>
          </table:table-cell>
          <table:table-cell table:formula="of:=CONCATENATE(&quot;79-&quot;;[.F31])" office:value-type="string" office:string-value="79-4">
            <text:p>79-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37">
            <text:p>37</text:p>
          </table:table-cell>
          <table:table-cell office:value-type="string">
            <text:p>79-37</text:p>
          </table:table-cell>
          <table:table-cell/>
          <table:table-cell table:formula="of:=INDIRECT(ADDRESS(MATCH([.C32];['correct assignment'.$D$124:.$D$197];0)+123;3;1;;&quot;correct assignment&quot;))" office:value-type="float" office:value="10">
            <text:p>10</text:p>
          </table:table-cell>
          <table:table-cell table:formula="of:=CONCATENATE(&quot;79-&quot;;[.F32])" office:value-type="string" office:string-value="79-10">
            <text:p>79-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38">
            <text:p>38</text:p>
          </table:table-cell>
          <table:table-cell office:value-type="string">
            <text:p>79-38</text:p>
          </table:table-cell>
          <table:table-cell/>
          <table:table-cell table:formula="of:=INDIRECT(ADDRESS(MATCH([.C33];['correct assignment'.$D$124:.$D$197];0)+123;3;1;;&quot;correct assignment&quot;))" office:value-type="float" office:value="4">
            <text:p>4</text:p>
          </table:table-cell>
          <table:table-cell table:formula="of:=CONCATENATE(&quot;79-&quot;;[.F33])" office:value-type="string" office:string-value="79-4">
            <text:p>79-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39">
            <text:p>39</text:p>
          </table:table-cell>
          <table:table-cell office:value-type="string">
            <text:p>79-39</text:p>
          </table:table-cell>
          <table:table-cell/>
          <table:table-cell table:formula="of:=INDIRECT(ADDRESS(MATCH([.C34];['correct assignment'.$D$124:.$D$197];0)+123;3;1;;&quot;correct assignment&quot;))" office:value-type="float" office:value="8">
            <text:p>8</text:p>
          </table:table-cell>
          <table:table-cell table:formula="of:=CONCATENATE(&quot;79-&quot;;[.F34])" office:value-type="string" office:string-value="79-8">
            <text:p>79-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/>
          <table:table-cell table:formula="of:=INDIRECT(ADDRESS(MATCH([.C35];['correct assignment'.$D$124:.$D$197];0)+123;3;1;;&quot;correct assignment&quot;))" office:value-type="float" office:value="6">
            <text:p>6</text:p>
          </table:table-cell>
          <table:table-cell table:formula="of:=CONCATENATE(&quot;79-&quot;;[.F35])" office:value-type="string" office:string-value="79-6">
            <text:p>79-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40">
            <text:p>40</text:p>
          </table:table-cell>
          <table:table-cell office:value-type="string">
            <text:p>79-40</text:p>
          </table:table-cell>
          <table:table-cell/>
          <table:table-cell table:formula="of:=INDIRECT(ADDRESS(MATCH([.C36];['correct assignment'.$D$124:.$D$197];0)+123;3;1;;&quot;correct assignment&quot;))" office:value-type="float" office:value="8">
            <text:p>8</text:p>
          </table:table-cell>
          <table:table-cell table:formula="of:=CONCATENATE(&quot;79-&quot;;[.F36])" office:value-type="string" office:string-value="79-8">
            <text:p>7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41">
            <text:p>41</text:p>
          </table:table-cell>
          <table:table-cell office:value-type="string">
            <text:p>79-41</text:p>
          </table:table-cell>
          <table:table-cell/>
          <table:table-cell table:formula="of:=INDIRECT(ADDRESS(MATCH([.C37];['correct assignment'.$D$124:.$D$197];0)+123;3;1;;&quot;correct assignment&quot;))" office:value-type="float" office:value="8">
            <text:p>8</text:p>
          </table:table-cell>
          <table:table-cell table:formula="of:=CONCATENATE(&quot;79-&quot;;[.F37])" office:value-type="string" office:string-value="79-8">
            <text:p>7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42">
            <text:p>42</text:p>
          </table:table-cell>
          <table:table-cell office:value-type="string">
            <text:p>79-42</text:p>
          </table:table-cell>
          <table:table-cell/>
          <table:table-cell table:formula="of:=INDIRECT(ADDRESS(MATCH([.C38];['correct assignment'.$D$124:.$D$197];0)+123;3;1;;&quot;correct assignment&quot;))" office:value-type="float" office:value="8">
            <text:p>8</text:p>
          </table:table-cell>
          <table:table-cell table:formula="of:=CONCATENATE(&quot;79-&quot;;[.F38])" office:value-type="string" office:string-value="79-8">
            <text:p>79-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43">
            <text:p>43</text:p>
          </table:table-cell>
          <table:table-cell office:value-type="string">
            <text:p>79-43</text:p>
          </table:table-cell>
          <table:table-cell/>
          <table:table-cell table:formula="of:=INDIRECT(ADDRESS(MATCH([.C39];['correct assignment'.$D$124:.$D$197];0)+123;3;1;;&quot;correct assignment&quot;))" office:value-type="float" office:value="9">
            <text:p>9</text:p>
          </table:table-cell>
          <table:table-cell table:formula="of:=CONCATENATE(&quot;79-&quot;;[.F39])" office:value-type="string" office:string-value="79-9">
            <text:p>79-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44">
            <text:p>44</text:p>
          </table:table-cell>
          <table:table-cell office:value-type="string">
            <text:p>79-44</text:p>
          </table:table-cell>
          <table:table-cell/>
          <table:table-cell table:formula="of:=INDIRECT(ADDRESS(MATCH([.C40];['correct assignment'.$D$124:.$D$197];0)+123;3;1;;&quot;correct assignment&quot;))" office:value-type="float" office:value="2">
            <text:p>2</text:p>
          </table:table-cell>
          <table:table-cell table:formula="of:=CONCATENATE(&quot;79-&quot;;[.F40])" office:value-type="string" office:string-value="79-2">
            <text:p>7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45">
            <text:p>45</text:p>
          </table:table-cell>
          <table:table-cell office:value-type="string">
            <text:p>79-45</text:p>
          </table:table-cell>
          <table:table-cell/>
          <table:table-cell table:formula="of:=INDIRECT(ADDRESS(MATCH([.C41];['correct assignment'.$D$124:.$D$197];0)+123;3;1;;&quot;correct assignment&quot;))" office:value-type="float" office:value="2">
            <text:p>2</text:p>
          </table:table-cell>
          <table:table-cell table:formula="of:=CONCATENATE(&quot;79-&quot;;[.F41])" office:value-type="string" office:string-value="79-2">
            <text:p>79-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46">
            <text:p>46</text:p>
          </table:table-cell>
          <table:table-cell office:value-type="string">
            <text:p>79-46</text:p>
          </table:table-cell>
          <table:table-cell/>
          <table:table-cell table:formula="of:=INDIRECT(ADDRESS(MATCH([.C42];['correct assignment'.$D$124:.$D$197];0)+123;3;1;;&quot;correct assignment&quot;))" office:value-type="float" office:value="1">
            <text:p>1</text:p>
          </table:table-cell>
          <table:table-cell table:formula="of:=CONCATENATE(&quot;79-&quot;;[.F42])" office:value-type="string" office:string-value="79-1">
            <text:p>79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47">
            <text:p>47</text:p>
          </table:table-cell>
          <table:table-cell office:value-type="string">
            <text:p>79-47</text:p>
          </table:table-cell>
          <table:table-cell/>
          <table:table-cell table:formula="of:=INDIRECT(ADDRESS(MATCH([.C43];['correct assignment'.$D$124:.$D$197];0)+123;3;1;;&quot;correct assignment&quot;))" office:value-type="float" office:value="2">
            <text:p>2</text:p>
          </table:table-cell>
          <table:table-cell table:formula="of:=CONCATENATE(&quot;79-&quot;;[.F43])" office:value-type="string" office:string-value="79-2">
            <text:p>79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48">
            <text:p>48</text:p>
          </table:table-cell>
          <table:table-cell office:value-type="string">
            <text:p>79-48</text:p>
          </table:table-cell>
          <table:table-cell/>
          <table:table-cell table:formula="of:=INDIRECT(ADDRESS(MATCH([.C44];['correct assignment'.$D$124:.$D$197];0)+123;3;1;;&quot;correct assignment&quot;))" office:value-type="float" office:value="7">
            <text:p>7</text:p>
          </table:table-cell>
          <table:table-cell table:formula="of:=CONCATENATE(&quot;79-&quot;;[.F44])" office:value-type="string" office:string-value="79-7">
            <text:p>7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49">
            <text:p>49</text:p>
          </table:table-cell>
          <table:table-cell office:value-type="string">
            <text:p>79-49</text:p>
          </table:table-cell>
          <table:table-cell/>
          <table:table-cell table:formula="of:=INDIRECT(ADDRESS(MATCH([.C45];['correct assignment'.$D$124:.$D$197];0)+123;3;1;;&quot;correct assignment&quot;))" office:value-type="float" office:value="7">
            <text:p>7</text:p>
          </table:table-cell>
          <table:table-cell table:formula="of:=CONCATENATE(&quot;79-&quot;;[.F45])" office:value-type="string" office:string-value="79-7">
            <text:p>79-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/>
          <table:table-cell table:formula="of:=INDIRECT(ADDRESS(MATCH([.C46];['correct assignment'.$D$124:.$D$197];0)+123;3;1;;&quot;correct assignment&quot;))" office:value-type="float" office:value="6">
            <text:p>6</text:p>
          </table:table-cell>
          <table:table-cell table:formula="of:=CONCATENATE(&quot;79-&quot;;[.F46])" office:value-type="string" office:string-value="79-6">
            <text:p>79-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50">
            <text:p>50</text:p>
          </table:table-cell>
          <table:table-cell office:value-type="string">
            <text:p>79-50</text:p>
          </table:table-cell>
          <table:table-cell/>
          <table:table-cell table:formula="of:=INDIRECT(ADDRESS(MATCH([.C47];['correct assignment'.$D$124:.$D$197];0)+123;3;1;;&quot;correct assignment&quot;))" office:value-type="float" office:value="4">
            <text:p>4</text:p>
          </table:table-cell>
          <table:table-cell table:formula="of:=CONCATENATE(&quot;79-&quot;;[.F47])" office:value-type="string" office:string-value="79-4">
            <text:p>79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51">
            <text:p>51</text:p>
          </table:table-cell>
          <table:table-cell office:value-type="string">
            <text:p>79-51</text:p>
          </table:table-cell>
          <table:table-cell/>
          <table:table-cell table:formula="of:=INDIRECT(ADDRESS(MATCH([.C48];['correct assignment'.$D$124:.$D$197];0)+123;3;1;;&quot;correct assignment&quot;))" office:value-type="float" office:value="4">
            <text:p>4</text:p>
          </table:table-cell>
          <table:table-cell table:formula="of:=CONCATENATE(&quot;79-&quot;;[.F48])" office:value-type="string" office:string-value="79-4">
            <text:p>79-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52">
            <text:p>52</text:p>
          </table:table-cell>
          <table:table-cell office:value-type="string">
            <text:p>79-52</text:p>
          </table:table-cell>
          <table:table-cell/>
          <table:table-cell table:formula="of:=INDIRECT(ADDRESS(MATCH([.C49];['correct assignment'.$D$124:.$D$197];0)+123;3;1;;&quot;correct assignment&quot;))" office:value-type="float" office:value="7">
            <text:p>7</text:p>
          </table:table-cell>
          <table:table-cell table:formula="of:=CONCATENATE(&quot;79-&quot;;[.F49])" office:value-type="string" office:string-value="79-7">
            <text:p>79-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53">
            <text:p>53</text:p>
          </table:table-cell>
          <table:table-cell office:value-type="string">
            <text:p>79-53</text:p>
          </table:table-cell>
          <table:table-cell/>
          <table:table-cell table:formula="of:=INDIRECT(ADDRESS(MATCH([.C50];['correct assignment'.$D$124:.$D$197];0)+123;3;1;;&quot;correct assignment&quot;))" office:value-type="float" office:value="6">
            <text:p>6</text:p>
          </table:table-cell>
          <table:table-cell table:formula="of:=CONCATENATE(&quot;79-&quot;;[.F50])" office:value-type="string" office:string-value="79-6">
            <text:p>79-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54">
            <text:p>54</text:p>
          </table:table-cell>
          <table:table-cell office:value-type="string">
            <text:p>79-54</text:p>
          </table:table-cell>
          <table:table-cell/>
          <table:table-cell table:formula="of:=INDIRECT(ADDRESS(MATCH([.C51];['correct assignment'.$D$124:.$D$197];0)+123;3;1;;&quot;correct assignment&quot;))" office:value-type="float" office:value="6">
            <text:p>6</text:p>
          </table:table-cell>
          <table:table-cell table:formula="of:=CONCATENATE(&quot;79-&quot;;[.F51])" office:value-type="string" office:string-value="79-6">
            <text:p>79-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55">
            <text:p>55</text:p>
          </table:table-cell>
          <table:table-cell office:value-type="string">
            <text:p>79-55</text:p>
          </table:table-cell>
          <table:table-cell/>
          <table:table-cell table:formula="of:=INDIRECT(ADDRESS(MATCH([.C52];['correct assignment'.$D$124:.$D$197];0)+123;3;1;;&quot;correct assignment&quot;))" office:value-type="float" office:value="2">
            <text:p>2</text:p>
          </table:table-cell>
          <table:table-cell table:formula="of:=CONCATENATE(&quot;79-&quot;;[.F52])" office:value-type="string" office:string-value="79-2">
            <text:p>7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56">
            <text:p>56</text:p>
          </table:table-cell>
          <table:table-cell office:value-type="string">
            <text:p>79-56</text:p>
          </table:table-cell>
          <table:table-cell/>
          <table:table-cell table:formula="of:=INDIRECT(ADDRESS(MATCH([.C53];['correct assignment'.$D$124:.$D$197];0)+123;3;1;;&quot;correct assignment&quot;))" office:value-type="float" office:value="2">
            <text:p>2</text:p>
          </table:table-cell>
          <table:table-cell table:formula="of:=CONCATENATE(&quot;79-&quot;;[.F53])" office:value-type="string" office:string-value="79-2">
            <text:p>7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57">
            <text:p>57</text:p>
          </table:table-cell>
          <table:table-cell office:value-type="string">
            <text:p>79-57</text:p>
          </table:table-cell>
          <table:table-cell/>
          <table:table-cell table:formula="of:=INDIRECT(ADDRESS(MATCH([.C54];['correct assignment'.$D$124:.$D$197];0)+123;3;1;;&quot;correct assignment&quot;))" office:value-type="float" office:value="2">
            <text:p>2</text:p>
          </table:table-cell>
          <table:table-cell table:formula="of:=CONCATENATE(&quot;79-&quot;;[.F54])" office:value-type="string" office:string-value="79-2">
            <text:p>79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58">
            <text:p>58</text:p>
          </table:table-cell>
          <table:table-cell office:value-type="string">
            <text:p>79-58</text:p>
          </table:table-cell>
          <table:table-cell/>
          <table:table-cell table:formula="of:=INDIRECT(ADDRESS(MATCH([.C55];['correct assignment'.$D$124:.$D$197];0)+123;3;1;;&quot;correct assignment&quot;))" office:value-type="float" office:value="2">
            <text:p>2</text:p>
          </table:table-cell>
          <table:table-cell table:formula="of:=CONCATENATE(&quot;79-&quot;;[.F55])" office:value-type="string" office:string-value="79-2">
            <text:p>79-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59">
            <text:p>59</text:p>
          </table:table-cell>
          <table:table-cell office:value-type="string">
            <text:p>79-59</text:p>
          </table:table-cell>
          <table:table-cell/>
          <table:table-cell table:formula="of:=INDIRECT(ADDRESS(MATCH([.C56];['correct assignment'.$D$124:.$D$197];0)+123;3;1;;&quot;correct assignment&quot;))" office:value-type="float" office:value="1">
            <text:p>1</text:p>
          </table:table-cell>
          <table:table-cell table:formula="of:=CONCATENATE(&quot;79-&quot;;[.F56])" office:value-type="string" office:string-value="79-1">
            <text:p>79-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/>
          <table:table-cell table:formula="of:=INDIRECT(ADDRESS(MATCH([.C57];['correct assignment'.$D$124:.$D$197];0)+123;3;1;;&quot;correct assignment&quot;))" office:value-type="float" office:value="6">
            <text:p>6</text:p>
          </table:table-cell>
          <table:table-cell table:formula="of:=CONCATENATE(&quot;79-&quot;;[.F57])" office:value-type="string" office:string-value="79-6">
            <text:p>79-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60">
            <text:p>60</text:p>
          </table:table-cell>
          <table:table-cell office:value-type="string">
            <text:p>79-60</text:p>
          </table:table-cell>
          <table:table-cell/>
          <table:table-cell table:formula="of:=INDIRECT(ADDRESS(MATCH([.C58];['correct assignment'.$D$124:.$D$197];0)+123;3;1;;&quot;correct assignment&quot;))" office:value-type="float" office:value="1">
            <text:p>1</text:p>
          </table:table-cell>
          <table:table-cell table:formula="of:=CONCATENATE(&quot;79-&quot;;[.F58])" office:value-type="string" office:string-value="79-1">
            <text:p>79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61">
            <text:p>61</text:p>
          </table:table-cell>
          <table:table-cell office:value-type="string">
            <text:p>79-61</text:p>
          </table:table-cell>
          <table:table-cell/>
          <table:table-cell table:formula="of:=INDIRECT(ADDRESS(MATCH([.C59];['correct assignment'.$D$124:.$D$197];0)+123;3;1;;&quot;correct assignment&quot;))" office:value-type="float" office:value="1">
            <text:p>1</text:p>
          </table:table-cell>
          <table:table-cell table:formula="of:=CONCATENATE(&quot;79-&quot;;[.F59])" office:value-type="string" office:string-value="79-1">
            <text:p>79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62">
            <text:p>62</text:p>
          </table:table-cell>
          <table:table-cell office:value-type="string">
            <text:p>79-62</text:p>
          </table:table-cell>
          <table:table-cell/>
          <table:table-cell table:formula="of:=INDIRECT(ADDRESS(MATCH([.C60];['correct assignment'.$D$124:.$D$197];0)+123;3;1;;&quot;correct assignment&quot;))" office:value-type="float" office:value="1">
            <text:p>1</text:p>
          </table:table-cell>
          <table:table-cell table:formula="of:=CONCATENATE(&quot;79-&quot;;[.F60])" office:value-type="string" office:string-value="79-1">
            <text:p>79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63">
            <text:p>63</text:p>
          </table:table-cell>
          <table:table-cell office:value-type="string">
            <text:p>79-63</text:p>
          </table:table-cell>
          <table:table-cell/>
          <table:table-cell table:formula="of:=INDIRECT(ADDRESS(MATCH([.C61];['correct assignment'.$D$124:.$D$197];0)+123;3;1;;&quot;correct assignment&quot;))" office:value-type="float" office:value="1">
            <text:p>1</text:p>
          </table:table-cell>
          <table:table-cell table:formula="of:=CONCATENATE(&quot;79-&quot;;[.F61])" office:value-type="string" office:string-value="79-1">
            <text:p>79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64">
            <text:p>64</text:p>
          </table:table-cell>
          <table:table-cell office:value-type="string">
            <text:p>79-64</text:p>
          </table:table-cell>
          <table:table-cell/>
          <table:table-cell table:formula="of:=INDIRECT(ADDRESS(MATCH([.C62];['correct assignment'.$D$124:.$D$197];0)+123;3;1;;&quot;correct assignment&quot;))" office:value-type="float" office:value="1">
            <text:p>1</text:p>
          </table:table-cell>
          <table:table-cell table:formula="of:=CONCATENATE(&quot;79-&quot;;[.F62])" office:value-type="string" office:string-value="79-1">
            <text:p>79-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65">
            <text:p>65</text:p>
          </table:table-cell>
          <table:table-cell office:value-type="string">
            <text:p>79-65</text:p>
          </table:table-cell>
          <table:table-cell/>
          <table:table-cell table:formula="of:=INDIRECT(ADDRESS(MATCH([.C63];['correct assignment'.$D$124:.$D$197];0)+123;3;1;;&quot;correct assignment&quot;))" office:value-type="float" office:value="9">
            <text:p>9</text:p>
          </table:table-cell>
          <table:table-cell table:formula="of:=CONCATENATE(&quot;79-&quot;;[.F63])" office:value-type="string" office:string-value="79-9">
            <text:p>7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66">
            <text:p>66</text:p>
          </table:table-cell>
          <table:table-cell office:value-type="string">
            <text:p>79-66</text:p>
          </table:table-cell>
          <table:table-cell/>
          <table:table-cell table:formula="of:=INDIRECT(ADDRESS(MATCH([.C64];['correct assignment'.$D$124:.$D$197];0)+123;3;1;;&quot;correct assignment&quot;))" office:value-type="float" office:value="9">
            <text:p>9</text:p>
          </table:table-cell>
          <table:table-cell table:formula="of:=CONCATENATE(&quot;79-&quot;;[.F64])" office:value-type="string" office:string-value="79-9">
            <text:p>79-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67">
            <text:p>67</text:p>
          </table:table-cell>
          <table:table-cell office:value-type="string">
            <text:p>79-67</text:p>
          </table:table-cell>
          <table:table-cell/>
          <table:table-cell table:formula="of:=INDIRECT(ADDRESS(MATCH([.C65];['correct assignment'.$D$124:.$D$197];0)+123;3;1;;&quot;correct assignment&quot;))" office:value-type="float" office:value="5">
            <text:p>5</text:p>
          </table:table-cell>
          <table:table-cell table:formula="of:=CONCATENATE(&quot;79-&quot;;[.F65])" office:value-type="string" office:string-value="79-5">
            <text:p>79-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68">
            <text:p>68</text:p>
          </table:table-cell>
          <table:table-cell office:value-type="string">
            <text:p>79-68</text:p>
          </table:table-cell>
          <table:table-cell/>
          <table:table-cell table:formula="of:=INDIRECT(ADDRESS(MATCH([.C66];['correct assignment'.$D$124:.$D$197];0)+123;3;1;;&quot;correct assignment&quot;))" office:value-type="float" office:value="9">
            <text:p>9</text:p>
          </table:table-cell>
          <table:table-cell table:formula="of:=CONCATENATE(&quot;79-&quot;;[.F66])" office:value-type="string" office:string-value="79-9">
            <text:p>79-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69">
            <text:p>69</text:p>
          </table:table-cell>
          <table:table-cell office:value-type="string">
            <text:p>79-69</text:p>
          </table:table-cell>
          <table:table-cell/>
          <table:table-cell table:formula="of:=INDIRECT(ADDRESS(MATCH([.C67];['correct assignment'.$D$124:.$D$197];0)+123;3;1;;&quot;correct assignment&quot;))" office:value-type="float" office:value="8">
            <text:p>8</text:p>
          </table:table-cell>
          <table:table-cell table:formula="of:=CONCATENATE(&quot;79-&quot;;[.F67])" office:value-type="string" office:string-value="79-8">
            <text:p>79-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/>
          <table:table-cell table:formula="of:=INDIRECT(ADDRESS(MATCH([.C68];['correct assignment'.$D$124:.$D$197];0)+123;3;1;;&quot;correct assignment&quot;))" office:value-type="float" office:value="6">
            <text:p>6</text:p>
          </table:table-cell>
          <table:table-cell table:formula="of:=CONCATENATE(&quot;79-&quot;;[.F68])" office:value-type="string" office:string-value="79-6">
            <text:p>79-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70">
            <text:p>70</text:p>
          </table:table-cell>
          <table:table-cell office:value-type="string">
            <text:p>79-70</text:p>
          </table:table-cell>
          <table:table-cell/>
          <table:table-cell table:formula="of:=INDIRECT(ADDRESS(MATCH([.C69];['correct assignment'.$D$124:.$D$197];0)+123;3;1;;&quot;correct assignment&quot;))" office:value-type="float" office:value="8">
            <text:p>8</text:p>
          </table:table-cell>
          <table:table-cell table:formula="of:=CONCATENATE(&quot;79-&quot;;[.F69])" office:value-type="string" office:string-value="79-8">
            <text:p>79-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71">
            <text:p>71</text:p>
          </table:table-cell>
          <table:table-cell office:value-type="string">
            <text:p>79-71</text:p>
          </table:table-cell>
          <table:table-cell/>
          <table:table-cell table:formula="of:=INDIRECT(ADDRESS(MATCH([.C70];['correct assignment'.$D$124:.$D$197];0)+123;3;1;;&quot;correct assignment&quot;))" office:value-type="float" office:value="9">
            <text:p>9</text:p>
          </table:table-cell>
          <table:table-cell table:formula="of:=CONCATENATE(&quot;79-&quot;;[.F70])" office:value-type="string" office:string-value="79-9">
            <text:p>7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72">
            <text:p>72</text:p>
          </table:table-cell>
          <table:table-cell office:value-type="string">
            <text:p>79-72</text:p>
          </table:table-cell>
          <table:table-cell/>
          <table:table-cell table:formula="of:=INDIRECT(ADDRESS(MATCH([.C71];['correct assignment'.$D$124:.$D$197];0)+123;3;1;;&quot;correct assignment&quot;))" office:value-type="float" office:value="9">
            <text:p>9</text:p>
          </table:table-cell>
          <table:table-cell table:formula="of:=CONCATENATE(&quot;79-&quot;;[.F71])" office:value-type="string" office:string-value="79-9">
            <text:p>79-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73">
            <text:p>73</text:p>
          </table:table-cell>
          <table:table-cell office:value-type="string">
            <text:p>79-73</text:p>
          </table:table-cell>
          <table:table-cell/>
          <table:table-cell table:formula="of:=INDIRECT(ADDRESS(MATCH([.C72];['correct assignment'.$D$124:.$D$197];0)+123;3;1;;&quot;correct assignment&quot;))" office:value-type="float" office:value="5">
            <text:p>5</text:p>
          </table:table-cell>
          <table:table-cell table:formula="of:=CONCATENATE(&quot;79-&quot;;[.F72])" office:value-type="string" office:string-value="79-5">
            <text:p>79-5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string">
            <text:p>79-74</text:p>
          </table:table-cell>
          <table:table-cell/>
          <table:table-cell table:formula="of:=INDIRECT(ADDRESS(MATCH([.C73];['correct assignment'.$D$124:.$D$197];0)+123;3;1;;&quot;correct assignment&quot;))" office:value-type="float" office:value="5">
            <text:p>5</text:p>
          </table:table-cell>
          <table:table-cell table:formula="of:=CONCATENATE(&quot;79-&quot;;[.F73])" office:value-type="string" office:string-value="79-5">
            <text:p>7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5">
            <text:p>75</text:p>
          </table:table-cell>
          <table:table-cell office:value-type="string">
            <text:p>79-75</text:p>
          </table:table-cell>
          <table:table-cell/>
          <table:table-cell table:formula="of:=INDIRECT(ADDRESS(MATCH([.C74];['correct assignment'.$D$124:.$D$197];0)+123;3;1;;&quot;correct assignment&quot;))" office:value-type="float" office:value="0">
            <text:p>#N/A</text:p>
          </table:table-cell>
          <table:table-cell table:formula="of:=CONCATENATE(&quot;79-&quot;;[.F74])" office:value-type="float" office:value="0">
            <text:p>#N/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6">
            <text:p>76</text:p>
          </table:table-cell>
          <table:table-cell office:value-type="string">
            <text:p>79-76</text:p>
          </table:table-cell>
          <table:table-cell/>
          <table:table-cell table:formula="of:=INDIRECT(ADDRESS(MATCH([.C75];['correct assignment'.$D$124:.$D$197];0)+123;3;1;;&quot;correct assignment&quot;))" office:value-type="float" office:value="0">
            <text:p>#N/A</text:p>
          </table:table-cell>
          <table:table-cell table:formula="of:=CONCATENATE(&quot;79-&quot;;[.F75])" office:value-type="float" office:value="0">
            <text:p>#N/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7">
            <text:p>77</text:p>
          </table:table-cell>
          <table:table-cell office:value-type="string">
            <text:p>79-77</text:p>
          </table:table-cell>
          <table:table-cell/>
          <table:table-cell table:formula="of:=INDIRECT(ADDRESS(MATCH([.C76];['correct assignment'.$D$124:.$D$197];0)+123;3;1;;&quot;correct assignment&quot;))" office:value-type="float" office:value="0">
            <text:p>#N/A</text:p>
          </table:table-cell>
          <table:table-cell table:formula="of:=CONCATENATE(&quot;79-&quot;;[.F76])" office:value-type="float" office:value="0">
            <text:p>#N/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8">
            <text:p>78</text:p>
          </table:table-cell>
          <table:table-cell office:value-type="string">
            <text:p>79-78</text:p>
          </table:table-cell>
          <table:table-cell/>
          <table:table-cell table:formula="of:=INDIRECT(ADDRESS(MATCH([.C77];['correct assignment'.$D$124:.$D$197];0)+123;3;1;;&quot;correct assignment&quot;))" office:value-type="float" office:value="0">
            <text:p>#N/A</text:p>
          </table:table-cell>
          <table:table-cell table:formula="of:=CONCATENATE(&quot;79-&quot;;[.F77])" office:value-type="float" office:value="0">
            <text:p>#N/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9">
            <text:p>79</text:p>
          </table:table-cell>
          <table:table-cell office:value-type="string">
            <text:p>79-79</text:p>
          </table:table-cell>
          <table:table-cell/>
          <table:table-cell table:formula="of:=INDIRECT(ADDRESS(MATCH([.C78];['correct assignment'.$D$124:.$D$197];0)+123;3;1;;&quot;correct assignment&quot;))" office:value-type="float" office:value="0">
            <text:p>#N/A</text:p>
          </table:table-cell>
          <table:table-cell table:formula="of:=CONCATENATE(&quot;79-&quot;;[.F78])" office:value-type="float" office:value="0">
            <text:p>#N/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/>
          <table:table-cell table:formula="of:=INDIRECT(ADDRESS(MATCH([.C79];['correct assignment'.$D$124:.$D$197];0)+123;3;1;;&quot;correct assignment&quot;))" office:value-type="float" office:value="6">
            <text:p>6</text:p>
          </table:table-cell>
          <table:table-cell table:formula="of:=CONCATENATE(&quot;79-&quot;;[.F79])" office:value-type="string" office:string-value="79-6">
            <text:p>79-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/>
          <table:table-cell table:formula="of:=INDIRECT(ADDRESS(MATCH([.C80];['correct assignment'.$D$124:.$D$197];0)+123;3;1;;&quot;correct assignment&quot;))" office:value-type="float" office:value="7">
            <text:p>7</text:p>
          </table:table-cell>
          <table:table-cell table:formula="of:=CONCATENATE(&quot;79-&quot;;[.F80])" office:value-type="string" office:string-value="79-7">
            <text:p>79-7</text:p>
          </table:table-cell>
        </table:table-row>
      </table:table>
      <table:database-ranges>
        <table:database-range table:name="__Anonymous_Sheet_DB__0" table:target-range-address="'correct assignment'.A1:'correct assignment'.F197">
          <table:sort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'bad assignment'.A1:'bad assignment'.D202">
          <table:sort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3" table:target-range-address="'dist 79'.F1:'dist 79'.G8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3">07/13/2012</text:date>, <text:time>14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Addie</meta:initial-creator>
    <meta:creation-date>2012-06-04T11:29:37</meta:creation-date>
    <meta:generator>LibreOffice/3.4$Linux LibreOffice_project/340m1$Build-402</meta:generator>
    <dc:date>2012-07-13T14:17:24</dc:date>
    <dc:creator>Jason Addie</dc:creator>
    <meta:editing-duration>PT5H28M24S</meta:editing-duration>
    <meta:editing-cycles>12</meta:editing-cycles>
    <meta:document-statistic meta:table-count="4" meta:cell-count="3442" meta:object-count="0"/>
  </office:meta>
</office:document-meta>
</file>